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CO"/>
    </style:style>
    <style:style style:name="P2" style:family="paragraph" style:parent-style-name="Standard">
      <style:paragraph-properties fo:text-align="center" style:justify-single-word="false"/>
      <style:text-properties fo:language="es" fo:country="CO" fo:font-weight="bold" officeooo:rsid="0084c6d3" officeooo:paragraph-rsid="0084c6d3" fo:background-color="transparent" style:font-weight-asian="bold" style:font-weight-complex="bold"/>
    </style:style>
    <style:style style:name="P3" style:family="paragraph" style:parent-style-name="Standard">
      <style:paragraph-properties fo:text-align="justify" style:justify-single-word="false"/>
      <style:text-properties fo:language="es" fo:country="CO" fo:font-weight="bold" officeooo:rsid="00ed8991" officeooo:paragraph-rsid="00ed8991" fo:background-color="transparent" style:font-weight-asian="bold" style:font-weight-complex="bold"/>
    </style:style>
    <style:style style:name="P4" style:family="paragraph" style:parent-style-name="Standard">
      <style:paragraph-properties fo:text-align="justify" style:justify-single-word="false"/>
      <style:text-properties fo:language="es" fo:country="CO" fo:font-weight="bold" officeooo:rsid="00f0bc6a" officeooo:paragraph-rsid="00f0bc6a" fo:background-color="transparent" style:font-weight-asian="bold" style:font-weight-complex="bold"/>
    </style:style>
    <style:style style:name="P5" style:family="paragraph" style:parent-style-name="Standard">
      <style:paragraph-properties fo:text-align="justify" style:justify-single-word="false"/>
      <style:text-properties fo:language="es" fo:country="CO" fo:font-weight="bold" officeooo:rsid="00f84ceb" officeooo:paragraph-rsid="00f84ceb" fo:background-color="transparent" style:font-weight-asian="bold" style:font-weight-complex="bold"/>
    </style:style>
    <style:style style:name="P6" style:family="paragraph" style:parent-style-name="Standard">
      <style:paragraph-properties fo:text-align="justify" style:justify-single-word="false"/>
      <style:text-properties fo:language="es" fo:country="CO" fo:font-weight="bold" officeooo:rsid="00f9eda1" officeooo:paragraph-rsid="00f9eda1" fo:background-color="transparent" style:font-weight-asian="bold" style:font-weight-complex="bold"/>
    </style:style>
    <style:style style:name="P7" style:family="paragraph" style:parent-style-name="Standard">
      <style:paragraph-properties fo:text-align="justify" style:justify-single-word="false"/>
      <style:text-properties fo:language="es" fo:country="CO" fo:font-weight="bold" officeooo:rsid="00fca104" officeooo:paragraph-rsid="00fca104" fo:background-color="transparent" style:font-weight-asian="bold" style:font-weight-complex="bold"/>
    </style:style>
    <style:style style:name="P8" style:family="paragraph" style:parent-style-name="Standard">
      <style:paragraph-properties fo:text-align="justify" style:justify-single-word="false"/>
      <style:text-properties fo:language="es" fo:country="CO" fo:font-weight="bold" officeooo:rsid="0100b500" officeooo:paragraph-rsid="0100b500" fo:background-color="transparent" style:font-weight-asian="bold" style:font-weight-complex="bold"/>
    </style:style>
    <style:style style:name="P9" style:family="paragraph" style:parent-style-name="Standard">
      <style:text-properties fo:language="es" fo:country="CO" fo:font-weight="bold" officeooo:rsid="0084e40b" officeooo:paragraph-rsid="0084e40b" style:font-weight-asian="bold" style:font-weight-complex="bold"/>
    </style:style>
    <style:style style:name="P10" style:family="paragraph" style:parent-style-name="Standard">
      <style:text-properties fo:language="es" fo:country="CO" fo:font-weight="bold" officeooo:rsid="0084e40b" officeooo:paragraph-rsid="008ad23d" style:font-weight-asian="bold" style:font-weight-complex="bold"/>
    </style:style>
    <style:style style:name="P11" style:family="paragraph" style:parent-style-name="Standard">
      <style:text-properties fo:language="es" fo:country="CO" fo:font-weight="bold" officeooo:rsid="0084e40b" officeooo:paragraph-rsid="008ee792" style:font-weight-asian="bold" style:font-weight-complex="bold"/>
    </style:style>
    <style:style style:name="P12" style:family="paragraph" style:parent-style-name="Standard">
      <style:text-properties fo:language="es" fo:country="CO" fo:font-weight="bold" officeooo:rsid="0084e40b" officeooo:paragraph-rsid="0090e42f" style:font-weight-asian="bold" style:font-weight-complex="bold"/>
    </style:style>
    <style:style style:name="P13" style:family="paragraph" style:parent-style-name="Standard">
      <style:text-properties fo:language="es" fo:country="CO" fo:font-weight="bold" officeooo:rsid="0084e40b" officeooo:paragraph-rsid="0093380d" style:font-weight-asian="bold" style:font-weight-complex="bold"/>
    </style:style>
    <style:style style:name="P14" style:family="paragraph" style:parent-style-name="Standard">
      <style:text-properties fo:language="es" fo:country="CO" fo:font-weight="bold" officeooo:rsid="0084e40b" officeooo:paragraph-rsid="009bda76" style:font-weight-asian="bold" style:font-weight-complex="bold"/>
    </style:style>
    <style:style style:name="P15" style:family="paragraph" style:parent-style-name="Standard">
      <style:text-properties fo:language="es" fo:country="CO" fo:font-weight="bold" officeooo:rsid="0084e40b" officeooo:paragraph-rsid="009f57f7" style:font-weight-asian="bold" style:font-weight-complex="bold"/>
    </style:style>
    <style:style style:name="P16" style:family="paragraph" style:parent-style-name="Standard">
      <style:text-properties fo:language="es" fo:country="CO" fo:font-weight="bold" officeooo:rsid="0084e40b" officeooo:paragraph-rsid="00a91337" style:font-weight-asian="bold" style:font-weight-complex="bold"/>
    </style:style>
    <style:style style:name="P17" style:family="paragraph" style:parent-style-name="Standard">
      <style:text-properties fo:language="es" fo:country="CO" fo:font-weight="bold" officeooo:rsid="0084e40b" officeooo:paragraph-rsid="00ad0c65" style:font-weight-asian="bold" style:font-weight-complex="bold"/>
    </style:style>
    <style:style style:name="P18" style:family="paragraph" style:parent-style-name="Standard">
      <style:text-properties fo:language="es" fo:country="CO" fo:font-weight="bold" officeooo:rsid="0084e40b" officeooo:paragraph-rsid="00b5c09e" style:font-weight-asian="bold" style:font-weight-complex="bold"/>
    </style:style>
    <style:style style:name="P19" style:family="paragraph" style:parent-style-name="Standard">
      <style:text-properties fo:language="es" fo:country="CO" fo:font-weight="bold" officeooo:rsid="0084e40b" officeooo:paragraph-rsid="00c08f9f" style:font-weight-asian="bold" style:font-weight-complex="bold"/>
    </style:style>
    <style:style style:name="P20" style:family="paragraph" style:parent-style-name="Standard">
      <style:text-properties fo:language="es" fo:country="CO" fo:font-weight="bold" officeooo:rsid="0084e40b" officeooo:paragraph-rsid="00c4af8d" style:font-weight-asian="bold" style:font-weight-complex="bold"/>
    </style:style>
    <style:style style:name="P21" style:family="paragraph" style:parent-style-name="Standard">
      <style:text-properties fo:language="es" fo:country="CO" fo:font-weight="bold" officeooo:rsid="0084e40b" officeooo:paragraph-rsid="00c9b657" style:font-weight-asian="bold" style:font-weight-complex="bold"/>
    </style:style>
    <style:style style:name="P22" style:family="paragraph" style:parent-style-name="Standard">
      <style:text-properties fo:language="es" fo:country="CO" fo:font-weight="bold" officeooo:rsid="0084e40b" officeooo:paragraph-rsid="00cb7c2d" style:font-weight-asian="bold" style:font-weight-complex="bold"/>
    </style:style>
    <style:style style:name="P23" style:family="paragraph" style:parent-style-name="Standard">
      <style:text-properties fo:language="es" fo:country="CO" fo:font-weight="bold" officeooo:rsid="0084e40b" officeooo:paragraph-rsid="00d66858" style:font-weight-asian="bold" style:font-weight-complex="bold"/>
    </style:style>
    <style:style style:name="P24" style:family="paragraph" style:parent-style-name="Standard">
      <style:text-properties fo:language="es" fo:country="CO" fo:font-weight="bold" officeooo:rsid="0084e40b" officeooo:paragraph-rsid="00d78b70" style:font-weight-asian="bold" style:font-weight-complex="bold"/>
    </style:style>
    <style:style style:name="P25" style:family="paragraph" style:parent-style-name="Standard">
      <style:text-properties fo:language="es" fo:country="CO" fo:font-weight="bold" officeooo:rsid="0084e40b" officeooo:paragraph-rsid="010dc1a0" style:font-weight-asian="bold" style:font-weight-complex="bold"/>
    </style:style>
    <style:style style:name="P26" style:family="paragraph" style:parent-style-name="Standard">
      <style:text-properties fo:language="es" fo:country="CO" fo:font-weight="bold" officeooo:rsid="0084e40b" officeooo:paragraph-rsid="01113c2d" style:font-weight-asian="bold" style:font-weight-complex="bold"/>
    </style:style>
    <style:style style:name="P27" style:family="paragraph" style:parent-style-name="Standard">
      <style:text-properties fo:language="es" fo:country="CO" fo:font-weight="bold" officeooo:rsid="0084e40b" officeooo:paragraph-rsid="01160133" style:font-weight-asian="bold" style:font-weight-complex="bold"/>
    </style:style>
    <style:style style:name="P28" style:family="paragraph" style:parent-style-name="Standard">
      <style:text-properties fo:language="es" fo:country="CO" fo:font-weight="bold" officeooo:rsid="0084e40b" officeooo:paragraph-rsid="0119c796" style:font-weight-asian="bold" style:font-weight-complex="bold"/>
    </style:style>
    <style:style style:name="P29" style:family="paragraph" style:parent-style-name="Standard">
      <style:text-properties fo:language="es" fo:country="CO" fo:font-weight="bold" officeooo:rsid="0084e40b" officeooo:paragraph-rsid="011d57ff" style:font-weight-asian="bold" style:font-weight-complex="bold"/>
    </style:style>
    <style:style style:name="P30" style:family="paragraph" style:parent-style-name="Standard">
      <style:text-properties fo:language="es" fo:country="CO" fo:font-weight="bold" officeooo:rsid="0084e40b" officeooo:paragraph-rsid="01219767" style:font-weight-asian="bold" style:font-weight-complex="bold"/>
    </style:style>
    <style:style style:name="P31" style:family="paragraph" style:parent-style-name="Standard">
      <style:text-properties fo:language="es" fo:country="CO" fo:font-weight="bold" officeooo:rsid="0084e40b" officeooo:paragraph-rsid="0125d2ef" style:font-weight-asian="bold" style:font-weight-complex="bold"/>
    </style:style>
    <style:style style:name="P32" style:family="paragraph" style:parent-style-name="Standard">
      <style:text-properties fo:language="es" fo:country="CO" fo:font-weight="bold" officeooo:rsid="0084e40b" officeooo:paragraph-rsid="012b8dca" style:font-weight-asian="bold" style:font-weight-complex="bold"/>
    </style:style>
    <style:style style:name="P33" style:family="paragraph" style:parent-style-name="Standard">
      <style:text-properties fo:language="es" fo:country="CO" fo:font-weight="bold" officeooo:rsid="0084e40b" officeooo:paragraph-rsid="0138955e" style:font-weight-asian="bold" style:font-weight-complex="bold"/>
    </style:style>
    <style:style style:name="P34" style:family="paragraph" style:parent-style-name="Standard">
      <style:text-properties fo:language="es" fo:country="CO" fo:font-weight="bold" officeooo:rsid="0084e40b" officeooo:paragraph-rsid="013e1052" style:font-weight-asian="bold" style:font-weight-complex="bold"/>
    </style:style>
    <style:style style:name="P35" style:family="paragraph" style:parent-style-name="Standard">
      <style:text-properties fo:language="es" fo:country="CO" fo:font-weight="bold" officeooo:rsid="0084e40b" officeooo:paragraph-rsid="0148ad93" style:font-weight-asian="bold" style:font-weight-complex="bold"/>
    </style:style>
    <style:style style:name="P36" style:family="paragraph" style:parent-style-name="Standard">
      <style:text-properties fo:language="es" fo:country="CO" fo:font-weight="bold" officeooo:rsid="0084e40b" officeooo:paragraph-rsid="014f8e76" style:font-weight-asian="bold" style:font-weight-complex="bold"/>
    </style:style>
    <style:style style:name="P37" style:family="paragraph" style:parent-style-name="Standard">
      <style:text-properties fo:language="es" fo:country="CO" fo:font-weight="bold" officeooo:rsid="0084e40b" officeooo:paragraph-rsid="0155f765" style:font-weight-asian="bold" style:font-weight-complex="bold"/>
    </style:style>
    <style:style style:name="P38" style:family="paragraph" style:parent-style-name="Standard">
      <style:text-properties fo:language="es" fo:country="CO" fo:font-weight="bold" officeooo:rsid="0084e40b" officeooo:paragraph-rsid="015d5122" style:font-weight-asian="bold" style:font-weight-complex="bold"/>
    </style:style>
    <style:style style:name="P39" style:family="paragraph" style:parent-style-name="Standard">
      <style:text-properties fo:language="es" fo:country="CO" fo:font-weight="bold" officeooo:rsid="0084e40b" officeooo:paragraph-rsid="01636d2e" style:font-weight-asian="bold" style:font-weight-complex="bold"/>
    </style:style>
    <style:style style:name="P40" style:family="paragraph" style:parent-style-name="Standard">
      <style:text-properties fo:language="es" fo:country="CO" fo:font-weight="bold" officeooo:rsid="0084e40b" officeooo:paragraph-rsid="016d2c68" style:font-weight-asian="bold" style:font-weight-complex="bold"/>
    </style:style>
    <style:style style:name="P41" style:family="paragraph" style:parent-style-name="Standard">
      <style:text-properties fo:language="es" fo:country="CO" fo:font-weight="bold" officeooo:rsid="0084e40b" officeooo:paragraph-rsid="016f2488" style:font-weight-asian="bold" style:font-weight-complex="bold"/>
    </style:style>
    <style:style style:name="P42" style:family="paragraph" style:parent-style-name="Standard">
      <style:text-properties fo:language="es" fo:country="CO" fo:font-weight="bold" officeooo:rsid="0084e40b" officeooo:paragraph-rsid="01795d7a" style:font-weight-asian="bold" style:font-weight-complex="bold"/>
    </style:style>
    <style:style style:name="P43" style:family="paragraph" style:parent-style-name="Standard">
      <style:text-properties fo:language="es" fo:country="CO" fo:font-weight="bold" officeooo:rsid="00865aa5" officeooo:paragraph-rsid="00865aa5" style:font-weight-asian="bold" style:font-weight-complex="bold"/>
    </style:style>
    <style:style style:name="P44" style:family="paragraph" style:parent-style-name="Standard">
      <style:text-properties fo:language="es" fo:country="CO" fo:font-weight="bold" officeooo:rsid="008ad23d" officeooo:paragraph-rsid="008ad23d" style:font-weight-asian="bold" style:font-weight-complex="bold"/>
    </style:style>
    <style:style style:name="P45" style:family="paragraph" style:parent-style-name="Standard">
      <style:text-properties fo:language="es" fo:country="CO" fo:font-weight="bold" officeooo:rsid="008ee792" officeooo:paragraph-rsid="008ee792" style:font-weight-asian="bold" style:font-weight-complex="bold"/>
    </style:style>
    <style:style style:name="P46" style:family="paragraph" style:parent-style-name="Standard">
      <style:text-properties fo:language="es" fo:country="CO" fo:font-weight="bold" officeooo:rsid="0093380d" officeooo:paragraph-rsid="0093380d" style:font-weight-asian="bold" style:font-weight-complex="bold"/>
    </style:style>
    <style:style style:name="P47" style:family="paragraph" style:parent-style-name="Standard">
      <style:text-properties fo:language="es" fo:country="CO" fo:font-weight="bold" officeooo:rsid="0097d3f1" officeooo:paragraph-rsid="0097d3f1" style:font-weight-asian="bold" style:font-weight-complex="bold"/>
    </style:style>
    <style:style style:name="P48" style:family="paragraph" style:parent-style-name="Standard">
      <style:text-properties fo:language="es" fo:country="CO" fo:font-weight="bold" officeooo:rsid="0097d3f1" officeooo:paragraph-rsid="009bda76" style:font-weight-asian="bold" style:font-weight-complex="bold"/>
    </style:style>
    <style:style style:name="P49" style:family="paragraph" style:parent-style-name="Standard">
      <style:text-properties fo:language="es" fo:country="CO" fo:font-weight="bold" officeooo:rsid="0097d3f1" officeooo:paragraph-rsid="009f57f7" style:font-weight-asian="bold" style:font-weight-complex="bold"/>
    </style:style>
    <style:style style:name="P50" style:family="paragraph" style:parent-style-name="Standard">
      <style:paragraph-properties fo:text-align="justify" style:justify-single-word="false"/>
      <style:text-properties fo:language="es" fo:country="CO" fo:font-weight="bold" officeooo:rsid="00b6e65a" officeooo:paragraph-rsid="00b6e65a" style:font-weight-asian="bold" style:font-weight-complex="bold"/>
    </style:style>
    <style:style style:name="P51" style:family="paragraph" style:parent-style-name="Standard">
      <style:text-properties fo:language="es" fo:country="CO" fo:font-weight="bold" officeooo:rsid="00c08f9f" officeooo:paragraph-rsid="00c08f9f" style:font-weight-asian="bold" style:font-weight-complex="bold"/>
    </style:style>
    <style:style style:name="P52" style:family="paragraph" style:parent-style-name="Standard">
      <style:text-properties fo:language="es" fo:country="CO" fo:font-weight="bold" officeooo:rsid="00c4af8d" officeooo:paragraph-rsid="00c4af8d" style:font-weight-asian="bold" style:font-weight-complex="bold"/>
    </style:style>
    <style:style style:name="P53" style:family="paragraph" style:parent-style-name="Standard">
      <style:text-properties fo:language="es" fo:country="CO" fo:font-weight="bold" officeooo:rsid="00c4af8d" officeooo:paragraph-rsid="00c9b657" style:font-weight-asian="bold" style:font-weight-complex="bold"/>
    </style:style>
    <style:style style:name="P54" style:family="paragraph" style:parent-style-name="Standard">
      <style:text-properties fo:language="es" fo:country="CO" fo:font-weight="bold" officeooo:rsid="00c4af8d" officeooo:paragraph-rsid="00e33579" style:font-weight-asian="bold" style:font-weight-complex="bold"/>
    </style:style>
    <style:style style:name="P55" style:family="paragraph" style:parent-style-name="Standard">
      <style:text-properties fo:language="es" fo:country="CO" fo:font-weight="bold" officeooo:rsid="00e33579" officeooo:paragraph-rsid="00e33579" style:font-weight-asian="bold" style:font-weight-complex="bold"/>
    </style:style>
    <style:style style:name="P56" style:family="paragraph" style:parent-style-name="Standard">
      <style:text-properties fo:language="es" fo:country="CO" fo:font-weight="bold" officeooo:rsid="00d78b70" officeooo:paragraph-rsid="00d78b70" style:font-weight-asian="bold" style:font-weight-complex="bold"/>
    </style:style>
    <style:style style:name="P57" style:family="paragraph" style:parent-style-name="Standard">
      <style:text-properties fo:language="es" fo:country="CO" fo:font-weight="bold" officeooo:rsid="00ed8991" officeooo:paragraph-rsid="00ed8991" style:font-weight-asian="bold" style:font-weight-complex="bold"/>
    </style:style>
    <style:style style:name="P58" style:family="paragraph" style:parent-style-name="Standard">
      <style:text-properties fo:language="es" fo:country="CO" fo:font-weight="bold" officeooo:rsid="010a5764" officeooo:paragraph-rsid="010a5764" style:font-weight-asian="bold" style:font-weight-complex="bold"/>
    </style:style>
    <style:style style:name="P59" style:family="paragraph" style:parent-style-name="Standard">
      <style:text-properties fo:language="es" fo:country="CO" fo:font-weight="bold" officeooo:rsid="010dc1a0" officeooo:paragraph-rsid="010dc1a0" style:font-weight-asian="bold" style:font-weight-complex="bold"/>
    </style:style>
    <style:style style:name="P60" style:family="paragraph" style:parent-style-name="Standard">
      <style:text-properties fo:language="es" fo:country="CO" fo:font-weight="bold" officeooo:rsid="01113c2d" officeooo:paragraph-rsid="01113c2d" style:font-weight-asian="bold" style:font-weight-complex="bold"/>
    </style:style>
    <style:style style:name="P61" style:family="paragraph" style:parent-style-name="Standard">
      <style:text-properties fo:language="es" fo:country="CO" fo:font-weight="bold" officeooo:rsid="01160133" officeooo:paragraph-rsid="01160133" style:font-weight-asian="bold" style:font-weight-complex="bold"/>
    </style:style>
    <style:style style:name="P62" style:family="paragraph" style:parent-style-name="Standard">
      <style:text-properties fo:language="es" fo:country="CO" fo:font-weight="bold" officeooo:rsid="011d57ff" officeooo:paragraph-rsid="011d57ff" style:font-weight-asian="bold" style:font-weight-complex="bold"/>
    </style:style>
    <style:style style:name="P63" style:family="paragraph" style:parent-style-name="Standard">
      <style:text-properties fo:language="es" fo:country="CO" fo:font-weight="bold" officeooo:rsid="01219767" officeooo:paragraph-rsid="01219767" style:font-weight-asian="bold" style:font-weight-complex="bold"/>
    </style:style>
    <style:style style:name="P64" style:family="paragraph" style:parent-style-name="Standard">
      <style:text-properties fo:language="es" fo:country="CO" fo:font-weight="bold" officeooo:rsid="0125d2ef" officeooo:paragraph-rsid="0125d2ef" style:font-weight-asian="bold" style:font-weight-complex="bold"/>
    </style:style>
    <style:style style:name="P65" style:family="paragraph" style:parent-style-name="Standard">
      <style:text-properties fo:language="es" fo:country="CO" fo:font-weight="bold" officeooo:rsid="0132eed0" officeooo:paragraph-rsid="0132eed0" style:font-weight-asian="bold" style:font-weight-complex="bold"/>
    </style:style>
    <style:style style:name="P66" style:family="paragraph" style:parent-style-name="Standard">
      <style:text-properties fo:language="es" fo:country="CO" fo:font-weight="bold" officeooo:rsid="0138955e" officeooo:paragraph-rsid="0138955e" style:font-weight-asian="bold" style:font-weight-complex="bold"/>
    </style:style>
    <style:style style:name="P67" style:family="paragraph" style:parent-style-name="Standard">
      <style:text-properties fo:language="es" fo:country="CO" fo:font-weight="bold" officeooo:rsid="013e1052" officeooo:paragraph-rsid="013e1052" style:font-weight-asian="bold" style:font-weight-complex="bold"/>
    </style:style>
    <style:style style:name="P68" style:family="paragraph" style:parent-style-name="Standard">
      <style:text-properties fo:language="es" fo:country="CO" fo:font-weight="bold" officeooo:rsid="0148ad93" officeooo:paragraph-rsid="0148ad93" style:font-weight-asian="bold" style:font-weight-complex="bold"/>
    </style:style>
    <style:style style:name="P69" style:family="paragraph" style:parent-style-name="Standard">
      <style:paragraph-properties fo:text-align="justify" style:justify-single-word="false"/>
      <style:text-properties fo:language="es" fo:country="CO" fo:font-weight="bold" officeooo:rsid="014f8e76" officeooo:paragraph-rsid="014f8e76" style:font-weight-asian="bold" style:font-weight-complex="bold"/>
    </style:style>
    <style:style style:name="P70" style:family="paragraph" style:parent-style-name="Standard">
      <style:paragraph-properties fo:text-align="justify" style:justify-single-word="false"/>
      <style:text-properties fo:language="es" fo:country="CO" fo:font-weight="bold" officeooo:rsid="015b360b" officeooo:paragraph-rsid="015b360b" style:font-weight-asian="bold" style:font-weight-complex="bold"/>
    </style:style>
    <style:style style:name="P71" style:family="paragraph" style:parent-style-name="Standard">
      <style:paragraph-properties fo:text-align="justify" style:justify-single-word="false"/>
      <style:text-properties fo:language="es" fo:country="CO" fo:font-weight="bold" officeooo:rsid="015d5122" officeooo:paragraph-rsid="015d5122" style:font-weight-asian="bold" style:font-weight-complex="bold"/>
    </style:style>
    <style:style style:name="P72" style:family="paragraph" style:parent-style-name="Standard">
      <style:paragraph-properties fo:text-align="justify" style:justify-single-word="false"/>
      <style:text-properties fo:language="es" fo:country="CO" fo:font-weight="bold" officeooo:rsid="01636d2e" officeooo:paragraph-rsid="01636d2e" style:font-weight-asian="bold" style:font-weight-complex="bold"/>
    </style:style>
    <style:style style:name="P73" style:family="paragraph" style:parent-style-name="Standard">
      <style:paragraph-properties fo:text-align="justify" style:justify-single-word="false"/>
      <style:text-properties fo:language="es" fo:country="CO" fo:font-weight="bold" officeooo:rsid="01693249" officeooo:paragraph-rsid="01693249" style:font-weight-asian="bold" style:font-weight-complex="bold"/>
    </style:style>
    <style:style style:name="P74" style:family="paragraph" style:parent-style-name="Standard">
      <style:paragraph-properties fo:text-align="justify" style:justify-single-word="false"/>
      <style:text-properties fo:language="es" fo:country="CO" fo:font-weight="bold" officeooo:rsid="016f2488" officeooo:paragraph-rsid="016f2488" style:font-weight-asian="bold" style:font-weight-complex="bold"/>
    </style:style>
    <style:style style:name="P75" style:family="paragraph" style:parent-style-name="Standard">
      <style:paragraph-properties fo:text-align="justify" style:justify-single-word="false"/>
      <style:text-properties fo:language="es" fo:country="CO" fo:font-weight="bold" officeooo:rsid="017709f1" officeooo:paragraph-rsid="017709f1" style:font-weight-asian="bold" style:font-weight-complex="bold"/>
    </style:style>
    <style:style style:name="P76" style:family="paragraph" style:parent-style-name="Standard">
      <style:text-properties fo:language="es" fo:country="CO" fo:font-weight="normal" officeooo:rsid="001777ab" officeooo:paragraph-rsid="001777ab" fo:background-color="#ffff00" style:font-weight-asian="normal" style:font-weight-complex="normal"/>
    </style:style>
    <style:style style:name="P77" style:family="paragraph" style:parent-style-name="Standard">
      <style:text-properties fo:language="es" fo:country="CO" fo:font-weight="normal" officeooo:rsid="0084c6d3" officeooo:paragraph-rsid="0084c6d3" fo:background-color="#ffff00" style:font-weight-asian="normal" style:font-weight-complex="normal"/>
    </style:style>
    <style:style style:name="P78" style:family="paragraph" style:parent-style-name="Standard">
      <style:text-properties fo:language="es" fo:country="CO" fo:font-weight="normal" officeooo:rsid="0084c6d3" officeooo:paragraph-rsid="0084e40b" fo:background-color="#ffff00" style:font-weight-asian="normal" style:font-weight-complex="normal"/>
    </style:style>
    <style:style style:name="P79" style:family="paragraph" style:parent-style-name="Standard">
      <style:paragraph-properties fo:text-align="justify" style:justify-single-word="false"/>
      <style:text-properties fo:language="es" fo:country="CO" fo:font-weight="normal" officeooo:rsid="001ee1bf" officeooo:paragraph-rsid="0025384c" style:font-weight-asian="normal" style:font-weight-complex="normal"/>
    </style:style>
    <style:style style:name="P80" style:family="paragraph" style:parent-style-name="Standard">
      <style:paragraph-properties fo:text-align="justify" style:justify-single-word="false"/>
      <style:text-properties fo:language="es" fo:country="CO" fo:font-weight="normal" officeooo:rsid="001ee1bf" officeooo:paragraph-rsid="003d9cab" style:font-weight-asian="normal" style:font-weight-complex="normal"/>
    </style:style>
    <style:style style:name="P81" style:family="paragraph" style:parent-style-name="Standard">
      <style:paragraph-properties fo:text-align="justify" style:justify-single-word="false"/>
      <style:text-properties fo:language="es" fo:country="CO" fo:font-weight="normal" officeooo:rsid="001ee1bf" officeooo:paragraph-rsid="0084e40b" style:font-weight-asian="normal" style:font-weight-complex="normal"/>
    </style:style>
    <style:style style:name="P82" style:family="paragraph" style:parent-style-name="Standard">
      <style:paragraph-properties fo:text-align="justify" style:justify-single-word="false"/>
      <style:text-properties fo:language="es" fo:country="CO" fo:font-weight="normal" officeooo:rsid="001ee1bf" officeooo:paragraph-rsid="009bda76" style:font-weight-asian="normal" style:font-weight-complex="normal"/>
    </style:style>
    <style:style style:name="P83" style:family="paragraph" style:parent-style-name="Standard">
      <style:paragraph-properties fo:text-align="justify" style:justify-single-word="false"/>
      <style:text-properties fo:language="es" fo:country="CO" fo:font-weight="normal" officeooo:rsid="001ee1bf" officeooo:paragraph-rsid="009f57f7" style:font-weight-asian="normal" style:font-weight-complex="normal"/>
    </style:style>
    <style:style style:name="P84" style:family="paragraph" style:parent-style-name="Standard">
      <style:paragraph-properties fo:text-align="justify" style:justify-single-word="false"/>
      <style:text-properties fo:language="es" fo:country="CO" fo:font-weight="normal" officeooo:rsid="001ee1bf" officeooo:paragraph-rsid="00a91337" style:font-weight-asian="normal" style:font-weight-complex="normal"/>
    </style:style>
    <style:style style:name="P85" style:family="paragraph" style:parent-style-name="Standard">
      <style:paragraph-properties fo:text-align="justify" style:justify-single-word="false"/>
      <style:text-properties fo:language="es" fo:country="CO" fo:font-weight="normal" officeooo:rsid="001ee1bf" officeooo:paragraph-rsid="00ae2e4c" style:font-weight-asian="normal" style:font-weight-complex="normal"/>
    </style:style>
    <style:style style:name="P86" style:family="paragraph" style:parent-style-name="Standard">
      <style:paragraph-properties fo:text-align="justify" style:justify-single-word="false"/>
      <style:text-properties fo:language="es" fo:country="CO" fo:font-weight="normal" officeooo:rsid="001ee1bf" officeooo:paragraph-rsid="014e2422" style:font-weight-asian="normal" style:font-weight-complex="normal"/>
    </style:style>
    <style:style style:name="P87" style:family="paragraph" style:parent-style-name="Standard">
      <style:text-properties fo:language="es" fo:country="CO" fo:font-weight="normal" officeooo:rsid="0084e40b" officeooo:paragraph-rsid="0084e40b" style:font-weight-asian="normal" style:font-weight-complex="normal"/>
    </style:style>
    <style:style style:name="P88" style:family="paragraph" style:parent-style-name="Standard">
      <style:paragraph-properties fo:text-align="justify" style:justify-single-word="false"/>
      <style:text-properties fo:language="es" fo:country="CO" fo:font-weight="normal" officeooo:rsid="0084e40b" officeooo:paragraph-rsid="0084e40b" style:font-weight-asian="normal" style:font-weight-complex="normal"/>
    </style:style>
    <style:style style:name="P89" style:family="paragraph" style:parent-style-name="Standard">
      <style:paragraph-properties fo:text-align="justify" style:justify-single-word="false"/>
      <style:text-properties fo:language="es" fo:country="CO" fo:font-weight="normal" officeooo:rsid="0084e40b" officeooo:paragraph-rsid="008ad23d" style:font-weight-asian="normal" style:font-weight-complex="normal"/>
    </style:style>
    <style:style style:name="P90" style:family="paragraph" style:parent-style-name="Standard">
      <style:paragraph-properties fo:text-align="justify" style:justify-single-word="false"/>
      <style:text-properties fo:language="es" fo:country="CO" fo:font-weight="normal" officeooo:rsid="0084e40b" officeooo:paragraph-rsid="008ee792" style:font-weight-asian="normal" style:font-weight-complex="normal"/>
    </style:style>
    <style:style style:name="P91" style:family="paragraph" style:parent-style-name="Standard">
      <style:paragraph-properties fo:text-align="justify" style:justify-single-word="false"/>
      <style:text-properties fo:language="es" fo:country="CO" fo:font-weight="normal" officeooo:rsid="0084e40b" officeooo:paragraph-rsid="0090e42f" style:font-weight-asian="normal" style:font-weight-complex="normal"/>
    </style:style>
    <style:style style:name="P92" style:family="paragraph" style:parent-style-name="Standard">
      <style:paragraph-properties fo:text-align="justify" style:justify-single-word="false"/>
      <style:text-properties fo:language="es" fo:country="CO" fo:font-weight="normal" officeooo:rsid="0084e40b" officeooo:paragraph-rsid="013e1052" style:font-weight-asian="normal" style:font-weight-complex="normal"/>
    </style:style>
    <style:style style:name="P93" style:family="paragraph" style:parent-style-name="Standard">
      <style:text-properties fo:language="es" fo:country="CO" fo:font-weight="normal" officeooo:rsid="0084e40b" officeooo:paragraph-rsid="009bda76" style:font-weight-asian="normal" style:font-weight-complex="normal"/>
    </style:style>
    <style:style style:name="P94" style:family="paragraph" style:parent-style-name="Standard">
      <style:text-properties fo:language="es" fo:country="CO" fo:font-weight="normal" officeooo:rsid="0084e40b" officeooo:paragraph-rsid="00a22c38" style:font-weight-asian="normal" style:font-weight-complex="normal"/>
    </style:style>
    <style:style style:name="P95" style:family="paragraph" style:parent-style-name="Standard">
      <style:text-properties fo:language="es" fo:country="CO" fo:font-weight="normal" officeooo:rsid="0084e40b" officeooo:paragraph-rsid="00b5c09e" style:font-weight-asian="normal" style:font-weight-complex="normal"/>
    </style:style>
    <style:style style:name="P96" style:family="paragraph" style:parent-style-name="Standard">
      <style:text-properties fo:language="es" fo:country="CO" fo:font-weight="normal" officeooo:rsid="0084e40b" officeooo:paragraph-rsid="010dc1a0" style:font-weight-asian="normal" style:font-weight-complex="normal"/>
    </style:style>
    <style:style style:name="P97" style:family="paragraph" style:parent-style-name="Standard">
      <style:text-properties fo:language="es" fo:country="CO" fo:font-weight="normal" officeooo:rsid="0084e40b" officeooo:paragraph-rsid="0138955e" style:font-weight-asian="normal" style:font-weight-complex="normal"/>
    </style:style>
    <style:style style:name="P98" style:family="paragraph" style:parent-style-name="Standard">
      <style:text-properties fo:language="es" fo:country="CO" fo:font-weight="normal" officeooo:rsid="0084e40b" officeooo:paragraph-rsid="0148ad93" style:font-weight-asian="normal" style:font-weight-complex="normal"/>
    </style:style>
    <style:style style:name="P99" style:family="paragraph" style:parent-style-name="Standard">
      <style:text-properties fo:language="es" fo:country="CO" fo:font-weight="normal" officeooo:rsid="0084e40b" officeooo:paragraph-rsid="014f8e76" style:font-weight-asian="normal" style:font-weight-complex="normal"/>
    </style:style>
    <style:style style:name="P100" style:family="paragraph" style:parent-style-name="Standard">
      <style:text-properties fo:language="es" fo:country="CO" fo:font-weight="normal" officeooo:rsid="0084e40b" officeooo:paragraph-rsid="0155f765" style:font-weight-asian="normal" style:font-weight-complex="normal"/>
    </style:style>
    <style:style style:name="P101" style:family="paragraph" style:parent-style-name="Standard">
      <style:text-properties fo:language="es" fo:country="CO" fo:font-weight="normal" officeooo:rsid="00865aa5" officeooo:paragraph-rsid="0084e40b" style:font-weight-asian="normal" style:font-weight-complex="normal"/>
    </style:style>
    <style:style style:name="P102" style:family="paragraph" style:parent-style-name="Standard">
      <style:text-properties fo:language="es" fo:country="CO" fo:font-weight="normal" officeooo:rsid="008bc1a4" officeooo:paragraph-rsid="008ad23d" style:font-weight-asian="normal" style:font-weight-complex="normal"/>
    </style:style>
    <style:style style:name="P103" style:family="paragraph" style:parent-style-name="Standard">
      <style:text-properties fo:language="es" fo:country="CO" fo:font-weight="normal" officeooo:rsid="008bc1a4" officeooo:paragraph-rsid="008ee792" style:font-weight-asian="normal" style:font-weight-complex="normal"/>
    </style:style>
    <style:style style:name="P104" style:family="paragraph" style:parent-style-name="Standard">
      <style:text-properties fo:language="es" fo:country="CO" fo:font-weight="normal" officeooo:rsid="00917e96" officeooo:paragraph-rsid="0090e42f" style:font-weight-asian="normal" style:font-weight-complex="normal"/>
    </style:style>
    <style:style style:name="P105" style:family="paragraph" style:parent-style-name="Standard">
      <style:text-properties fo:language="es" fo:country="CO" fo:font-weight="normal" officeooo:rsid="00917e96" officeooo:paragraph-rsid="0093380d" style:font-weight-asian="normal" style:font-weight-complex="normal"/>
    </style:style>
    <style:style style:name="P106" style:family="paragraph" style:parent-style-name="Standard">
      <style:text-properties fo:language="es" fo:country="CO" fo:font-weight="normal" officeooo:rsid="001da88a" officeooo:paragraph-rsid="00abf4dd" style:font-weight-asian="normal" style:font-weight-complex="normal"/>
    </style:style>
    <style:style style:name="P107" style:family="paragraph" style:parent-style-name="Standard">
      <style:text-properties fo:language="es" fo:country="CO" fo:font-weight="normal" officeooo:rsid="00a22c38" officeooo:paragraph-rsid="00a22c38" style:font-weight-asian="normal" style:font-weight-complex="normal"/>
    </style:style>
    <style:style style:name="P108" style:family="paragraph" style:parent-style-name="Standard">
      <style:text-properties fo:language="es" fo:country="CO" fo:font-weight="normal" officeooo:rsid="00ace374" officeooo:paragraph-rsid="00abf4dd" style:font-weight-asian="normal" style:font-weight-complex="normal"/>
    </style:style>
    <style:style style:name="P109" style:family="paragraph" style:parent-style-name="Standard">
      <style:text-properties fo:language="es" fo:country="CO" fo:font-weight="normal" officeooo:rsid="00ace374" officeooo:paragraph-rsid="00ace374" style:font-weight-asian="normal" style:font-weight-complex="normal"/>
    </style:style>
    <style:style style:name="P110" style:family="paragraph" style:parent-style-name="Standard">
      <style:text-properties fo:language="es" fo:country="CO" fo:font-weight="normal" officeooo:rsid="00abf4dd" officeooo:paragraph-rsid="00b1f828" style:font-weight-asian="normal" style:font-weight-complex="normal"/>
    </style:style>
    <style:style style:name="P111" style:family="paragraph" style:parent-style-name="Standard">
      <style:text-properties fo:language="es" fo:country="CO" fo:font-weight="normal" officeooo:rsid="00b1f828" officeooo:paragraph-rsid="00b1f828" style:font-weight-asian="normal" style:font-weight-complex="normal"/>
    </style:style>
    <style:style style:name="P112" style:family="paragraph" style:parent-style-name="Standard">
      <style:text-properties fo:language="es" fo:country="CO" fo:font-weight="normal" officeooo:rsid="00b39291" officeooo:paragraph-rsid="00b1f828" style:font-weight-asian="normal" style:font-weight-complex="normal"/>
    </style:style>
    <style:style style:name="P113" style:family="paragraph" style:parent-style-name="Standard">
      <style:text-properties fo:language="es" fo:country="CO" fo:font-weight="normal" officeooo:rsid="00b3c666" officeooo:paragraph-rsid="00b5c09e" style:font-weight-asian="normal" style:font-weight-complex="normal"/>
    </style:style>
    <style:style style:name="P114" style:family="paragraph" style:parent-style-name="Standard">
      <style:text-properties fo:language="es" fo:country="CO" fo:font-weight="normal" officeooo:rsid="00c9b657" officeooo:paragraph-rsid="00cb7c2d" style:font-weight-asian="normal" style:font-weight-complex="normal"/>
    </style:style>
    <style:style style:name="P115" style:family="paragraph" style:parent-style-name="Standard">
      <style:text-properties fo:language="es" fo:country="CO" fo:font-weight="normal" officeooo:rsid="00c9b657" officeooo:paragraph-rsid="00d66858" style:font-weight-asian="normal" style:font-weight-complex="normal"/>
    </style:style>
    <style:style style:name="P116" style:family="paragraph" style:parent-style-name="Standard">
      <style:text-properties fo:language="es" fo:country="CO" fo:font-weight="normal" officeooo:rsid="00d66858" officeooo:paragraph-rsid="00d66858" style:font-weight-asian="normal" style:font-weight-complex="normal"/>
    </style:style>
    <style:style style:name="P117" style:family="paragraph" style:parent-style-name="Standard">
      <style:text-properties fo:language="es" fo:country="CO" fo:font-weight="normal" officeooo:rsid="00d6c30d" officeooo:paragraph-rsid="00d6c30d" style:font-weight-asian="normal" style:font-weight-complex="normal"/>
    </style:style>
    <style:style style:name="P118" style:family="paragraph" style:parent-style-name="Standard">
      <style:text-properties fo:language="es" fo:country="CO" fo:font-weight="normal" officeooo:rsid="00d8f070" officeooo:paragraph-rsid="00d78b70" style:font-weight-asian="normal" style:font-weight-complex="normal"/>
    </style:style>
    <style:style style:name="P119" style:family="paragraph" style:parent-style-name="Standard">
      <style:text-properties fo:language="es" fo:country="CO" fo:font-weight="normal" officeooo:rsid="00df0cd1" officeooo:paragraph-rsid="00df0cd1" style:font-weight-asian="normal" style:font-weight-complex="normal"/>
    </style:style>
    <style:style style:name="P120" style:family="paragraph" style:parent-style-name="Standard">
      <style:text-properties fo:language="es" fo:country="CO" fo:font-weight="normal" officeooo:rsid="00e00212" officeooo:paragraph-rsid="00df0cd1" style:font-weight-asian="normal" style:font-weight-complex="normal"/>
    </style:style>
    <style:style style:name="P121" style:family="paragraph" style:parent-style-name="Standard">
      <style:text-properties fo:language="es" fo:country="CO" fo:font-weight="normal" officeooo:rsid="00e00212" officeooo:paragraph-rsid="00e00212" style:font-weight-asian="normal" style:font-weight-complex="normal"/>
    </style:style>
    <style:style style:name="P122" style:family="paragraph" style:parent-style-name="Standard">
      <style:paragraph-properties fo:text-align="justify" style:justify-single-word="false"/>
      <style:text-properties fo:language="es" fo:country="CO" fo:font-weight="normal" officeooo:rsid="00e4fa8b" officeooo:paragraph-rsid="00e4fa8b" style:font-weight-asian="normal" style:font-weight-complex="normal"/>
    </style:style>
    <style:style style:name="P123" style:family="paragraph" style:parent-style-name="Standard">
      <style:text-properties fo:language="es" fo:country="CO" fo:font-weight="normal" officeooo:rsid="010dc1a0" officeooo:paragraph-rsid="010dc1a0" style:font-weight-asian="normal" style:font-weight-complex="normal"/>
    </style:style>
    <style:style style:name="P124" style:family="paragraph" style:parent-style-name="Standard">
      <style:text-properties fo:language="es" fo:country="CO" fo:font-weight="normal" officeooo:rsid="010dc1a0" officeooo:paragraph-rsid="01113c2d" style:font-weight-asian="normal" style:font-weight-complex="normal"/>
    </style:style>
    <style:style style:name="P125" style:family="paragraph" style:parent-style-name="Standard">
      <style:text-properties fo:language="es" fo:country="CO" fo:font-weight="normal" officeooo:rsid="010dc1a0" officeooo:paragraph-rsid="01160133" style:font-weight-asian="normal" style:font-weight-complex="normal"/>
    </style:style>
    <style:style style:name="P126" style:family="paragraph" style:parent-style-name="Standard">
      <style:paragraph-properties fo:text-align="justify" style:justify-single-word="false"/>
      <style:text-properties fo:language="es" fo:country="CO" fo:font-weight="normal" officeooo:rsid="010dc1a0" officeooo:paragraph-rsid="0119c796" style:font-weight-asian="normal" style:font-weight-complex="normal"/>
    </style:style>
    <style:style style:name="P127" style:family="paragraph" style:parent-style-name="Standard">
      <style:paragraph-properties fo:text-align="justify" style:justify-single-word="false"/>
      <style:text-properties fo:language="es" fo:country="CO" fo:font-weight="normal" officeooo:rsid="010dc1a0" officeooo:paragraph-rsid="011d57ff" style:font-weight-asian="normal" style:font-weight-complex="normal"/>
    </style:style>
    <style:style style:name="P128" style:family="paragraph" style:parent-style-name="Standard">
      <style:paragraph-properties fo:text-align="justify" style:justify-single-word="false"/>
      <style:text-properties fo:language="es" fo:country="CO" fo:font-weight="normal" officeooo:rsid="010dc1a0" officeooo:paragraph-rsid="01219767" style:font-weight-asian="normal" style:font-weight-complex="normal"/>
    </style:style>
    <style:style style:name="P129" style:family="paragraph" style:parent-style-name="Standard">
      <style:paragraph-properties fo:text-align="justify" style:justify-single-word="false"/>
      <style:text-properties fo:language="es" fo:country="CO" fo:font-weight="normal" officeooo:rsid="010dc1a0" officeooo:paragraph-rsid="0125d2ef" style:font-weight-asian="normal" style:font-weight-complex="normal"/>
    </style:style>
    <style:style style:name="P130" style:family="paragraph" style:parent-style-name="Standard">
      <style:paragraph-properties fo:text-align="justify" style:justify-single-word="false"/>
      <style:text-properties fo:language="es" fo:country="CO" fo:font-weight="normal" officeooo:rsid="010dc1a0" officeooo:paragraph-rsid="012b8dca" style:font-weight-asian="normal" style:font-weight-complex="normal"/>
    </style:style>
    <style:style style:name="P131" style:family="paragraph" style:parent-style-name="Standard">
      <style:text-properties fo:language="es" fo:country="CO" fo:font-weight="normal" officeooo:rsid="010de6d4" officeooo:paragraph-rsid="01135c4e" style:font-weight-asian="normal" style:font-weight-complex="normal"/>
    </style:style>
    <style:style style:name="P132" style:family="paragraph" style:parent-style-name="Standard">
      <style:paragraph-properties fo:text-align="justify" style:justify-single-word="false"/>
      <style:text-properties fo:language="es" fo:country="CO" fo:font-weight="normal" officeooo:rsid="012b8dca" officeooo:paragraph-rsid="012b8dca" style:font-weight-asian="normal" style:font-weight-complex="normal"/>
    </style:style>
    <style:style style:name="P133" style:family="paragraph" style:parent-style-name="Standard">
      <style:paragraph-properties fo:text-align="justify" style:justify-single-word="false"/>
      <style:text-properties fo:language="es" fo:country="CO" fo:font-weight="normal" officeooo:rsid="012c12dd" officeooo:paragraph-rsid="012dba99" style:font-weight-asian="normal" style:font-weight-complex="normal"/>
    </style:style>
    <style:style style:name="P134" style:family="paragraph" style:parent-style-name="Standard">
      <style:paragraph-properties fo:text-align="justify" style:justify-single-word="false"/>
      <style:text-properties fo:language="es" fo:country="CO" fo:font-weight="normal" officeooo:rsid="0138955e" officeooo:paragraph-rsid="0084e40b" style:font-weight-asian="normal" style:font-weight-complex="normal"/>
    </style:style>
    <style:style style:name="P135" style:family="paragraph" style:parent-style-name="Standard">
      <style:paragraph-properties fo:text-align="justify" style:justify-single-word="false"/>
      <style:text-properties fo:language="es" fo:country="CO" fo:font-weight="normal" officeooo:rsid="0138955e" officeooo:paragraph-rsid="0138955e" style:font-weight-asian="normal" style:font-weight-complex="normal"/>
    </style:style>
    <style:style style:name="P136" style:family="paragraph" style:parent-style-name="Standard">
      <style:text-properties fo:language="es" fo:country="CO" fo:font-weight="normal" officeooo:rsid="01398ccc" officeooo:paragraph-rsid="0138955e" style:font-weight-asian="normal" style:font-weight-complex="normal"/>
    </style:style>
    <style:style style:name="P137" style:family="paragraph" style:parent-style-name="Standard">
      <style:text-properties fo:language="es" fo:country="CO" fo:font-weight="normal" officeooo:rsid="01585c0d" officeooo:paragraph-rsid="0157d117" style:font-weight-asian="normal" style:font-weight-complex="normal"/>
    </style:style>
    <style:style style:name="P138" style:family="paragraph" style:parent-style-name="Standard">
      <style:text-properties fo:language="es" fo:country="CO" fo:font-weight="normal" officeooo:rsid="01585c0d" officeooo:paragraph-rsid="01585c0d" style:font-weight-asian="normal" style:font-weight-complex="normal"/>
    </style:style>
    <style:style style:name="P139" style:family="paragraph" style:parent-style-name="Standard">
      <style:paragraph-properties fo:text-align="justify" style:justify-single-word="false"/>
      <style:text-properties fo:language="es" fo:country="CO" fo:font-weight="normal" officeooo:rsid="001ee1bf" officeooo:paragraph-rsid="0084e40b" fo:background-color="transparent" style:font-weight-asian="normal" style:font-weight-complex="normal"/>
    </style:style>
    <style:style style:name="P140" style:family="paragraph" style:parent-style-name="Standard">
      <style:paragraph-properties fo:text-align="justify" style:justify-single-word="false"/>
      <style:text-properties fo:language="es" fo:country="CO" fo:font-weight="normal" officeooo:rsid="001ee1bf" officeooo:paragraph-rsid="00b5c09e" fo:background-color="transparent" style:font-weight-asian="normal" style:font-weight-complex="normal"/>
    </style:style>
    <style:style style:name="P141" style:family="paragraph" style:parent-style-name="Standard">
      <style:paragraph-properties fo:text-align="justify" style:justify-single-word="false"/>
      <style:text-properties fo:language="es" fo:country="CO" fo:font-weight="normal" officeooo:rsid="001ee1bf" officeooo:paragraph-rsid="00c1fe31" fo:background-color="transparent" style:font-weight-asian="normal" style:font-weight-complex="normal"/>
    </style:style>
    <style:style style:name="P142" style:family="paragraph" style:parent-style-name="Standard">
      <style:paragraph-properties fo:text-align="justify" style:justify-single-word="false"/>
      <style:text-properties fo:language="es" fo:country="CO" fo:font-weight="normal" officeooo:rsid="001ee1bf" officeooo:paragraph-rsid="00c4af8d" fo:background-color="transparent" style:font-weight-asian="normal" style:font-weight-complex="normal"/>
    </style:style>
    <style:style style:name="P143" style:family="paragraph" style:parent-style-name="Standard">
      <style:paragraph-properties fo:text-align="justify" style:justify-single-word="false"/>
      <style:text-properties fo:language="es" fo:country="CO" fo:font-weight="normal" officeooo:rsid="001ee1bf" officeooo:paragraph-rsid="00c9b657" fo:background-color="transparent" style:font-weight-asian="normal" style:font-weight-complex="normal"/>
    </style:style>
    <style:style style:name="P144" style:family="paragraph" style:parent-style-name="Standard">
      <style:paragraph-properties fo:text-align="justify" style:justify-single-word="false"/>
      <style:text-properties fo:language="es" fo:country="CO" fo:font-weight="normal" officeooo:rsid="001ee1bf" officeooo:paragraph-rsid="00cb7c2d" fo:background-color="transparent" style:font-weight-asian="normal" style:font-weight-complex="normal"/>
    </style:style>
    <style:style style:name="P145" style:family="paragraph" style:parent-style-name="Standard">
      <style:paragraph-properties fo:text-align="justify" style:justify-single-word="false"/>
      <style:text-properties fo:language="es" fo:country="CO" fo:font-weight="normal" officeooo:rsid="001ee1bf" officeooo:paragraph-rsid="00d66858" fo:background-color="transparent" style:font-weight-asian="normal" style:font-weight-complex="normal"/>
    </style:style>
    <style:style style:name="P146" style:family="paragraph" style:parent-style-name="Standard">
      <style:paragraph-properties fo:text-align="justify" style:justify-single-word="false"/>
      <style:text-properties fo:language="es" fo:country="CO" fo:font-weight="normal" officeooo:rsid="001ee1bf" officeooo:paragraph-rsid="00d78b70" fo:background-color="transparent" style:font-weight-asian="normal" style:font-weight-complex="normal"/>
    </style:style>
    <style:style style:name="P147" style:family="paragraph" style:parent-style-name="Standard">
      <style:paragraph-properties fo:text-align="justify" style:justify-single-word="false"/>
      <style:text-properties fo:language="es" fo:country="CO" fo:font-weight="normal" officeooo:rsid="001ee1bf" officeooo:paragraph-rsid="00e4fa8b" fo:background-color="transparent" style:font-weight-asian="normal" style:font-weight-complex="normal"/>
    </style:style>
    <style:style style:name="P148" style:family="paragraph" style:parent-style-name="Standard">
      <style:paragraph-properties fo:text-align="justify" style:justify-single-word="false"/>
      <style:text-properties fo:language="es" fo:country="CO" fo:font-weight="normal" officeooo:rsid="001ee1bf" officeooo:paragraph-rsid="00e950f7" fo:background-color="transparent" style:font-weight-asian="normal" style:font-weight-complex="normal"/>
    </style:style>
    <style:style style:name="P149" style:family="paragraph" style:parent-style-name="Standard">
      <style:paragraph-properties fo:text-align="justify" style:justify-single-word="false"/>
      <style:text-properties fo:language="es" fo:country="CO" fo:font-weight="normal" officeooo:rsid="001ee1bf" officeooo:paragraph-rsid="00ed8991" fo:background-color="transparent" style:font-weight-asian="normal" style:font-weight-complex="normal"/>
    </style:style>
    <style:style style:name="P150" style:family="paragraph" style:parent-style-name="Standard">
      <style:paragraph-properties fo:text-align="justify" style:justify-single-word="false"/>
      <style:text-properties fo:language="es" fo:country="CO" fo:font-weight="normal" officeooo:rsid="001ee1bf" officeooo:paragraph-rsid="00f0bc6a" fo:background-color="transparent" style:font-weight-asian="normal" style:font-weight-complex="normal"/>
    </style:style>
    <style:style style:name="P151" style:family="paragraph" style:parent-style-name="Standard">
      <style:paragraph-properties fo:text-align="justify" style:justify-single-word="false"/>
      <style:text-properties fo:language="es" fo:country="CO" fo:font-weight="normal" officeooo:rsid="001ee1bf" officeooo:paragraph-rsid="010dc1a0" fo:background-color="transparent" style:font-weight-asian="normal" style:font-weight-complex="normal"/>
    </style:style>
    <style:style style:name="P152" style:family="paragraph" style:parent-style-name="Standard">
      <style:paragraph-properties fo:text-align="justify" style:justify-single-word="false"/>
      <style:text-properties fo:language="es" fo:country="CO" fo:font-weight="normal" officeooo:rsid="001ee1bf" officeooo:paragraph-rsid="01113c2d" fo:background-color="transparent" style:font-weight-asian="normal" style:font-weight-complex="normal"/>
    </style:style>
    <style:style style:name="P153" style:family="paragraph" style:parent-style-name="Standard">
      <style:paragraph-properties fo:text-align="justify" style:justify-single-word="false"/>
      <style:text-properties fo:language="es" fo:country="CO" fo:font-weight="normal" officeooo:rsid="001ee1bf" officeooo:paragraph-rsid="01160133" fo:background-color="transparent" style:font-weight-asian="normal" style:font-weight-complex="normal"/>
    </style:style>
    <style:style style:name="P154" style:family="paragraph" style:parent-style-name="Standard">
      <style:paragraph-properties fo:text-align="justify" style:justify-single-word="false"/>
      <style:text-properties fo:language="es" fo:country="CO" fo:font-weight="normal" officeooo:rsid="001ee1bf" officeooo:paragraph-rsid="0119c796" fo:background-color="transparent" style:font-weight-asian="normal" style:font-weight-complex="normal"/>
    </style:style>
    <style:style style:name="P155" style:family="paragraph" style:parent-style-name="Standard">
      <style:paragraph-properties fo:text-align="justify" style:justify-single-word="false"/>
      <style:text-properties fo:language="es" fo:country="CO" fo:font-weight="normal" officeooo:rsid="001ee1bf" officeooo:paragraph-rsid="011d57ff" fo:background-color="transparent" style:font-weight-asian="normal" style:font-weight-complex="normal"/>
    </style:style>
    <style:style style:name="P156" style:family="paragraph" style:parent-style-name="Standard">
      <style:paragraph-properties fo:text-align="justify" style:justify-single-word="false"/>
      <style:text-properties fo:language="es" fo:country="CO" fo:font-weight="normal" officeooo:rsid="001ee1bf" officeooo:paragraph-rsid="01219767" fo:background-color="transparent" style:font-weight-asian="normal" style:font-weight-complex="normal"/>
    </style:style>
    <style:style style:name="P157" style:family="paragraph" style:parent-style-name="Standard">
      <style:paragraph-properties fo:text-align="justify" style:justify-single-word="false"/>
      <style:text-properties fo:language="es" fo:country="CO" fo:font-weight="normal" officeooo:rsid="001ee1bf" officeooo:paragraph-rsid="0125d2ef" fo:background-color="transparent" style:font-weight-asian="normal" style:font-weight-complex="normal"/>
    </style:style>
    <style:style style:name="P158" style:family="paragraph" style:parent-style-name="Standard">
      <style:paragraph-properties fo:text-align="justify" style:justify-single-word="false"/>
      <style:text-properties fo:language="es" fo:country="CO" fo:font-weight="normal" officeooo:rsid="001ee1bf" officeooo:paragraph-rsid="012b8dca" fo:background-color="transparent" style:font-weight-asian="normal" style:font-weight-complex="normal"/>
    </style:style>
    <style:style style:name="P159" style:family="paragraph" style:parent-style-name="Standard">
      <style:paragraph-properties fo:text-align="justify" style:justify-single-word="false"/>
      <style:text-properties fo:language="es" fo:country="CO" fo:font-weight="normal" officeooo:rsid="001ee1bf" officeooo:paragraph-rsid="0138955e" fo:background-color="transparent" style:font-weight-asian="normal" style:font-weight-complex="normal"/>
    </style:style>
    <style:style style:name="P160" style:family="paragraph" style:parent-style-name="Standard">
      <style:paragraph-properties fo:text-align="justify" style:justify-single-word="false"/>
      <style:text-properties fo:language="es" fo:country="CO" fo:font-weight="normal" officeooo:rsid="001ee1bf" officeooo:paragraph-rsid="0147bb24" fo:background-color="transparent" style:font-weight-asian="normal" style:font-weight-complex="normal"/>
    </style:style>
    <style:style style:name="P161" style:family="paragraph" style:parent-style-name="Standard">
      <style:paragraph-properties fo:text-align="justify" style:justify-single-word="false"/>
      <style:text-properties fo:language="es" fo:country="CO" fo:font-weight="normal" officeooo:rsid="001ee1bf" officeooo:paragraph-rsid="0148ad93" fo:background-color="transparent" style:font-weight-asian="normal" style:font-weight-complex="normal"/>
    </style:style>
    <style:style style:name="P162" style:family="paragraph" style:parent-style-name="Standard">
      <style:paragraph-properties fo:text-align="justify" style:justify-single-word="false"/>
      <style:text-properties fo:language="es" fo:country="CO" fo:font-weight="normal" officeooo:rsid="001ee1bf" officeooo:paragraph-rsid="014f8e76" fo:background-color="transparent" style:font-weight-asian="normal" style:font-weight-complex="normal"/>
    </style:style>
    <style:style style:name="P163" style:family="paragraph" style:parent-style-name="Standard">
      <style:paragraph-properties fo:text-align="justify" style:justify-single-word="false"/>
      <style:text-properties fo:language="es" fo:country="CO" fo:font-weight="normal" officeooo:rsid="001ee1bf" officeooo:paragraph-rsid="0155f765" fo:background-color="transparent" style:font-weight-asian="normal" style:font-weight-complex="normal"/>
    </style:style>
    <style:style style:name="P164" style:family="paragraph" style:parent-style-name="Standard">
      <style:paragraph-properties fo:text-align="justify" style:justify-single-word="false"/>
      <style:text-properties fo:language="es" fo:country="CO" fo:font-weight="normal" officeooo:rsid="001ee1bf" officeooo:paragraph-rsid="015d5122" fo:background-color="transparent" style:font-weight-asian="normal" style:font-weight-complex="normal"/>
    </style:style>
    <style:style style:name="P165" style:family="paragraph" style:parent-style-name="Standard">
      <style:paragraph-properties fo:text-align="justify" style:justify-single-word="false"/>
      <style:text-properties fo:language="es" fo:country="CO" fo:font-weight="normal" officeooo:rsid="001ee1bf" officeooo:paragraph-rsid="01636d2e" fo:background-color="transparent" style:font-weight-asian="normal" style:font-weight-complex="normal"/>
    </style:style>
    <style:style style:name="P166" style:family="paragraph" style:parent-style-name="Standard">
      <style:paragraph-properties fo:text-align="justify" style:justify-single-word="false"/>
      <style:text-properties fo:language="es" fo:country="CO" fo:font-weight="normal" officeooo:rsid="001ee1bf" officeooo:paragraph-rsid="016f2488" fo:background-color="transparent" style:font-weight-asian="normal" style:font-weight-complex="normal"/>
    </style:style>
    <style:style style:name="P167" style:family="paragraph" style:parent-style-name="Standard">
      <style:paragraph-properties fo:text-align="justify" style:justify-single-word="false"/>
      <style:text-properties fo:language="es" fo:country="CO" fo:font-weight="normal" officeooo:rsid="001ee1bf" officeooo:paragraph-rsid="016d2c68" fo:background-color="transparent" style:font-weight-asian="normal" style:font-weight-complex="normal"/>
    </style:style>
    <style:style style:name="P168" style:family="paragraph" style:parent-style-name="Standard">
      <style:paragraph-properties fo:text-align="justify" style:justify-single-word="false"/>
      <style:text-properties fo:language="es" fo:country="CO" fo:font-weight="normal" officeooo:rsid="001ee1bf" officeooo:paragraph-rsid="01795d7a" fo:background-color="transparent" style:font-weight-asian="normal" style:font-weight-complex="normal"/>
    </style:style>
    <style:style style:name="P169" style:family="paragraph" style:parent-style-name="Standard">
      <style:paragraph-properties fo:text-align="justify" style:justify-single-word="false"/>
      <style:text-properties fo:language="es" fo:country="CO" fo:font-weight="normal" officeooo:rsid="0084e40b" officeooo:paragraph-rsid="00e950f7" fo:background-color="transparent" style:font-weight-asian="normal" style:font-weight-complex="normal"/>
    </style:style>
    <style:style style:name="P170" style:family="paragraph" style:parent-style-name="Standard">
      <style:paragraph-properties fo:text-align="justify" style:justify-single-word="false"/>
      <style:text-properties fo:language="es" fo:country="CO" fo:font-weight="normal" officeooo:rsid="0084e40b" officeooo:paragraph-rsid="00ed8991" fo:background-color="transparent" style:font-weight-asian="normal" style:font-weight-complex="normal"/>
    </style:style>
    <style:style style:name="P171" style:family="paragraph" style:parent-style-name="Standard">
      <style:paragraph-properties fo:text-align="justify" style:justify-single-word="false"/>
      <style:text-properties fo:language="es" fo:country="CO" fo:font-weight="normal" officeooo:rsid="0084e40b" officeooo:paragraph-rsid="00f0bc6a" fo:background-color="transparent" style:font-weight-asian="normal" style:font-weight-complex="normal"/>
    </style:style>
    <style:style style:name="P172" style:family="paragraph" style:parent-style-name="Standard">
      <style:paragraph-properties fo:text-align="justify" style:justify-single-word="false"/>
      <style:text-properties fo:language="es" fo:country="CO" fo:font-weight="normal" officeooo:rsid="0084e40b" officeooo:paragraph-rsid="00f84ceb" fo:background-color="transparent" style:font-weight-asian="normal" style:font-weight-complex="normal"/>
    </style:style>
    <style:style style:name="P173" style:family="paragraph" style:parent-style-name="Standard">
      <style:paragraph-properties fo:text-align="justify" style:justify-single-word="false"/>
      <style:text-properties fo:language="es" fo:country="CO" fo:font-weight="normal" officeooo:rsid="0084e40b" officeooo:paragraph-rsid="00f9eda1" fo:background-color="transparent" style:font-weight-asian="normal" style:font-weight-complex="normal"/>
    </style:style>
    <style:style style:name="P174" style:family="paragraph" style:parent-style-name="Standard">
      <style:paragraph-properties fo:text-align="justify" style:justify-single-word="false"/>
      <style:text-properties fo:language="es" fo:country="CO" fo:font-weight="normal" officeooo:rsid="0084e40b" officeooo:paragraph-rsid="015d5122" fo:background-color="transparent" style:font-weight-asian="normal" style:font-weight-complex="normal"/>
    </style:style>
    <style:style style:name="P175" style:family="paragraph" style:parent-style-name="Standard">
      <style:paragraph-properties fo:text-align="justify" style:justify-single-word="false"/>
      <style:text-properties fo:language="es" fo:country="CO" fo:font-weight="normal" officeooo:rsid="0084e40b" officeooo:paragraph-rsid="01636d2e" fo:background-color="transparent" style:font-weight-asian="normal" style:font-weight-complex="normal"/>
    </style:style>
    <style:style style:name="P176" style:family="paragraph" style:parent-style-name="Standard">
      <style:paragraph-properties fo:text-align="justify" style:justify-single-word="false"/>
      <style:text-properties fo:language="es" fo:country="CO" fo:font-weight="normal" officeooo:rsid="0084e40b" officeooo:paragraph-rsid="016d2c68" fo:background-color="transparent" style:font-weight-asian="normal" style:font-weight-complex="normal"/>
    </style:style>
    <style:style style:name="P177" style:family="paragraph" style:parent-style-name="Standard">
      <style:paragraph-properties fo:text-align="justify" style:justify-single-word="false"/>
      <style:text-properties fo:language="es" fo:country="CO" fo:font-weight="normal" officeooo:rsid="0084e40b" officeooo:paragraph-rsid="016f2488" fo:background-color="transparent" style:font-weight-asian="normal" style:font-weight-complex="normal"/>
    </style:style>
    <style:style style:name="P178" style:family="paragraph" style:parent-style-name="Standard">
      <style:paragraph-properties fo:text-align="justify" style:justify-single-word="false"/>
      <style:text-properties fo:language="es" fo:country="CO" fo:font-weight="normal" officeooo:rsid="0084e40b" officeooo:paragraph-rsid="01795d7a" fo:background-color="transparent" style:font-weight-asian="normal" style:font-weight-complex="normal"/>
    </style:style>
    <style:style style:name="P179" style:family="paragraph" style:parent-style-name="Standard">
      <style:text-properties fo:language="es" fo:country="CO" fo:font-weight="normal" officeooo:rsid="0084e40b" officeooo:paragraph-rsid="00fca104" fo:background-color="transparent" style:font-weight-asian="normal" style:font-weight-complex="normal"/>
    </style:style>
    <style:style style:name="P180" style:family="paragraph" style:parent-style-name="Standard">
      <style:paragraph-properties fo:text-align="justify" style:justify-single-word="false"/>
      <style:text-properties fo:language="es" fo:country="CO" fo:font-weight="normal" officeooo:rsid="00ea496d" officeooo:paragraph-rsid="00ea496d" fo:background-color="transparent" style:font-weight-asian="normal" style:font-weight-complex="normal"/>
    </style:style>
    <style:style style:name="P181" style:family="paragraph" style:parent-style-name="Standard">
      <style:paragraph-properties fo:text-align="justify" style:justify-single-word="false"/>
      <style:text-properties fo:language="es" fo:country="CO" fo:font-weight="normal" officeooo:rsid="00eb64ae" officeooo:paragraph-rsid="00eb64ae" fo:background-color="transparent" style:font-weight-asian="normal" style:font-weight-complex="normal"/>
    </style:style>
    <style:style style:name="P182" style:family="paragraph" style:parent-style-name="Standard">
      <style:paragraph-properties fo:text-align="justify" style:justify-single-word="false"/>
      <style:text-properties fo:language="es" fo:country="CO" fo:font-weight="normal" officeooo:rsid="00ed8991" officeooo:paragraph-rsid="00ed8991" fo:background-color="transparent" style:font-weight-asian="normal" style:font-weight-complex="normal"/>
    </style:style>
    <style:style style:name="P183" style:family="paragraph" style:parent-style-name="Standard">
      <style:paragraph-properties fo:text-align="justify" style:justify-single-word="false"/>
      <style:text-properties fo:language="es" fo:country="CO" fo:font-weight="normal" officeooo:rsid="00ed8991" officeooo:paragraph-rsid="00f0bc6a" fo:background-color="transparent" style:font-weight-asian="normal" style:font-weight-complex="normal"/>
    </style:style>
    <style:style style:name="P184" style:family="paragraph" style:parent-style-name="Standard">
      <style:paragraph-properties fo:text-align="justify" style:justify-single-word="false"/>
      <style:text-properties fo:language="es" fo:country="CO" fo:font-weight="normal" officeooo:rsid="00ed8991" officeooo:paragraph-rsid="00f84ceb" fo:background-color="transparent" style:font-weight-asian="normal" style:font-weight-complex="normal"/>
    </style:style>
    <style:style style:name="P185" style:family="paragraph" style:parent-style-name="Standard">
      <style:paragraph-properties fo:text-align="justify" style:justify-single-word="false"/>
      <style:text-properties fo:language="es" fo:country="CO" fo:font-weight="normal" officeooo:rsid="00ed8991" officeooo:paragraph-rsid="00f9eda1" fo:background-color="transparent" style:font-weight-asian="normal" style:font-weight-complex="normal"/>
    </style:style>
    <style:style style:name="P186" style:family="paragraph" style:parent-style-name="Standard">
      <style:paragraph-properties fo:text-align="justify" style:justify-single-word="false"/>
      <style:text-properties fo:language="es" fo:country="CO" fo:font-weight="normal" officeooo:rsid="00ed8991" officeooo:paragraph-rsid="00fca104" fo:background-color="transparent" style:font-weight-asian="normal" style:font-weight-complex="normal"/>
    </style:style>
    <style:style style:name="P187" style:family="paragraph" style:parent-style-name="Standard">
      <style:paragraph-properties fo:text-align="justify" style:justify-single-word="false"/>
      <style:text-properties fo:language="es" fo:country="CO" fo:font-weight="normal" officeooo:rsid="00ed8991" officeooo:paragraph-rsid="0100b500" fo:background-color="transparent" style:font-weight-asian="normal" style:font-weight-complex="normal"/>
    </style:style>
    <style:style style:name="P188" style:family="paragraph" style:parent-style-name="Standard">
      <style:paragraph-properties fo:text-align="justify" style:justify-single-word="false"/>
      <style:text-properties fo:language="es" fo:country="CO" fo:font-weight="normal" officeooo:rsid="00eeb0d6" officeooo:paragraph-rsid="00eeb0d6" fo:background-color="transparent" style:font-weight-asian="normal" style:font-weight-complex="normal"/>
    </style:style>
    <style:style style:name="P189" style:family="paragraph" style:parent-style-name="Standard">
      <style:paragraph-properties fo:text-align="justify" style:justify-single-word="false"/>
      <style:text-properties fo:language="es" fo:country="CO" fo:font-weight="normal" officeooo:rsid="00f0bc6a" officeooo:paragraph-rsid="00f0bc6a" fo:background-color="transparent" style:font-weight-asian="normal" style:font-weight-complex="normal"/>
    </style:style>
    <style:style style:name="P190" style:family="paragraph" style:parent-style-name="Standard">
      <style:paragraph-properties fo:text-align="justify" style:justify-single-word="false"/>
      <style:text-properties fo:language="es" fo:country="CO" fo:font-weight="normal" officeooo:rsid="00f0bc6a" officeooo:paragraph-rsid="00f84ceb" fo:background-color="transparent" style:font-weight-asian="normal" style:font-weight-complex="normal"/>
    </style:style>
    <style:style style:name="P191" style:family="paragraph" style:parent-style-name="Standard">
      <style:paragraph-properties fo:text-align="justify" style:justify-single-word="false"/>
      <style:text-properties fo:language="es" fo:country="CO" fo:font-weight="normal" officeooo:rsid="00f0bc6a" officeooo:paragraph-rsid="00f9eda1" fo:background-color="transparent" style:font-weight-asian="normal" style:font-weight-complex="normal"/>
    </style:style>
    <style:style style:name="P192" style:family="paragraph" style:parent-style-name="Standard">
      <style:paragraph-properties fo:text-align="justify" style:justify-single-word="false"/>
      <style:text-properties fo:language="es" fo:country="CO" fo:font-weight="normal" officeooo:rsid="00f0bc6a" officeooo:paragraph-rsid="00fca104" fo:background-color="transparent" style:font-weight-asian="normal" style:font-weight-complex="normal"/>
    </style:style>
    <style:style style:name="P193" style:family="paragraph" style:parent-style-name="Standard">
      <style:paragraph-properties fo:text-align="justify" style:justify-single-word="false"/>
      <style:text-properties fo:language="es" fo:country="CO" fo:font-weight="normal" officeooo:rsid="00f21c84" officeooo:paragraph-rsid="00f21c84" fo:background-color="transparent" style:font-weight-asian="normal" style:font-weight-complex="normal"/>
    </style:style>
    <style:style style:name="P194" style:family="paragraph" style:parent-style-name="Standard">
      <style:paragraph-properties fo:text-align="justify" style:justify-single-word="false"/>
      <style:text-properties fo:language="es" fo:country="CO" fo:font-weight="normal" officeooo:rsid="00f8a9cb" officeooo:paragraph-rsid="00f8a9cb" fo:background-color="transparent" style:font-weight-asian="normal" style:font-weight-complex="normal"/>
    </style:style>
    <style:style style:name="P195" style:family="paragraph" style:parent-style-name="Standard">
      <style:paragraph-properties fo:text-align="justify" style:justify-single-word="false"/>
      <style:text-properties fo:language="es" fo:country="CO" fo:font-weight="normal" officeooo:rsid="00fa02c9" officeooo:paragraph-rsid="00fa02c9" fo:background-color="transparent" style:font-weight-asian="normal" style:font-weight-complex="normal"/>
    </style:style>
    <style:style style:name="P196" style:family="paragraph" style:parent-style-name="Standard">
      <style:paragraph-properties fo:text-align="justify" style:justify-single-word="false"/>
      <style:text-properties fo:language="es" fo:country="CO" fo:font-weight="normal" officeooo:rsid="00ff1be1" officeooo:paragraph-rsid="00ff1be1" fo:background-color="transparent" style:font-weight-asian="normal" style:font-weight-complex="normal"/>
    </style:style>
    <style:style style:name="P197" style:family="paragraph" style:parent-style-name="Standard">
      <style:paragraph-properties fo:text-align="justify" style:justify-single-word="false"/>
      <style:text-properties fo:language="es" fo:country="CO" fo:font-weight="normal" officeooo:rsid="00ff1be1" officeooo:paragraph-rsid="0100b500" fo:background-color="transparent" style:font-weight-asian="normal" style:font-weight-complex="normal"/>
    </style:style>
    <style:style style:name="P198" style:family="paragraph" style:parent-style-name="Standard">
      <style:paragraph-properties fo:text-align="justify" style:justify-single-word="false"/>
      <style:text-properties fo:language="es" fo:country="CO" fo:font-weight="normal" officeooo:rsid="0100b500" officeooo:paragraph-rsid="0100b500" fo:background-color="transparent" style:font-weight-asian="normal" style:font-weight-complex="normal"/>
    </style:style>
    <style:style style:name="P199" style:family="paragraph" style:parent-style-name="Standard">
      <style:paragraph-properties fo:text-align="justify" style:justify-single-word="false"/>
      <style:text-properties fo:language="es" fo:country="CO" fo:font-weight="normal" officeooo:rsid="01026457" officeooo:paragraph-rsid="01026457" fo:background-color="transparent" style:font-weight-asian="normal" style:font-weight-complex="normal"/>
    </style:style>
    <style:style style:name="P200" style:family="paragraph" style:parent-style-name="Standard">
      <style:paragraph-properties fo:text-align="justify" style:justify-single-word="false"/>
      <style:text-properties fo:language="es" fo:country="CO" fo:font-weight="normal" officeooo:rsid="015d5122" officeooo:paragraph-rsid="015d5122" fo:background-color="transparent" style:font-weight-asian="normal" style:font-weight-complex="normal"/>
    </style:style>
    <style:style style:name="P201" style:family="paragraph" style:parent-style-name="Standard">
      <style:paragraph-properties fo:text-align="justify" style:justify-single-word="false"/>
      <style:text-properties fo:language="es" fo:country="CO" fo:font-weight="normal" officeooo:rsid="015d5122" officeooo:paragraph-rsid="01636d2e" fo:background-color="transparent" style:font-weight-asian="normal" style:font-weight-complex="normal"/>
    </style:style>
    <style:style style:name="P202" style:family="paragraph" style:parent-style-name="Standard">
      <style:paragraph-properties fo:text-align="justify" style:justify-single-word="false"/>
      <style:text-properties fo:language="es" fo:country="CO" fo:font-weight="normal" officeooo:rsid="015d5122" officeooo:paragraph-rsid="016d2c68" fo:background-color="transparent" style:font-weight-asian="normal" style:font-weight-complex="normal"/>
    </style:style>
    <style:style style:name="P203" style:family="paragraph" style:parent-style-name="Standard">
      <style:paragraph-properties fo:text-align="justify" style:justify-single-word="false"/>
      <style:text-properties fo:language="es" fo:country="CO" fo:font-weight="normal" officeooo:rsid="015d5122" officeooo:paragraph-rsid="016f2488" fo:background-color="transparent" style:font-weight-asian="normal" style:font-weight-complex="normal"/>
    </style:style>
    <style:style style:name="P204" style:family="paragraph" style:parent-style-name="Standard">
      <style:paragraph-properties fo:text-align="justify" style:justify-single-word="false"/>
      <style:text-properties fo:language="es" fo:country="CO" fo:font-weight="normal" officeooo:rsid="015d5122" officeooo:paragraph-rsid="01795d7a" fo:background-color="transparent" style:font-weight-asian="normal" style:font-weight-complex="normal"/>
    </style:style>
    <style:style style:name="P205" style:family="paragraph" style:parent-style-name="Standard">
      <style:paragraph-properties fo:text-align="justify" style:justify-single-word="false"/>
      <style:text-properties fo:language="es" fo:country="CO" fo:font-weight="normal" officeooo:rsid="016565bf" officeooo:paragraph-rsid="016565bf" fo:background-color="transparent" style:font-weight-asian="normal" style:font-weight-complex="normal"/>
    </style:style>
    <style:style style:name="P206" style:family="paragraph" style:parent-style-name="Standard">
      <style:paragraph-properties fo:text-align="justify" style:justify-single-word="false"/>
      <style:text-properties fo:language="es" fo:country="CO" fo:font-weight="normal" officeooo:rsid="01693249" officeooo:paragraph-rsid="01693249" fo:background-color="transparent" style:font-weight-asian="normal" style:font-weight-complex="normal"/>
    </style:style>
    <style:style style:name="P207" style:family="paragraph" style:parent-style-name="Standard">
      <style:paragraph-properties fo:text-align="justify" style:justify-single-word="false"/>
      <style:text-properties fo:language="es" fo:country="CO" fo:font-weight="normal" officeooo:rsid="01708575" officeooo:paragraph-rsid="01708575" fo:background-color="transparent" style:font-weight-asian="normal" style:font-weight-complex="normal"/>
    </style:style>
    <style:style style:name="P208" style:family="paragraph" style:parent-style-name="Standard">
      <style:paragraph-properties fo:text-align="justify" style:justify-single-word="false"/>
      <style:text-properties fo:language="es" fo:country="CO" fo:font-weight="normal" officeooo:rsid="01708575" officeooo:paragraph-rsid="017098f8" fo:background-color="transparent" style:font-weight-asian="normal" style:font-weight-complex="normal"/>
    </style:style>
    <style:style style:name="P209" style:family="paragraph" style:parent-style-name="Standard">
      <style:paragraph-properties fo:text-align="justify" style:justify-single-word="false"/>
      <style:text-properties fo:language="es" fo:country="CO" fo:font-weight="normal" officeooo:rsid="0174b812" officeooo:paragraph-rsid="0174b812" fo:background-color="transparent" style:font-weight-asian="normal" style:font-weight-complex="normal"/>
    </style:style>
    <style:style style:name="P210" style:family="paragraph" style:parent-style-name="Standard">
      <style:paragraph-properties fo:text-align="justify" style:justify-single-word="false"/>
      <style:text-properties fo:language="es" fo:country="CO" fo:font-weight="normal" officeooo:rsid="017098f8" officeooo:paragraph-rsid="017098f8" fo:background-color="transparent" style:font-weight-asian="normal" style:font-weight-complex="normal"/>
    </style:style>
    <style:style style:name="P211" style:family="paragraph" style:parent-style-name="Standard">
      <style:paragraph-properties fo:text-align="justify" style:justify-single-word="false"/>
      <style:text-properties fo:language="es" fo:country="CO" fo:font-weight="normal" officeooo:rsid="01757ff8" officeooo:paragraph-rsid="01757ff8" fo:background-color="transparent" style:font-weight-asian="normal" style:font-weight-complex="normal"/>
    </style:style>
    <style:style style:name="P212" style:family="paragraph" style:parent-style-name="Standard">
      <style:paragraph-properties fo:text-align="justify" style:justify-single-word="false"/>
      <style:text-properties fo:language="es" fo:country="CO" fo:font-weight="normal" officeooo:rsid="01795d7a" officeooo:paragraph-rsid="01795d7a" fo:background-color="transparent" style:font-weight-asian="normal" style:font-weight-complex="normal"/>
    </style:style>
    <style:style style:name="P213" style:family="paragraph" style:parent-style-name="Standard">
      <style:paragraph-properties fo:text-align="justify" style:justify-single-word="false"/>
      <style:text-properties fo:language="es" fo:country="CO" officeooo:rsid="001da88a" officeooo:paragraph-rsid="001777ab"/>
    </style:style>
    <style:style style:name="P214" style:family="paragraph" style:parent-style-name="Standard">
      <style:paragraph-properties fo:text-align="justify" style:justify-single-word="false"/>
      <style:text-properties fo:language="es" fo:country="CO" officeooo:rsid="001da88a" officeooo:paragraph-rsid="0084e40b"/>
    </style:style>
    <style:style style:name="P215" style:family="paragraph" style:parent-style-name="Standard">
      <style:paragraph-properties fo:text-align="justify" style:justify-single-word="false"/>
      <style:text-properties fo:language="es" fo:country="CO" officeooo:rsid="001da88a" officeooo:paragraph-rsid="008ad23d"/>
    </style:style>
    <style:style style:name="P216" style:family="paragraph" style:parent-style-name="Standard">
      <style:paragraph-properties fo:text-align="justify" style:justify-single-word="false"/>
      <style:text-properties fo:language="es" fo:country="CO" officeooo:rsid="001da88a" officeooo:paragraph-rsid="008ee792"/>
    </style:style>
    <style:style style:name="P217" style:family="paragraph" style:parent-style-name="Standard">
      <style:paragraph-properties fo:text-align="justify" style:justify-single-word="false"/>
      <style:text-properties fo:language="es" fo:country="CO" officeooo:rsid="001da88a" officeooo:paragraph-rsid="0090e42f"/>
    </style:style>
    <style:style style:name="P218" style:family="paragraph" style:parent-style-name="Standard">
      <style:paragraph-properties fo:text-align="justify" style:justify-single-word="false"/>
      <style:text-properties fo:language="es" fo:country="CO" officeooo:rsid="001da88a" officeooo:paragraph-rsid="0093380d"/>
    </style:style>
    <style:style style:name="P219" style:family="paragraph" style:parent-style-name="Standard">
      <style:paragraph-properties fo:text-align="justify" style:justify-single-word="false"/>
      <style:text-properties fo:language="es" fo:country="CO" officeooo:rsid="001da88a" officeooo:paragraph-rsid="009bda76"/>
    </style:style>
    <style:style style:name="P220" style:family="paragraph" style:parent-style-name="Standard">
      <style:paragraph-properties fo:text-align="justify" style:justify-single-word="false"/>
      <style:text-properties fo:language="es" fo:country="CO" officeooo:rsid="001da88a" officeooo:paragraph-rsid="009f57f7"/>
    </style:style>
    <style:style style:name="P221" style:family="paragraph" style:parent-style-name="Standard">
      <style:paragraph-properties fo:text-align="justify" style:justify-single-word="false"/>
      <style:text-properties fo:language="es" fo:country="CO" officeooo:rsid="001da88a" officeooo:paragraph-rsid="00a91337"/>
    </style:style>
    <style:style style:name="P222" style:family="paragraph" style:parent-style-name="Standard">
      <style:paragraph-properties fo:text-align="justify" style:justify-single-word="false"/>
      <style:text-properties fo:language="es" fo:country="CO" officeooo:rsid="001da88a" officeooo:paragraph-rsid="00ad0c65"/>
    </style:style>
    <style:style style:name="P223" style:family="paragraph" style:parent-style-name="Standard">
      <style:paragraph-properties fo:text-align="justify" style:justify-single-word="false"/>
      <style:text-properties fo:language="es" fo:country="CO" officeooo:rsid="001da88a" officeooo:paragraph-rsid="00b5c09e"/>
    </style:style>
    <style:style style:name="P224" style:family="paragraph" style:parent-style-name="Standard">
      <style:paragraph-properties fo:text-align="justify" style:justify-single-word="false"/>
      <style:text-properties fo:language="es" fo:country="CO" officeooo:rsid="001da88a" officeooo:paragraph-rsid="00c08f9f"/>
    </style:style>
    <style:style style:name="P225" style:family="paragraph" style:parent-style-name="Standard">
      <style:paragraph-properties fo:text-align="justify" style:justify-single-word="false"/>
      <style:text-properties fo:language="es" fo:country="CO" officeooo:rsid="001da88a" officeooo:paragraph-rsid="00c4af8d"/>
    </style:style>
    <style:style style:name="P226" style:family="paragraph" style:parent-style-name="Standard">
      <style:paragraph-properties fo:text-align="justify" style:justify-single-word="false"/>
      <style:text-properties fo:language="es" fo:country="CO" officeooo:rsid="001da88a" officeooo:paragraph-rsid="00c9b657"/>
    </style:style>
    <style:style style:name="P227" style:family="paragraph" style:parent-style-name="Standard">
      <style:paragraph-properties fo:text-align="justify" style:justify-single-word="false"/>
      <style:text-properties fo:language="es" fo:country="CO" officeooo:rsid="001da88a" officeooo:paragraph-rsid="00cb7c2d"/>
    </style:style>
    <style:style style:name="P228" style:family="paragraph" style:parent-style-name="Standard">
      <style:paragraph-properties fo:text-align="justify" style:justify-single-word="false"/>
      <style:text-properties fo:language="es" fo:country="CO" officeooo:rsid="001da88a" officeooo:paragraph-rsid="00d66858"/>
    </style:style>
    <style:style style:name="P229" style:family="paragraph" style:parent-style-name="Standard">
      <style:paragraph-properties fo:text-align="justify" style:justify-single-word="false"/>
      <style:text-properties fo:language="es" fo:country="CO" officeooo:rsid="001da88a" officeooo:paragraph-rsid="00d78b70"/>
    </style:style>
    <style:style style:name="P230" style:family="paragraph" style:parent-style-name="Standard">
      <style:paragraph-properties fo:text-align="justify" style:justify-single-word="false"/>
      <style:text-properties fo:language="es" fo:country="CO" officeooo:rsid="001da88a" officeooo:paragraph-rsid="010dc1a0"/>
    </style:style>
    <style:style style:name="P231" style:family="paragraph" style:parent-style-name="Standard">
      <style:paragraph-properties fo:text-align="justify" style:justify-single-word="false"/>
      <style:text-properties fo:language="es" fo:country="CO" officeooo:rsid="001da88a" officeooo:paragraph-rsid="01113c2d"/>
    </style:style>
    <style:style style:name="P232" style:family="paragraph" style:parent-style-name="Standard">
      <style:paragraph-properties fo:text-align="justify" style:justify-single-word="false"/>
      <style:text-properties fo:language="es" fo:country="CO" officeooo:rsid="001da88a" officeooo:paragraph-rsid="01160133"/>
    </style:style>
    <style:style style:name="P233" style:family="paragraph" style:parent-style-name="Standard">
      <style:paragraph-properties fo:text-align="justify" style:justify-single-word="false"/>
      <style:text-properties fo:language="es" fo:country="CO" officeooo:rsid="001da88a" officeooo:paragraph-rsid="0119c796"/>
    </style:style>
    <style:style style:name="P234" style:family="paragraph" style:parent-style-name="Standard">
      <style:paragraph-properties fo:text-align="justify" style:justify-single-word="false"/>
      <style:text-properties fo:language="es" fo:country="CO" officeooo:rsid="001da88a" officeooo:paragraph-rsid="011d57ff"/>
    </style:style>
    <style:style style:name="P235" style:family="paragraph" style:parent-style-name="Standard">
      <style:paragraph-properties fo:text-align="justify" style:justify-single-word="false"/>
      <style:text-properties fo:language="es" fo:country="CO" officeooo:rsid="001da88a" officeooo:paragraph-rsid="01219767"/>
    </style:style>
    <style:style style:name="P236" style:family="paragraph" style:parent-style-name="Standard">
      <style:paragraph-properties fo:text-align="justify" style:justify-single-word="false"/>
      <style:text-properties fo:language="es" fo:country="CO" officeooo:rsid="001da88a" officeooo:paragraph-rsid="0125d2ef"/>
    </style:style>
    <style:style style:name="P237" style:family="paragraph" style:parent-style-name="Standard">
      <style:paragraph-properties fo:text-align="justify" style:justify-single-word="false"/>
      <style:text-properties fo:language="es" fo:country="CO" officeooo:rsid="001da88a" officeooo:paragraph-rsid="012b8dca"/>
    </style:style>
    <style:style style:name="P238" style:family="paragraph" style:parent-style-name="Standard">
      <style:paragraph-properties fo:text-align="justify" style:justify-single-word="false"/>
      <style:text-properties fo:language="es" fo:country="CO" officeooo:rsid="001da88a" officeooo:paragraph-rsid="0138955e"/>
    </style:style>
    <style:style style:name="P239" style:family="paragraph" style:parent-style-name="Standard">
      <style:paragraph-properties fo:text-align="justify" style:justify-single-word="false"/>
      <style:text-properties fo:language="es" fo:country="CO" officeooo:rsid="001da88a" officeooo:paragraph-rsid="013e1052"/>
    </style:style>
    <style:style style:name="P240" style:family="paragraph" style:parent-style-name="Standard">
      <style:paragraph-properties fo:text-align="justify" style:justify-single-word="false"/>
      <style:text-properties fo:language="es" fo:country="CO" officeooo:rsid="001da88a" officeooo:paragraph-rsid="0148ad93"/>
    </style:style>
    <style:style style:name="P241" style:family="paragraph" style:parent-style-name="Standard">
      <style:paragraph-properties fo:text-align="justify" style:justify-single-word="false"/>
      <style:text-properties fo:language="es" fo:country="CO" officeooo:rsid="001da88a" officeooo:paragraph-rsid="014f8e76"/>
    </style:style>
    <style:style style:name="P242" style:family="paragraph" style:parent-style-name="Standard">
      <style:paragraph-properties fo:text-align="justify" style:justify-single-word="false"/>
      <style:text-properties fo:language="es" fo:country="CO" officeooo:rsid="001da88a" officeooo:paragraph-rsid="0155f765"/>
    </style:style>
    <style:style style:name="P243" style:family="paragraph" style:parent-style-name="Standard">
      <style:paragraph-properties fo:text-align="center" style:justify-single-word="false"/>
      <style:text-properties fo:language="es" fo:country="CO" officeooo:rsid="001da88a" officeooo:paragraph-rsid="001777ab"/>
    </style:style>
    <style:style style:name="P244" style:family="paragraph" style:parent-style-name="Standard">
      <style:paragraph-properties fo:text-align="center" style:justify-single-word="false"/>
      <style:text-properties fo:language="es" fo:country="CO" officeooo:rsid="001da88a" officeooo:paragraph-rsid="0090e42f"/>
    </style:style>
    <style:style style:name="P245" style:family="paragraph" style:parent-style-name="Standard">
      <style:paragraph-properties fo:text-align="center" style:justify-single-word="false"/>
      <style:text-properties fo:language="es" fo:country="CO" officeooo:rsid="001da88a" officeooo:paragraph-rsid="0093380d"/>
    </style:style>
    <style:style style:name="P246" style:family="paragraph" style:parent-style-name="Standard">
      <style:paragraph-properties fo:text-align="center" style:justify-single-word="false"/>
      <style:text-properties fo:language="es" fo:country="CO" officeooo:rsid="001da88a" officeooo:paragraph-rsid="00b5c09e"/>
    </style:style>
    <style:style style:name="P247" style:family="paragraph" style:parent-style-name="Standard">
      <style:text-properties fo:language="es" fo:country="CO" officeooo:rsid="001da88a" officeooo:paragraph-rsid="0084e40b"/>
    </style:style>
    <style:style style:name="P248" style:family="paragraph" style:parent-style-name="Standard">
      <style:text-properties fo:language="es" fo:country="CO" officeooo:rsid="001da88a" officeooo:paragraph-rsid="009bda76"/>
    </style:style>
    <style:style style:name="P249" style:family="paragraph" style:parent-style-name="Standard">
      <style:text-properties fo:language="es" fo:country="CO" officeooo:rsid="001da88a" officeooo:paragraph-rsid="009f57f7"/>
    </style:style>
    <style:style style:name="P250" style:family="paragraph" style:parent-style-name="Standard">
      <style:text-properties fo:language="es" fo:country="CO" officeooo:rsid="001da88a" officeooo:paragraph-rsid="00b5c09e"/>
    </style:style>
    <style:style style:name="P251" style:family="paragraph" style:parent-style-name="Standard">
      <style:text-properties fo:language="es" fo:country="CO" officeooo:rsid="001da88a" officeooo:paragraph-rsid="00c08f9f"/>
    </style:style>
    <style:style style:name="P252" style:family="paragraph" style:parent-style-name="Standard">
      <style:text-properties fo:language="es" fo:country="CO" officeooo:rsid="001da88a" officeooo:paragraph-rsid="00c4af8d"/>
    </style:style>
    <style:style style:name="P253" style:family="paragraph" style:parent-style-name="Standard">
      <style:text-properties fo:language="es" fo:country="CO" officeooo:rsid="001da88a" officeooo:paragraph-rsid="00c9b657"/>
    </style:style>
    <style:style style:name="P254" style:family="paragraph" style:parent-style-name="Standard">
      <style:text-properties fo:language="es" fo:country="CO" officeooo:rsid="001da88a" officeooo:paragraph-rsid="00cb7c2d"/>
    </style:style>
    <style:style style:name="P255" style:family="paragraph" style:parent-style-name="Standard">
      <style:text-properties fo:language="es" fo:country="CO" officeooo:rsid="001da88a" officeooo:paragraph-rsid="00f84ceb"/>
    </style:style>
    <style:style style:name="P256" style:family="paragraph" style:parent-style-name="Standard">
      <style:text-properties fo:language="es" fo:country="CO" officeooo:rsid="001da88a" officeooo:paragraph-rsid="00f9eda1"/>
    </style:style>
    <style:style style:name="P257" style:family="paragraph" style:parent-style-name="Standard">
      <style:text-properties fo:language="es" fo:country="CO" officeooo:rsid="001da88a" officeooo:paragraph-rsid="00fca104"/>
    </style:style>
    <style:style style:name="P258" style:family="paragraph" style:parent-style-name="Standard">
      <style:text-properties fo:language="es" fo:country="CO" officeooo:rsid="001da88a" officeooo:paragraph-rsid="0100b500"/>
    </style:style>
    <style:style style:name="P259" style:family="paragraph" style:parent-style-name="Standard">
      <style:paragraph-properties fo:text-align="justify" style:justify-single-word="false"/>
      <style:text-properties fo:language="es" fo:country="CO" officeooo:rsid="001777ab" officeooo:paragraph-rsid="001777ab"/>
    </style:style>
    <style:style style:name="P260" style:family="paragraph" style:parent-style-name="Standard">
      <style:paragraph-properties fo:text-align="justify" style:justify-single-word="false"/>
      <style:text-properties fo:language="es" fo:country="CO" officeooo:rsid="001777ab" officeooo:paragraph-rsid="0084e40b"/>
    </style:style>
    <style:style style:name="P261" style:family="paragraph" style:parent-style-name="Standard">
      <style:paragraph-properties fo:text-align="justify" style:justify-single-word="false"/>
      <style:text-properties fo:language="es" fo:country="CO" officeooo:rsid="001777ab" officeooo:paragraph-rsid="008ad23d"/>
    </style:style>
    <style:style style:name="P262" style:family="paragraph" style:parent-style-name="Standard">
      <style:paragraph-properties fo:text-align="justify" style:justify-single-word="false"/>
      <style:text-properties fo:language="es" fo:country="CO" officeooo:rsid="001777ab" officeooo:paragraph-rsid="008ee792"/>
    </style:style>
    <style:style style:name="P263" style:family="paragraph" style:parent-style-name="Standard">
      <style:paragraph-properties fo:text-align="justify" style:justify-single-word="false"/>
      <style:text-properties fo:language="es" fo:country="CO" officeooo:rsid="001777ab" officeooo:paragraph-rsid="0090e42f"/>
    </style:style>
    <style:style style:name="P264" style:family="paragraph" style:parent-style-name="Standard">
      <style:paragraph-properties fo:text-align="justify" style:justify-single-word="false"/>
      <style:text-properties fo:language="es" fo:country="CO" officeooo:rsid="001777ab" officeooo:paragraph-rsid="0093380d"/>
    </style:style>
    <style:style style:name="P265" style:family="paragraph" style:parent-style-name="Standard">
      <style:paragraph-properties fo:text-align="justify" style:justify-single-word="false"/>
      <style:text-properties fo:language="es" fo:country="CO" officeooo:rsid="001777ab" officeooo:paragraph-rsid="0148ad93"/>
    </style:style>
    <style:style style:name="P266" style:family="paragraph" style:parent-style-name="Standard">
      <style:paragraph-properties fo:text-align="justify" style:justify-single-word="false"/>
      <style:text-properties fo:language="es" fo:country="CO" officeooo:paragraph-rsid="001777ab"/>
    </style:style>
    <style:style style:name="P267" style:family="paragraph" style:parent-style-name="Standard">
      <style:paragraph-properties fo:text-align="justify" style:justify-single-word="false"/>
      <style:text-properties fo:language="es" fo:country="CO" officeooo:paragraph-rsid="00bddfa6"/>
    </style:style>
    <style:style style:name="P268" style:family="paragraph" style:parent-style-name="Standard">
      <style:paragraph-properties fo:text-align="justify" style:justify-single-word="false"/>
      <style:text-properties fo:language="es" fo:country="CO" officeooo:paragraph-rsid="00ef2ca4"/>
    </style:style>
    <style:style style:name="P269" style:family="paragraph" style:parent-style-name="Standard">
      <style:text-properties fo:language="es" fo:country="CO" officeooo:paragraph-rsid="00296a84"/>
    </style:style>
    <style:style style:name="P270" style:family="paragraph" style:parent-style-name="Standard">
      <style:paragraph-properties fo:text-align="justify" style:justify-single-word="false"/>
      <style:text-properties fo:language="es" fo:country="CO" officeooo:rsid="0084e40b" officeooo:paragraph-rsid="0084e40b"/>
    </style:style>
    <style:style style:name="P271" style:family="paragraph" style:parent-style-name="Standard">
      <style:paragraph-properties fo:text-align="justify" style:justify-single-word="false"/>
      <style:text-properties fo:language="es" fo:country="CO" officeooo:rsid="0084e40b" officeooo:paragraph-rsid="0097d3f1"/>
    </style:style>
    <style:style style:name="P272" style:family="paragraph" style:parent-style-name="Standard">
      <style:text-properties fo:language="es" fo:country="CO" officeooo:rsid="0084e40b" officeooo:paragraph-rsid="0084e40b"/>
    </style:style>
    <style:style style:name="P273" style:family="paragraph" style:parent-style-name="Standard">
      <style:text-properties fo:language="es" fo:country="CO" officeooo:rsid="0084e40b" officeooo:paragraph-rsid="008ad23d"/>
    </style:style>
    <style:style style:name="P274" style:family="paragraph" style:parent-style-name="Standard">
      <style:text-properties fo:language="es" fo:country="CO" officeooo:rsid="0084e40b" officeooo:paragraph-rsid="008ee792"/>
    </style:style>
    <style:style style:name="P275" style:family="paragraph" style:parent-style-name="Standard">
      <style:text-properties fo:language="es" fo:country="CO" officeooo:rsid="0084e40b" officeooo:paragraph-rsid="0090e42f"/>
    </style:style>
    <style:style style:name="P276" style:family="paragraph" style:parent-style-name="Standard">
      <style:text-properties fo:language="es" fo:country="CO" officeooo:rsid="0084e40b" officeooo:paragraph-rsid="010dc1a0"/>
    </style:style>
    <style:style style:name="P277" style:family="paragraph" style:parent-style-name="Standard">
      <style:text-properties fo:language="es" fo:country="CO" officeooo:paragraph-rsid="0084e40b"/>
    </style:style>
    <style:style style:name="P278" style:family="paragraph" style:parent-style-name="Standard">
      <style:paragraph-properties fo:text-align="justify" style:justify-single-word="false"/>
      <style:text-properties fo:language="es" fo:country="CO" officeooo:rsid="0087489f" officeooo:paragraph-rsid="0084e40b"/>
    </style:style>
    <style:style style:name="P279" style:family="paragraph" style:parent-style-name="Standard">
      <style:paragraph-properties fo:text-align="justify" style:justify-single-word="false"/>
      <style:text-properties fo:language="es" fo:country="CO" officeooo:rsid="0087489f" officeooo:paragraph-rsid="008ad23d"/>
    </style:style>
    <style:style style:name="P280" style:family="paragraph" style:parent-style-name="Standard">
      <style:paragraph-properties fo:text-align="justify" style:justify-single-word="false"/>
      <style:text-properties fo:language="es" fo:country="CO" officeooo:rsid="0087489f" officeooo:paragraph-rsid="008ee792"/>
    </style:style>
    <style:style style:name="P281" style:family="paragraph" style:parent-style-name="Standard">
      <style:paragraph-properties fo:text-align="justify" style:justify-single-word="false"/>
      <style:text-properties fo:language="es" fo:country="CO" officeooo:rsid="0087489f" officeooo:paragraph-rsid="0090e42f"/>
    </style:style>
    <style:style style:name="P282" style:family="paragraph" style:parent-style-name="Standard">
      <style:paragraph-properties fo:text-align="justify" style:justify-single-word="false"/>
      <style:text-properties fo:language="es" fo:country="CO" officeooo:rsid="008bc1a4" officeooo:paragraph-rsid="008bc1a4"/>
    </style:style>
    <style:style style:name="P283" style:family="paragraph" style:parent-style-name="Standard">
      <style:paragraph-properties fo:text-align="justify" style:justify-single-word="false"/>
      <style:text-properties fo:language="es" fo:country="CO" officeooo:rsid="008ee792" officeooo:paragraph-rsid="008ee792"/>
    </style:style>
    <style:style style:name="P284" style:family="paragraph" style:parent-style-name="Standard">
      <style:paragraph-properties fo:text-align="justify" style:justify-single-word="false"/>
      <style:text-properties fo:language="es" fo:country="CO" officeooo:rsid="009029fa" officeooo:paragraph-rsid="009029fa"/>
    </style:style>
    <style:style style:name="P285" style:family="paragraph" style:parent-style-name="Standard">
      <style:paragraph-properties fo:text-align="justify" style:justify-single-word="false"/>
      <style:text-properties fo:language="es" fo:country="CO" officeooo:rsid="0092dccf" officeooo:paragraph-rsid="0092dccf"/>
    </style:style>
    <style:style style:name="P286" style:family="paragraph" style:parent-style-name="Standard">
      <style:paragraph-properties fo:text-align="justify" style:justify-single-word="false"/>
      <style:text-properties fo:language="es" fo:country="CO" officeooo:rsid="0092dccf" officeooo:paragraph-rsid="0093380d"/>
    </style:style>
    <style:style style:name="P287" style:family="paragraph" style:parent-style-name="Standard">
      <style:paragraph-properties fo:text-align="justify" style:justify-single-word="false"/>
      <style:text-properties fo:language="es" fo:country="CO" officeooo:rsid="0093380d" officeooo:paragraph-rsid="0093380d"/>
    </style:style>
    <style:style style:name="P288" style:family="paragraph" style:parent-style-name="Standard">
      <style:paragraph-properties fo:text-align="justify" style:justify-single-word="false"/>
      <style:text-properties fo:language="es" fo:country="CO" officeooo:rsid="009c1220" officeooo:paragraph-rsid="009c1220"/>
    </style:style>
    <style:style style:name="P289" style:family="paragraph" style:parent-style-name="Standard">
      <style:text-properties fo:language="es" fo:country="CO" officeooo:rsid="00a6732b" officeooo:paragraph-rsid="00a6732b"/>
    </style:style>
    <style:style style:name="P290" style:family="paragraph" style:parent-style-name="Standard">
      <style:paragraph-properties fo:text-align="justify" style:justify-single-word="false"/>
      <style:text-properties fo:language="es" fo:country="CO" officeooo:rsid="0097d3f1" officeooo:paragraph-rsid="0084e40b"/>
    </style:style>
    <style:style style:name="P291" style:family="paragraph" style:parent-style-name="Standard">
      <style:paragraph-properties fo:text-align="justify" style:justify-single-word="false"/>
      <style:text-properties fo:language="es" fo:country="CO" officeooo:rsid="0097d3f1" officeooo:paragraph-rsid="0097d3f1"/>
    </style:style>
    <style:style style:name="P292" style:family="paragraph" style:parent-style-name="Standard">
      <style:paragraph-properties fo:text-align="justify" style:justify-single-word="false"/>
      <style:text-properties fo:language="es" fo:country="CO" officeooo:rsid="00bddfa6" officeooo:paragraph-rsid="00bddfa6"/>
    </style:style>
    <style:style style:name="P293" style:family="paragraph" style:parent-style-name="Standard">
      <style:paragraph-properties fo:text-align="justify" style:justify-single-word="false"/>
      <style:text-properties fo:language="es" fo:country="CO" officeooo:rsid="00c7013e" officeooo:paragraph-rsid="00c7013e"/>
    </style:style>
    <style:style style:name="P294" style:family="paragraph" style:parent-style-name="Standard">
      <style:paragraph-properties fo:text-align="justify" style:justify-single-word="false"/>
      <style:text-properties fo:language="es" fo:country="CO" officeooo:rsid="00c1fe31" officeooo:paragraph-rsid="00c1fe31"/>
    </style:style>
    <style:style style:name="P295" style:family="paragraph" style:parent-style-name="Standard">
      <style:paragraph-properties fo:text-align="justify" style:justify-single-word="false"/>
      <style:text-properties fo:language="es" fo:country="CO" officeooo:rsid="00c54e7e" officeooo:paragraph-rsid="00c54e7e"/>
    </style:style>
    <style:style style:name="P296" style:family="paragraph" style:parent-style-name="Standard">
      <style:paragraph-properties fo:text-align="justify" style:justify-single-word="false"/>
      <style:text-properties fo:language="es" fo:country="CO" officeooo:rsid="00c9b657" officeooo:paragraph-rsid="00c9b657"/>
    </style:style>
    <style:style style:name="P297" style:family="paragraph" style:parent-style-name="Standard">
      <style:paragraph-properties fo:text-align="justify" style:justify-single-word="false"/>
      <style:text-properties fo:language="es" fo:country="CO" officeooo:rsid="00d35528" officeooo:paragraph-rsid="00d0263b"/>
    </style:style>
    <style:style style:name="P298" style:family="paragraph" style:parent-style-name="Standard">
      <style:paragraph-properties fo:text-align="justify" style:justify-single-word="false"/>
      <style:text-properties fo:language="es" fo:country="CO" officeooo:rsid="00f46b1f" officeooo:paragraph-rsid="00f46b1f"/>
    </style:style>
    <style:style style:name="P299" style:family="paragraph" style:parent-style-name="Standard">
      <style:paragraph-properties fo:text-align="justify" style:justify-single-word="false"/>
      <style:text-properties fo:language="es" fo:country="CO" officeooo:rsid="010b17ef" officeooo:paragraph-rsid="010c96cd"/>
    </style:style>
    <style:style style:name="P300" style:family="paragraph" style:parent-style-name="Standard">
      <style:text-properties fo:language="es" fo:country="CO" officeooo:rsid="01135c4e" officeooo:paragraph-rsid="01135c4e"/>
    </style:style>
    <style:style style:name="P301" style:family="paragraph" style:parent-style-name="Standard">
      <style:text-properties fo:language="es" fo:country="CO" officeooo:rsid="01135c4e" officeooo:paragraph-rsid="0138955e"/>
    </style:style>
    <style:style style:name="P302" style:family="paragraph" style:parent-style-name="Standard">
      <style:text-properties fo:language="es" fo:country="CO" officeooo:rsid="01135c4e" officeooo:paragraph-rsid="0148ad93"/>
    </style:style>
    <style:style style:name="P303" style:family="paragraph" style:parent-style-name="Standard">
      <style:paragraph-properties fo:text-align="justify" style:justify-single-word="false"/>
      <style:text-properties fo:language="es" fo:country="CO" officeooo:rsid="01135c4e" officeooo:paragraph-rsid="013e1052"/>
    </style:style>
    <style:style style:name="P304" style:family="paragraph" style:parent-style-name="Standard">
      <style:text-properties fo:language="es" fo:country="CO" officeooo:rsid="01135c4e" officeooo:paragraph-rsid="0155f765"/>
    </style:style>
    <style:style style:name="P305" style:family="paragraph" style:parent-style-name="Standard">
      <style:paragraph-properties fo:text-align="justify" style:justify-single-word="false"/>
      <style:text-properties fo:language="es" fo:country="CO" officeooo:rsid="010c96cd" officeooo:paragraph-rsid="010c96cd"/>
    </style:style>
    <style:style style:name="P306" style:family="paragraph" style:parent-style-name="Standard">
      <style:paragraph-properties fo:text-align="justify" style:justify-single-word="false"/>
      <style:text-properties fo:language="es" fo:country="CO" officeooo:rsid="010fb72f" officeooo:paragraph-rsid="010dc1a0"/>
    </style:style>
    <style:style style:name="P307" style:family="paragraph" style:parent-style-name="Standard">
      <style:text-properties fo:language="es" fo:country="CO" officeooo:rsid="0118db86" officeooo:paragraph-rsid="0118db86"/>
    </style:style>
    <style:style style:name="P308" style:family="paragraph" style:parent-style-name="Standard">
      <style:paragraph-properties fo:text-align="justify" style:justify-single-word="false"/>
      <style:text-properties fo:language="es" fo:country="CO" officeooo:rsid="0119c796" officeooo:paragraph-rsid="0119c796"/>
    </style:style>
    <style:style style:name="P309" style:family="paragraph" style:parent-style-name="Standard">
      <style:paragraph-properties fo:text-align="justify" style:justify-single-word="false"/>
      <style:text-properties fo:language="es" fo:country="CO" officeooo:rsid="011d57ff" officeooo:paragraph-rsid="011d57ff"/>
    </style:style>
    <style:style style:name="P310" style:family="paragraph" style:parent-style-name="Standard">
      <style:paragraph-properties fo:text-align="justify" style:justify-single-word="false"/>
      <style:text-properties fo:language="es" fo:country="CO" officeooo:rsid="011eadcc" officeooo:paragraph-rsid="011eadcc"/>
    </style:style>
    <style:style style:name="P311" style:family="paragraph" style:parent-style-name="Standard">
      <style:paragraph-properties fo:text-align="justify" style:justify-single-word="false"/>
      <style:text-properties fo:language="es" fo:country="CO" officeooo:rsid="0121a55b" officeooo:paragraph-rsid="0121a55b"/>
    </style:style>
    <style:style style:name="P312" style:family="paragraph" style:parent-style-name="Standard">
      <style:paragraph-properties fo:text-align="justify" style:justify-single-word="false"/>
      <style:text-properties fo:language="es" fo:country="CO" officeooo:rsid="01268614" officeooo:paragraph-rsid="01268614"/>
    </style:style>
    <style:style style:name="P313" style:family="paragraph" style:parent-style-name="Standard">
      <style:paragraph-properties fo:text-align="justify" style:justify-single-word="false"/>
      <style:text-properties fo:language="es" fo:country="CO" officeooo:rsid="0141a9ec" officeooo:paragraph-rsid="0141a9ec"/>
    </style:style>
    <style:style style:name="P314" style:family="paragraph" style:parent-style-name="Standard">
      <style:paragraph-properties fo:text-align="justify" style:justify-single-word="false"/>
      <style:text-properties fo:language="es" fo:country="CO" officeooo:rsid="014b1afc" officeooo:paragraph-rsid="014b1afc"/>
    </style:style>
    <style:style style:name="P315" style:family="paragraph" style:parent-style-name="Standard">
      <style:paragraph-properties fo:text-align="justify" style:justify-single-word="false"/>
      <style:text-properties fo:language="es" fo:country="CO" officeooo:rsid="014ce1b0" officeooo:paragraph-rsid="014c81c0"/>
    </style:style>
    <style:style style:name="P316" style:family="paragraph" style:parent-style-name="Standard">
      <style:text-properties fo:language="es" fo:country="CO" officeooo:rsid="014f8e76" officeooo:paragraph-rsid="014f8e76"/>
    </style:style>
    <style:style style:name="P317" style:family="paragraph" style:parent-style-name="Standard">
      <style:text-properties fo:language="es" fo:country="CO" officeooo:rsid="015cd457" officeooo:paragraph-rsid="015cd457"/>
    </style:style>
    <style:style style:name="P318" style:family="paragraph" style:parent-style-name="Standard">
      <style:paragraph-properties fo:text-align="justify" style:justify-single-word="false"/>
      <style:text-properties fo:language="es" fo:country="CO" officeooo:rsid="0152aea3" officeooo:paragraph-rsid="0152aea3"/>
    </style:style>
    <style:style style:name="P319" style:family="paragraph" style:parent-style-name="Standard">
      <style:paragraph-properties fo:text-align="justify" style:justify-single-word="false"/>
      <style:text-properties officeooo:paragraph-rsid="0084e40b"/>
    </style:style>
    <style:style style:name="P320" style:family="paragraph" style:parent-style-name="Standard">
      <style:paragraph-properties fo:text-align="justify" style:justify-single-word="false"/>
      <style:text-properties officeooo:paragraph-rsid="008ad23d"/>
    </style:style>
    <style:style style:name="P321" style:family="paragraph" style:parent-style-name="Standard">
      <style:paragraph-properties fo:text-align="justify" style:justify-single-word="false"/>
      <style:text-properties officeooo:paragraph-rsid="008ee792"/>
    </style:style>
    <style:style style:name="P322" style:family="paragraph" style:parent-style-name="Standard">
      <style:paragraph-properties fo:text-align="justify" style:justify-single-word="false"/>
      <style:text-properties officeooo:paragraph-rsid="0090e42f"/>
    </style:style>
    <style:style style:name="P323" style:family="paragraph" style:parent-style-name="Standard">
      <style:paragraph-properties fo:text-align="justify" style:justify-single-word="false"/>
      <style:text-properties officeooo:paragraph-rsid="0093380d"/>
    </style:style>
    <style:style style:name="P324" style:family="paragraph" style:parent-style-name="Standard">
      <style:paragraph-properties fo:text-align="justify" style:justify-single-word="false"/>
      <style:text-properties officeooo:paragraph-rsid="0097d3f1"/>
    </style:style>
    <style:style style:name="P325" style:family="paragraph" style:parent-style-name="Standard">
      <style:paragraph-properties fo:text-align="justify" style:justify-single-word="false"/>
      <style:text-properties officeooo:paragraph-rsid="00c1fe31"/>
    </style:style>
    <style:style style:name="P326" style:family="paragraph" style:parent-style-name="Standard">
      <style:paragraph-properties fo:text-align="justify" style:justify-single-word="false"/>
      <style:text-properties officeooo:paragraph-rsid="00c54e7e"/>
    </style:style>
    <style:style style:name="P327" style:family="paragraph" style:parent-style-name="Standard">
      <style:paragraph-properties fo:text-align="justify" style:justify-single-word="false"/>
      <style:text-properties officeooo:paragraph-rsid="00d0263b"/>
    </style:style>
    <style:style style:name="P328" style:family="paragraph" style:parent-style-name="Standard">
      <style:paragraph-properties fo:text-align="justify" style:justify-single-word="false"/>
      <style:text-properties officeooo:paragraph-rsid="00d35528"/>
    </style:style>
    <style:style style:name="P329" style:family="paragraph" style:parent-style-name="Standard">
      <style:paragraph-properties fo:text-align="justify" style:justify-single-word="false"/>
      <style:text-properties officeooo:paragraph-rsid="00e4fa8b"/>
    </style:style>
    <style:style style:name="P330" style:family="paragraph" style:parent-style-name="Standard">
      <style:paragraph-properties fo:text-align="justify" style:justify-single-word="false"/>
      <style:text-properties officeooo:paragraph-rsid="00ed8991"/>
    </style:style>
    <style:style style:name="P331" style:family="paragraph" style:parent-style-name="Standard">
      <style:paragraph-properties fo:text-align="justify" style:justify-single-word="false"/>
      <style:text-properties officeooo:paragraph-rsid="00f0bc6a"/>
    </style:style>
    <style:style style:name="P332" style:family="paragraph" style:parent-style-name="Standard">
      <style:paragraph-properties fo:text-align="justify" style:justify-single-word="false"/>
      <style:text-properties officeooo:paragraph-rsid="00f46b1f"/>
    </style:style>
    <style:style style:name="P333" style:family="paragraph" style:parent-style-name="Standard">
      <style:paragraph-properties fo:text-align="justify" style:justify-single-word="false"/>
      <style:text-properties officeooo:paragraph-rsid="00f659fe"/>
    </style:style>
    <style:style style:name="P334" style:family="paragraph" style:parent-style-name="Standard">
      <style:paragraph-properties fo:text-align="justify" style:justify-single-word="false"/>
      <style:text-properties officeooo:paragraph-rsid="00f84ceb"/>
    </style:style>
    <style:style style:name="P335" style:family="paragraph" style:parent-style-name="Standard">
      <style:paragraph-properties fo:text-align="justify" style:justify-single-word="false"/>
      <style:text-properties officeooo:paragraph-rsid="00f8a9cb"/>
    </style:style>
    <style:style style:name="P336" style:family="paragraph" style:parent-style-name="Standard">
      <style:paragraph-properties fo:text-align="justify" style:justify-single-word="false"/>
      <style:text-properties officeooo:paragraph-rsid="00f9eda1"/>
    </style:style>
    <style:style style:name="P337" style:family="paragraph" style:parent-style-name="Standard">
      <style:paragraph-properties fo:text-align="justify" style:justify-single-word="false"/>
      <style:text-properties officeooo:paragraph-rsid="00fa57b4"/>
    </style:style>
    <style:style style:name="P338" style:family="paragraph" style:parent-style-name="Standard">
      <style:paragraph-properties fo:text-align="justify" style:justify-single-word="false"/>
      <style:text-properties officeooo:paragraph-rsid="00fa02c9"/>
    </style:style>
    <style:style style:name="P339" style:family="paragraph" style:parent-style-name="Standard">
      <style:paragraph-properties fo:text-align="justify" style:justify-single-word="false"/>
      <style:text-properties officeooo:paragraph-rsid="00fca104"/>
    </style:style>
    <style:style style:name="P340" style:family="paragraph" style:parent-style-name="Standard">
      <style:paragraph-properties fo:text-align="justify" style:justify-single-word="false"/>
      <style:text-properties officeooo:paragraph-rsid="0100b500"/>
    </style:style>
    <style:style style:name="P341" style:family="paragraph" style:parent-style-name="Standard">
      <style:paragraph-properties fo:text-align="justify" style:justify-single-word="false"/>
      <style:text-properties officeooo:paragraph-rsid="01032782"/>
    </style:style>
    <style:style style:name="P342" style:family="paragraph" style:parent-style-name="Standard">
      <style:paragraph-properties fo:text-align="justify" style:justify-single-word="false"/>
      <style:text-properties officeooo:paragraph-rsid="010dc1a0"/>
    </style:style>
    <style:style style:name="P343" style:family="paragraph" style:parent-style-name="Standard">
      <style:paragraph-properties fo:text-align="justify" style:justify-single-word="false"/>
      <style:text-properties officeooo:paragraph-rsid="0119c796"/>
    </style:style>
    <style:style style:name="P344" style:family="paragraph" style:parent-style-name="Standard">
      <style:paragraph-properties fo:text-align="justify" style:justify-single-word="false"/>
      <style:text-properties officeooo:paragraph-rsid="011d57ff"/>
    </style:style>
    <style:style style:name="P345" style:family="paragraph" style:parent-style-name="Standard">
      <style:paragraph-properties fo:text-align="justify" style:justify-single-word="false"/>
      <style:text-properties officeooo:paragraph-rsid="01219767"/>
    </style:style>
    <style:style style:name="P346" style:family="paragraph" style:parent-style-name="Standard">
      <style:paragraph-properties fo:text-align="justify" style:justify-single-word="false"/>
      <style:text-properties officeooo:paragraph-rsid="0125d2ef"/>
    </style:style>
    <style:style style:name="P347" style:family="paragraph" style:parent-style-name="Standard">
      <style:paragraph-properties fo:text-align="justify" style:justify-single-word="false"/>
      <style:text-properties officeooo:paragraph-rsid="012b8dca"/>
    </style:style>
    <style:style style:name="P348" style:family="paragraph" style:parent-style-name="Standard">
      <style:paragraph-properties fo:text-align="justify" style:justify-single-word="false"/>
      <style:text-properties officeooo:paragraph-rsid="012dba99"/>
    </style:style>
    <style:style style:name="P349" style:family="paragraph" style:parent-style-name="Standard">
      <style:paragraph-properties fo:text-align="justify" style:justify-single-word="false"/>
      <style:text-properties officeooo:paragraph-rsid="0138955e"/>
    </style:style>
    <style:style style:name="P350" style:family="paragraph" style:parent-style-name="Standard">
      <style:paragraph-properties fo:text-align="justify" style:justify-single-word="false"/>
      <style:text-properties officeooo:paragraph-rsid="01398ccc"/>
    </style:style>
    <style:style style:name="P351" style:family="paragraph" style:parent-style-name="Standard">
      <style:paragraph-properties fo:text-align="justify" style:justify-single-word="false"/>
      <style:text-properties officeooo:paragraph-rsid="01439633"/>
    </style:style>
    <style:style style:name="P352" style:family="paragraph" style:parent-style-name="Standard">
      <style:paragraph-properties fo:text-align="justify" style:justify-single-word="false"/>
      <style:text-properties officeooo:paragraph-rsid="014c81c0"/>
    </style:style>
    <style:style style:name="P353" style:family="paragraph" style:parent-style-name="Standard">
      <style:paragraph-properties fo:text-align="justify" style:justify-single-word="false"/>
      <style:text-properties officeooo:paragraph-rsid="0152aea3"/>
    </style:style>
    <style:style style:name="P354" style:family="paragraph" style:parent-style-name="Standard">
      <style:paragraph-properties fo:text-align="justify" style:justify-single-word="false"/>
      <style:text-properties officeooo:paragraph-rsid="01693249"/>
    </style:style>
    <style:style style:name="P355" style:family="paragraph" style:parent-style-name="Standard">
      <style:text-properties officeooo:paragraph-rsid="0090e42f"/>
    </style:style>
    <style:style style:name="P356" style:family="paragraph" style:parent-style-name="Standard">
      <style:text-properties officeooo:paragraph-rsid="0093380d"/>
    </style:style>
    <style:style style:name="P357" style:family="paragraph" style:parent-style-name="Standard">
      <style:text-properties officeooo:paragraph-rsid="00a4cc6c"/>
    </style:style>
    <style:style style:name="P358" style:family="paragraph" style:parent-style-name="Standard">
      <style:text-properties officeooo:paragraph-rsid="00a91337"/>
    </style:style>
    <style:style style:name="P359" style:family="paragraph" style:parent-style-name="Standard">
      <style:text-properties officeooo:rsid="00abf4dd" officeooo:paragraph-rsid="00abf4dd"/>
    </style:style>
    <style:style style:name="P360" style:family="paragraph" style:parent-style-name="Standard">
      <style:text-properties officeooo:rsid="00ace374" officeooo:paragraph-rsid="00ace374"/>
    </style:style>
    <style:style style:name="P361" style:family="paragraph" style:parent-style-name="Standard">
      <style:text-properties officeooo:paragraph-rsid="00ad0c65"/>
    </style:style>
    <style:style style:name="P362" style:family="paragraph" style:parent-style-name="Standard">
      <style:text-properties officeooo:paragraph-rsid="00abf4dd"/>
    </style:style>
    <style:style style:name="P363" style:family="paragraph" style:parent-style-name="Standard">
      <style:text-properties officeooo:paragraph-rsid="00b1f828"/>
    </style:style>
    <style:style style:name="P364" style:family="paragraph" style:parent-style-name="Standard">
      <style:text-properties officeooo:rsid="00b1f828" officeooo:paragraph-rsid="00b1f828"/>
    </style:style>
    <style:style style:name="P365" style:family="paragraph" style:parent-style-name="Standard">
      <style:text-properties officeooo:rsid="00b39291" officeooo:paragraph-rsid="00b39291"/>
    </style:style>
    <style:style style:name="P366" style:family="paragraph" style:parent-style-name="Standard">
      <style:text-properties officeooo:paragraph-rsid="00b5c09e"/>
    </style:style>
    <style:style style:name="P367" style:family="paragraph" style:parent-style-name="Standard">
      <style:text-properties officeooo:paragraph-rsid="00c08f9f"/>
    </style:style>
    <style:style style:name="P368" style:family="paragraph" style:parent-style-name="Standard">
      <style:text-properties officeooo:paragraph-rsid="00c4af8d"/>
    </style:style>
    <style:style style:name="P369" style:family="paragraph" style:parent-style-name="Standard">
      <style:text-properties officeooo:paragraph-rsid="00c9b657"/>
    </style:style>
    <style:style style:name="P370" style:family="paragraph" style:parent-style-name="Standard">
      <style:text-properties officeooo:paragraph-rsid="00cb7c2d"/>
    </style:style>
    <style:style style:name="P371" style:family="paragraph" style:parent-style-name="Standard">
      <style:text-properties officeooo:paragraph-rsid="00cec7a7"/>
    </style:style>
    <style:style style:name="P372" style:family="paragraph" style:parent-style-name="Standard">
      <style:text-properties officeooo:paragraph-rsid="00d66858"/>
    </style:style>
    <style:style style:name="P373" style:family="paragraph" style:parent-style-name="Standard">
      <style:text-properties officeooo:rsid="00d6c30d" officeooo:paragraph-rsid="00d6c30d"/>
    </style:style>
    <style:style style:name="P374" style:family="paragraph" style:parent-style-name="Standard">
      <style:text-properties officeooo:paragraph-rsid="00d78b70"/>
    </style:style>
    <style:style style:name="P375" style:family="paragraph" style:parent-style-name="Standard">
      <style:text-properties officeooo:rsid="00df0cd1" officeooo:paragraph-rsid="00df0cd1"/>
    </style:style>
    <style:style style:name="P376" style:family="paragraph" style:parent-style-name="Standard">
      <style:text-properties officeooo:paragraph-rsid="00df0cd1"/>
    </style:style>
    <style:style style:name="P377" style:family="paragraph" style:parent-style-name="Standard">
      <style:paragraph-properties fo:text-align="justify" style:justify-single-word="false"/>
      <style:text-properties officeooo:rsid="00f21c84" officeooo:paragraph-rsid="00f21c84"/>
    </style:style>
    <style:style style:name="P378" style:family="paragraph" style:parent-style-name="Standard">
      <style:paragraph-properties fo:text-align="justify" style:justify-single-word="false"/>
      <style:text-properties officeooo:rsid="00fa02c9" officeooo:paragraph-rsid="00fa02c9"/>
    </style:style>
    <style:style style:name="P379" style:family="paragraph" style:parent-style-name="Standard">
      <style:paragraph-properties fo:text-align="justify" style:justify-single-word="false"/>
      <style:text-properties officeooo:rsid="00ff1be1" officeooo:paragraph-rsid="00ff1be1"/>
    </style:style>
    <style:style style:name="P380" style:family="paragraph" style:parent-style-name="Standard">
      <style:paragraph-properties fo:text-align="justify" style:justify-single-word="false"/>
      <style:text-properties officeooo:rsid="0100b500" officeooo:paragraph-rsid="0100b500"/>
    </style:style>
    <style:style style:name="P381" style:family="paragraph" style:parent-style-name="Standard">
      <style:text-properties officeooo:paragraph-rsid="010dc1a0"/>
    </style:style>
    <style:style style:name="P382" style:family="paragraph" style:parent-style-name="Standard">
      <style:paragraph-properties fo:text-align="justify" style:justify-single-word="false"/>
      <style:text-properties officeooo:rsid="010fb72f" officeooo:paragraph-rsid="010fb72f"/>
    </style:style>
    <style:style style:name="P383" style:family="paragraph" style:parent-style-name="Standard">
      <style:text-properties officeooo:paragraph-rsid="01113c2d"/>
    </style:style>
    <style:style style:name="P384" style:family="paragraph" style:parent-style-name="Standard">
      <style:text-properties officeooo:paragraph-rsid="01135c4e"/>
    </style:style>
    <style:style style:name="P385" style:family="paragraph" style:parent-style-name="Standard">
      <style:text-properties officeooo:paragraph-rsid="01160133"/>
    </style:style>
    <style:style style:name="P386" style:family="paragraph" style:parent-style-name="Standard">
      <style:text-properties officeooo:paragraph-rsid="0119c796"/>
    </style:style>
    <style:style style:name="P387" style:family="paragraph" style:parent-style-name="Standard">
      <style:paragraph-properties fo:text-align="justify" style:justify-single-word="false"/>
      <style:text-properties officeooo:rsid="0121a55b" officeooo:paragraph-rsid="0121a55b"/>
    </style:style>
    <style:style style:name="P388" style:family="paragraph" style:parent-style-name="Standard">
      <style:paragraph-properties fo:text-align="justify" style:justify-single-word="false"/>
      <style:text-properties officeooo:rsid="01268614" officeooo:paragraph-rsid="01268614"/>
    </style:style>
    <style:style style:name="P389" style:family="paragraph" style:parent-style-name="Standard">
      <style:paragraph-properties fo:text-align="justify" style:justify-single-word="false"/>
      <style:text-properties officeooo:rsid="012b8dca" officeooo:paragraph-rsid="012b8dca"/>
    </style:style>
    <style:style style:name="P390" style:family="paragraph" style:parent-style-name="Standard">
      <style:paragraph-properties fo:text-align="justify" style:justify-single-word="false"/>
      <style:text-properties officeooo:rsid="012b8dca" officeooo:paragraph-rsid="012dba99"/>
    </style:style>
    <style:style style:name="P391" style:family="paragraph" style:parent-style-name="Standard">
      <style:paragraph-properties fo:text-align="justify" style:justify-single-word="false"/>
      <style:text-properties officeooo:rsid="014e2422" officeooo:paragraph-rsid="014e2422"/>
    </style:style>
    <style:style style:name="P392" style:family="paragraph" style:parent-style-name="Standard">
      <style:text-properties officeooo:paragraph-rsid="0157d117"/>
    </style:style>
    <style:style style:name="P393" style:family="paragraph" style:parent-style-name="Standard">
      <style:text-properties officeooo:rsid="01585c0d" officeooo:paragraph-rsid="01585c0d"/>
    </style:style>
    <style:style style:name="P394" style:family="paragraph" style:parent-style-name="Text_20_body">
      <style:text-properties fo:language="es" fo:country="CO" fo:font-weight="normal" officeooo:rsid="00afea96" officeooo:paragraph-rsid="00ace374" style:font-weight-asian="normal" style:font-weight-complex="normal"/>
    </style:style>
    <style:style style:name="P395" style:family="paragraph" style:parent-style-name="Standard">
      <style:paragraph-properties fo:text-align="justify" style:justify-single-word="false"/>
      <style:text-properties fo:language="es" fo:country="CO" fo:font-weight="normal" officeooo:rsid="01796b94" officeooo:paragraph-rsid="01796b94" fo:background-color="transparent" style:font-weight-asian="normal" style:font-weight-complex="normal"/>
    </style:style>
    <style:style style:name="P396" style:family="paragraph" style:parent-style-name="Standard">
      <style:paragraph-properties fo:text-align="justify" style:justify-single-word="false"/>
      <style:text-properties fo:language="es" fo:country="CO" fo:font-weight="normal" officeooo:rsid="015d5122" officeooo:paragraph-rsid="015d5122" fo:background-color="transparent" style:font-weight-asian="normal" style:font-weight-complex="normal"/>
    </style:style>
    <style:style style:name="P397" style:family="paragraph" style:parent-style-name="Standard">
      <style:paragraph-properties fo:text-align="justify" style:justify-single-word="false"/>
      <style:text-properties fo:language="es" fo:country="CO" fo:font-weight="normal" officeooo:rsid="015d5122" officeooo:paragraph-rsid="017d16f1" fo:background-color="transparent" style:font-weight-asian="normal" style:font-weight-complex="normal"/>
    </style:style>
    <style:style style:name="P398" style:family="paragraph" style:parent-style-name="Standard">
      <style:paragraph-properties fo:text-align="justify" style:justify-single-word="false"/>
      <style:text-properties fo:language="es" fo:country="CO" fo:font-weight="normal" officeooo:rsid="001ee1bf" officeooo:paragraph-rsid="017d16f1" fo:background-color="transparent" style:font-weight-asian="normal" style:font-weight-complex="normal"/>
    </style:style>
    <style:style style:name="P399" style:family="paragraph" style:parent-style-name="Standard">
      <style:paragraph-properties fo:text-align="justify" style:justify-single-word="false"/>
      <style:text-properties fo:language="es" fo:country="CO" fo:font-weight="normal" officeooo:rsid="0084e40b" officeooo:paragraph-rsid="017d16f1" fo:background-color="transparent" style:font-weight-asian="normal" style:font-weight-complex="normal"/>
    </style:style>
    <style:style style:name="P400" style:family="paragraph" style:parent-style-name="Standard">
      <style:paragraph-properties fo:text-align="justify" style:justify-single-word="false"/>
      <style:text-properties fo:language="es" fo:country="CO" fo:font-weight="normal" officeooo:rsid="017f0586" officeooo:paragraph-rsid="017f0586" fo:background-color="transparent" style:font-weight-asian="normal" style:font-weight-complex="normal"/>
    </style:style>
    <style:style style:name="P401" style:family="paragraph" style:parent-style-name="Standard">
      <style:paragraph-properties fo:text-align="justify" style:justify-single-word="false"/>
      <style:text-properties fo:language="es" fo:country="CO" fo:font-weight="normal" officeooo:rsid="018022bd" officeooo:paragraph-rsid="018022bd" fo:background-color="transparent" style:font-weight-asian="normal" style:font-weight-complex="normal"/>
    </style:style>
    <style:style style:name="P402" style:family="paragraph" style:parent-style-name="Standard">
      <style:paragraph-properties fo:text-align="justify" style:justify-single-word="false"/>
      <style:text-properties fo:language="es" fo:country="CO" fo:font-weight="bold" officeooo:rsid="017d16f1" officeooo:paragraph-rsid="017d16f1" style:font-weight-asian="bold" style:font-weight-complex="bold"/>
    </style:style>
    <style:style style:name="P403" style:family="paragraph" style:parent-style-name="Standard">
      <style:text-properties fo:language="es" fo:country="CO" fo:font-weight="bold" officeooo:rsid="0084e40b" officeooo:paragraph-rsid="017d16f1" style:font-weight-asian="bold" style:font-weight-complex="bold"/>
    </style:style>
    <style:style style:name="P404" style:family="paragraph" style:parent-style-name="Standard">
      <style:paragraph-properties fo:text-align="justify" style:justify-single-word="false"/>
      <style:text-properties officeooo:paragraph-rsid="017a1595"/>
    </style:style>
    <style:style style:name="P405" style:family="paragraph" style:parent-style-name="Standard">
      <style:paragraph-properties fo:text-align="justify" style:justify-single-word="false"/>
      <style:text-properties officeooo:paragraph-rsid="017d16f1"/>
    </style:style>
    <style:style style:name="P406" style:family="paragraph" style:parent-style-name="Standard">
      <style:paragraph-properties fo:text-align="justify" style:justify-single-word="false"/>
      <style:text-properties officeooo:paragraph-rsid="016565bf"/>
    </style:style>
    <style:style style:name="P407" style:family="paragraph" style:parent-style-name="Standard">
      <style:paragraph-properties fo:text-align="justify" style:justify-single-word="false"/>
      <style:text-properties officeooo:rsid="018022bd" officeooo:paragraph-rsid="018022bd"/>
    </style:style>
    <style:style style:name="T1" style:family="text">
      <style:text-properties officeooo:rsid="001777ab"/>
    </style:style>
    <style:style style:name="T2" style:family="text">
      <style:text-properties fo:language="es" fo:country="CO"/>
    </style:style>
    <style:style style:name="T3" style:family="text">
      <style:text-properties fo:language="es" fo:country="CO" fo:font-weight="normal" style:font-weight-asian="normal" style:font-weight-complex="normal"/>
    </style:style>
    <style:style style:name="T4" style:family="text">
      <style:text-properties fo:language="es" fo:country="CO" fo:font-weight="normal" officeooo:rsid="0084e40b" style:font-weight-asian="normal" style:font-weight-complex="normal"/>
    </style:style>
    <style:style style:name="T5" style:family="text">
      <style:text-properties fo:language="es" fo:country="CO" fo:font-weight="normal" officeooo:rsid="001ee1bf" style:font-weight-asian="normal" style:font-weight-complex="normal"/>
    </style:style>
    <style:style style:name="T6" style:family="text">
      <style:text-properties fo:language="es" fo:country="CO" fo:font-weight="normal" officeooo:rsid="001777ab" style:font-weight-asian="normal" style:font-weight-complex="normal"/>
    </style:style>
    <style:style style:name="T7" style:family="text">
      <style:text-properties fo:language="es" fo:country="CO" fo:font-weight="normal" officeooo:rsid="00865aa5" style:font-weight-asian="normal" style:font-weight-complex="normal"/>
    </style:style>
    <style:style style:name="T8" style:family="text">
      <style:text-properties fo:language="es" fo:country="CO" fo:font-weight="normal" officeooo:rsid="008ad23d" style:font-weight-asian="normal" style:font-weight-complex="normal"/>
    </style:style>
    <style:style style:name="T9" style:family="text">
      <style:text-properties fo:language="es" fo:country="CO" fo:font-weight="normal" officeooo:rsid="009029fa" style:font-weight-asian="normal" style:font-weight-complex="normal"/>
    </style:style>
    <style:style style:name="T10" style:family="text">
      <style:text-properties fo:language="es" fo:country="CO" fo:font-weight="normal" officeooo:rsid="0090e42f" style:font-weight-asian="normal" style:font-weight-complex="normal"/>
    </style:style>
    <style:style style:name="T11" style:family="text">
      <style:text-properties fo:language="es" fo:country="CO" fo:font-weight="normal" officeooo:rsid="0093380d" style:font-weight-asian="normal" style:font-weight-complex="normal"/>
    </style:style>
    <style:style style:name="T12" style:family="text">
      <style:text-properties fo:language="es" fo:country="CO" fo:font-weight="normal" officeooo:rsid="00a22c38" style:font-weight-asian="normal" style:font-weight-complex="normal"/>
    </style:style>
    <style:style style:name="T13" style:family="text">
      <style:text-properties fo:language="es" fo:country="CO" fo:font-weight="normal" officeooo:rsid="00a6732b" style:font-weight-asian="normal" style:font-weight-complex="normal"/>
    </style:style>
    <style:style style:name="T14" style:family="text">
      <style:text-properties fo:language="es" fo:country="CO" fo:font-weight="normal" officeooo:rsid="00ace374" style:font-weight-asian="normal" style:font-weight-complex="normal"/>
    </style:style>
    <style:style style:name="T15" style:family="text">
      <style:text-properties fo:language="es" fo:country="CO" fo:font-weight="normal" officeooo:rsid="00abf4dd" style:font-weight-asian="normal" style:font-weight-complex="normal"/>
    </style:style>
    <style:style style:name="T16" style:family="text">
      <style:text-properties fo:language="es" fo:country="CO" fo:font-weight="normal" officeooo:rsid="00aef152" style:font-weight-asian="normal" style:font-weight-complex="normal"/>
    </style:style>
    <style:style style:name="T17" style:family="text">
      <style:text-properties fo:language="es" fo:country="CO" fo:font-weight="normal" officeooo:rsid="00afea96" style:font-weight-asian="normal" style:font-weight-complex="normal"/>
    </style:style>
    <style:style style:name="T18" style:family="text">
      <style:text-properties fo:language="es" fo:country="CO" fo:font-weight="normal" officeooo:rsid="00b1f828" style:font-weight-asian="normal" style:font-weight-complex="normal"/>
    </style:style>
    <style:style style:name="T19" style:family="text">
      <style:text-properties fo:language="es" fo:country="CO" fo:font-weight="normal" officeooo:rsid="00b39291" style:font-weight-asian="normal" style:font-weight-complex="normal"/>
    </style:style>
    <style:style style:name="T20" style:family="text">
      <style:text-properties fo:language="es" fo:country="CO" fo:font-weight="normal" officeooo:rsid="00b3c666" style:font-weight-asian="normal" style:font-weight-complex="normal"/>
    </style:style>
    <style:style style:name="T21" style:family="text">
      <style:text-properties fo:language="es" fo:country="CO" fo:font-weight="normal" officeooo:rsid="00b5c09e" style:font-weight-asian="normal" style:font-weight-complex="normal"/>
    </style:style>
    <style:style style:name="T22" style:family="text">
      <style:text-properties fo:language="es" fo:country="CO" fo:font-weight="normal" officeooo:rsid="00c08f9f" style:font-weight-asian="normal" style:font-weight-complex="normal"/>
    </style:style>
    <style:style style:name="T23" style:family="text">
      <style:text-properties fo:language="es" fo:country="CO" fo:font-weight="normal" officeooo:rsid="00c1fe31" style:font-weight-asian="normal" style:font-weight-complex="normal"/>
    </style:style>
    <style:style style:name="T24" style:family="text">
      <style:text-properties fo:language="es" fo:country="CO" fo:font-weight="normal" officeooo:rsid="00c4af8d" style:font-weight-asian="normal" style:font-weight-complex="normal"/>
    </style:style>
    <style:style style:name="T25" style:family="text">
      <style:text-properties fo:language="es" fo:country="CO" fo:font-weight="normal" officeooo:rsid="00c9b657" style:font-weight-asian="normal" style:font-weight-complex="normal"/>
    </style:style>
    <style:style style:name="T26" style:family="text">
      <style:text-properties fo:language="es" fo:country="CO" fo:font-weight="normal" officeooo:rsid="00ccbef0" style:font-weight-asian="normal" style:font-weight-complex="normal"/>
    </style:style>
    <style:style style:name="T27" style:family="text">
      <style:text-properties fo:language="es" fo:country="CO" fo:font-weight="normal" officeooo:rsid="00cf9d5a" style:font-weight-asian="normal" style:font-weight-complex="normal"/>
    </style:style>
    <style:style style:name="T28" style:family="text">
      <style:text-properties fo:language="es" fo:country="CO" fo:font-weight="normal" officeooo:rsid="00cec7a7" style:font-weight-asian="normal" style:font-weight-complex="normal"/>
    </style:style>
    <style:style style:name="T29" style:family="text">
      <style:text-properties fo:language="es" fo:country="CO" fo:font-weight="normal" officeooo:rsid="00cfb145" style:font-weight-asian="normal" style:font-weight-complex="normal"/>
    </style:style>
    <style:style style:name="T30" style:family="text">
      <style:text-properties fo:language="es" fo:country="CO" fo:font-weight="normal" officeooo:rsid="00d0263b" style:font-weight-asian="normal" style:font-weight-complex="normal"/>
    </style:style>
    <style:style style:name="T31" style:family="text">
      <style:text-properties fo:language="es" fo:country="CO" fo:font-weight="normal" officeooo:rsid="00d1a5f6" style:font-weight-asian="normal" style:font-weight-complex="normal"/>
    </style:style>
    <style:style style:name="T32" style:family="text">
      <style:text-properties fo:language="es" fo:country="CO" fo:font-weight="normal" officeooo:rsid="00d66858" style:font-weight-asian="normal" style:font-weight-complex="normal"/>
    </style:style>
    <style:style style:name="T33" style:family="text">
      <style:text-properties fo:language="es" fo:country="CO" fo:font-weight="normal" officeooo:rsid="00d37edc" style:font-weight-asian="normal" style:font-weight-complex="normal"/>
    </style:style>
    <style:style style:name="T34" style:family="text">
      <style:text-properties fo:language="es" fo:country="CO" fo:font-weight="normal" officeooo:rsid="00d8f070" style:font-weight-asian="normal" style:font-weight-complex="normal"/>
    </style:style>
    <style:style style:name="T35" style:family="text">
      <style:text-properties fo:language="es" fo:country="CO" fo:font-weight="normal" officeooo:rsid="00dcf932" style:font-weight-asian="normal" style:font-weight-complex="normal"/>
    </style:style>
    <style:style style:name="T36" style:family="text">
      <style:text-properties fo:language="es" fo:country="CO" fo:font-weight="normal" officeooo:rsid="00e00212" style:font-weight-asian="normal" style:font-weight-complex="normal"/>
    </style:style>
    <style:style style:name="T37" style:family="text">
      <style:text-properties fo:language="es" fo:country="CO" fo:font-weight="normal" officeooo:rsid="00df0cd1" style:font-weight-asian="normal" style:font-weight-complex="normal"/>
    </style:style>
    <style:style style:name="T38" style:family="text">
      <style:text-properties fo:language="es" fo:country="CO" fo:font-weight="normal" officeooo:rsid="00e4fa8b" style:font-weight-asian="normal" style:font-weight-complex="normal"/>
    </style:style>
    <style:style style:name="T39" style:family="text">
      <style:text-properties fo:language="es" fo:country="CO" fo:font-weight="normal" officeooo:rsid="00e68b7d" style:font-weight-asian="normal" style:font-weight-complex="normal"/>
    </style:style>
    <style:style style:name="T40" style:family="text">
      <style:text-properties fo:language="es" fo:country="CO" fo:font-weight="normal" officeooo:rsid="00e7beda" style:font-weight-asian="normal" style:font-weight-complex="normal"/>
    </style:style>
    <style:style style:name="T41" style:family="text">
      <style:text-properties fo:language="es" fo:country="CO" fo:font-weight="normal" officeooo:rsid="01113c2d" style:font-weight-asian="normal" style:font-weight-complex="normal"/>
    </style:style>
    <style:style style:name="T42" style:family="text">
      <style:text-properties fo:language="es" fo:country="CO" fo:font-weight="normal" officeooo:rsid="010dc1a0" style:font-weight-asian="normal" style:font-weight-complex="normal"/>
    </style:style>
    <style:style style:name="T43" style:family="text">
      <style:text-properties fo:language="es" fo:country="CO" fo:font-weight="normal" officeooo:rsid="010de6d4" style:font-weight-asian="normal" style:font-weight-complex="normal"/>
    </style:style>
    <style:style style:name="T44" style:family="text">
      <style:text-properties fo:language="es" fo:country="CO" fo:font-weight="normal" officeooo:rsid="01135c4e" style:font-weight-asian="normal" style:font-weight-complex="normal"/>
    </style:style>
    <style:style style:name="T45" style:family="text">
      <style:text-properties fo:language="es" fo:country="CO" fo:font-weight="normal" officeooo:rsid="0118385d" style:font-weight-asian="normal" style:font-weight-complex="normal"/>
    </style:style>
    <style:style style:name="T46" style:family="text">
      <style:text-properties fo:language="es" fo:country="CO" fo:font-weight="normal" officeooo:rsid="0118db86" style:font-weight-asian="normal" style:font-weight-complex="normal"/>
    </style:style>
    <style:style style:name="T47" style:family="text">
      <style:text-properties fo:language="es" fo:country="CO" fo:font-weight="normal" officeooo:rsid="0119c796" style:font-weight-asian="normal" style:font-weight-complex="normal"/>
    </style:style>
    <style:style style:name="T48" style:family="text">
      <style:text-properties fo:language="es" fo:country="CO" fo:font-weight="normal" officeooo:rsid="011d57ff" style:font-weight-asian="normal" style:font-weight-complex="normal"/>
    </style:style>
    <style:style style:name="T49" style:family="text">
      <style:text-properties fo:language="es" fo:country="CO" fo:font-weight="normal" officeooo:rsid="01219767" style:font-weight-asian="normal" style:font-weight-complex="normal"/>
    </style:style>
    <style:style style:name="T50" style:family="text">
      <style:text-properties fo:language="es" fo:country="CO" fo:font-weight="normal" officeooo:rsid="0121a55b" style:font-weight-asian="normal" style:font-weight-complex="normal"/>
    </style:style>
    <style:style style:name="T51" style:family="text">
      <style:text-properties fo:language="es" fo:country="CO" fo:font-weight="normal" officeooo:rsid="01268614" style:font-weight-asian="normal" style:font-weight-complex="normal"/>
    </style:style>
    <style:style style:name="T52" style:family="text">
      <style:text-properties fo:language="es" fo:country="CO" fo:font-weight="normal" officeooo:rsid="012b8dca" style:font-weight-asian="normal" style:font-weight-complex="normal"/>
    </style:style>
    <style:style style:name="T53" style:family="text">
      <style:text-properties fo:language="es" fo:country="CO" fo:font-weight="normal" officeooo:rsid="012c12dd" style:font-weight-asian="normal" style:font-weight-complex="normal"/>
    </style:style>
    <style:style style:name="T54" style:family="text">
      <style:text-properties fo:language="es" fo:country="CO" fo:font-weight="normal" officeooo:rsid="012dba99" style:font-weight-asian="normal" style:font-weight-complex="normal"/>
    </style:style>
    <style:style style:name="T55" style:family="text">
      <style:text-properties fo:language="es" fo:country="CO" fo:font-weight="normal" officeooo:rsid="0134b793" style:font-weight-asian="normal" style:font-weight-complex="normal"/>
    </style:style>
    <style:style style:name="T56" style:family="text">
      <style:text-properties fo:language="es" fo:country="CO" fo:font-weight="normal" officeooo:rsid="01353c96" style:font-weight-asian="normal" style:font-weight-complex="normal"/>
    </style:style>
    <style:style style:name="T57" style:family="text">
      <style:text-properties fo:language="es" fo:country="CO" fo:font-weight="normal" officeooo:rsid="0135e77a" style:font-weight-asian="normal" style:font-weight-complex="normal"/>
    </style:style>
    <style:style style:name="T58" style:family="text">
      <style:text-properties fo:language="es" fo:country="CO" fo:font-weight="normal" officeooo:rsid="0138955e" style:font-weight-asian="normal" style:font-weight-complex="normal"/>
    </style:style>
    <style:style style:name="T59" style:family="text">
      <style:text-properties fo:language="es" fo:country="CO" fo:font-weight="normal" officeooo:rsid="01398ccc" style:font-weight-asian="normal" style:font-weight-complex="normal"/>
    </style:style>
    <style:style style:name="T60" style:family="text">
      <style:text-properties fo:language="es" fo:country="CO" fo:font-weight="normal" officeooo:rsid="013ae08a" style:font-weight-asian="normal" style:font-weight-complex="normal"/>
    </style:style>
    <style:style style:name="T61" style:family="text">
      <style:text-properties fo:language="es" fo:country="CO" fo:font-weight="normal" officeooo:rsid="013ceb69" style:font-weight-asian="normal" style:font-weight-complex="normal"/>
    </style:style>
    <style:style style:name="T62" style:family="text">
      <style:text-properties fo:language="es" fo:country="CO" fo:font-weight="normal" officeooo:rsid="0157d117" style:font-weight-asian="normal" style:font-weight-complex="normal"/>
    </style:style>
    <style:style style:name="T63" style:family="text">
      <style:text-properties fo:language="es" fo:country="CO" fo:font-weight="normal" officeooo:rsid="01585c0d" style:font-weight-asian="normal" style:font-weight-complex="normal"/>
    </style:style>
    <style:style style:name="T64" style:family="text">
      <style:text-properties fo:language="es" fo:country="CO" fo:font-weight="normal" fo:background-color="transparent" loext:char-shading-value="0" style:font-weight-asian="normal" style:font-weight-complex="normal"/>
    </style:style>
    <style:style style:name="T65" style:family="text">
      <style:text-properties fo:language="es" fo:country="CO" fo:font-weight="normal" officeooo:rsid="0084e40b" fo:background-color="transparent" loext:char-shading-value="0" style:font-weight-asian="normal" style:font-weight-complex="normal"/>
    </style:style>
    <style:style style:name="T66" style:family="text">
      <style:text-properties fo:language="es" fo:country="CO" fo:font-weight="normal" officeooo:rsid="00e96a4e" fo:background-color="transparent" loext:char-shading-value="0" style:font-weight-asian="normal" style:font-weight-complex="normal"/>
    </style:style>
    <style:style style:name="T67" style:family="text">
      <style:text-properties fo:language="es" fo:country="CO" fo:font-weight="normal" officeooo:rsid="00ed8991" fo:background-color="transparent" loext:char-shading-value="0" style:font-weight-asian="normal" style:font-weight-complex="normal"/>
    </style:style>
    <style:style style:name="T68" style:family="text">
      <style:text-properties fo:language="es" fo:country="CO" fo:font-weight="normal" officeooo:rsid="00f0bc6a" fo:background-color="transparent" loext:char-shading-value="0" style:font-weight-asian="normal" style:font-weight-complex="normal"/>
    </style:style>
    <style:style style:name="T69" style:family="text">
      <style:text-properties fo:language="es" fo:country="CO" fo:font-weight="normal" officeooo:rsid="00f87d23" fo:background-color="transparent" loext:char-shading-value="0" style:font-weight-asian="normal" style:font-weight-complex="normal"/>
    </style:style>
    <style:style style:name="T70" style:family="text">
      <style:text-properties fo:language="es" fo:country="CO" fo:font-weight="normal" officeooo:rsid="00f6c73c" fo:background-color="transparent" loext:char-shading-value="0" style:font-weight-asian="normal" style:font-weight-complex="normal"/>
    </style:style>
    <style:style style:name="T71" style:family="text">
      <style:text-properties fo:language="es" fo:country="CO" fo:font-weight="normal" officeooo:rsid="00f8a9cb" fo:background-color="transparent" loext:char-shading-value="0" style:font-weight-asian="normal" style:font-weight-complex="normal"/>
    </style:style>
    <style:style style:name="T72" style:family="text">
      <style:text-properties fo:language="es" fo:country="CO" fo:font-weight="normal" officeooo:rsid="00f9eda1" fo:background-color="transparent" loext:char-shading-value="0" style:font-weight-asian="normal" style:font-weight-complex="normal"/>
    </style:style>
    <style:style style:name="T73" style:family="text">
      <style:text-properties fo:language="es" fo:country="CO" fo:font-weight="normal" officeooo:rsid="00fa02c9" fo:background-color="transparent" loext:char-shading-value="0" style:font-weight-asian="normal" style:font-weight-complex="normal"/>
    </style:style>
    <style:style style:name="T74" style:family="text">
      <style:text-properties fo:language="es" fo:country="CO" fo:font-weight="normal" officeooo:rsid="00fa57b4" fo:background-color="transparent" loext:char-shading-value="0" style:font-weight-asian="normal" style:font-weight-complex="normal"/>
    </style:style>
    <style:style style:name="T75" style:family="text">
      <style:text-properties fo:language="es" fo:country="CO" fo:font-weight="normal" officeooo:rsid="00fc2f7a" fo:background-color="transparent" loext:char-shading-value="0" style:font-weight-asian="normal" style:font-weight-complex="normal"/>
    </style:style>
    <style:style style:name="T76" style:family="text">
      <style:text-properties fo:language="es" fo:country="CO" fo:font-weight="normal" officeooo:rsid="00fe2c7c" fo:background-color="transparent" loext:char-shading-value="0" style:font-weight-asian="normal" style:font-weight-complex="normal"/>
    </style:style>
    <style:style style:name="T77" style:family="text">
      <style:text-properties fo:language="es" fo:country="CO" fo:font-weight="normal" officeooo:rsid="00ff1be1" fo:background-color="transparent" loext:char-shading-value="0" style:font-weight-asian="normal" style:font-weight-complex="normal"/>
    </style:style>
    <style:style style:name="T78" style:family="text">
      <style:text-properties fo:language="es" fo:country="CO" fo:font-weight="normal" officeooo:rsid="0100b500" fo:background-color="transparent" loext:char-shading-value="0" style:font-weight-asian="normal" style:font-weight-complex="normal"/>
    </style:style>
    <style:style style:name="T79" style:family="text">
      <style:text-properties fo:language="es" fo:country="CO" fo:font-weight="normal" officeooo:rsid="01026457" fo:background-color="transparent" loext:char-shading-value="0" style:font-weight-asian="normal" style:font-weight-complex="normal"/>
    </style:style>
    <style:style style:name="T80" style:family="text">
      <style:text-properties fo:language="es" fo:country="CO" fo:font-weight="normal" officeooo:rsid="01032782" fo:background-color="transparent" loext:char-shading-value="0" style:font-weight-asian="normal" style:font-weight-complex="normal"/>
    </style:style>
    <style:style style:name="T81" style:family="text">
      <style:text-properties fo:language="es" fo:country="CO" fo:font-weight="normal" officeooo:rsid="0105addd" fo:background-color="transparent" loext:char-shading-value="0" style:font-weight-asian="normal" style:font-weight-complex="normal"/>
    </style:style>
    <style:style style:name="T82" style:family="text">
      <style:text-properties fo:language="es" fo:country="CO" fo:font-weight="normal" officeooo:rsid="01079ea2" fo:background-color="transparent" loext:char-shading-value="0" style:font-weight-asian="normal" style:font-weight-complex="normal"/>
    </style:style>
    <style:style style:name="T83" style:family="text">
      <style:text-properties fo:language="es" fo:country="CO" fo:font-weight="normal" officeooo:rsid="01084093" fo:background-color="transparent" loext:char-shading-value="0" style:font-weight-asian="normal" style:font-weight-complex="normal"/>
    </style:style>
    <style:style style:name="T84" style:family="text">
      <style:text-properties fo:language="es" fo:country="CO" fo:font-weight="normal" officeooo:rsid="01086128" fo:background-color="transparent" loext:char-shading-value="0" style:font-weight-asian="normal" style:font-weight-complex="normal"/>
    </style:style>
    <style:style style:name="T85" style:family="text">
      <style:text-properties fo:language="es" fo:country="CO" fo:font-weight="normal" officeooo:rsid="0109e6ff" fo:background-color="transparent" loext:char-shading-value="0" style:font-weight-asian="normal" style:font-weight-complex="normal"/>
    </style:style>
    <style:style style:name="T86" style:family="text">
      <style:text-properties fo:language="es" fo:country="CO" fo:font-weight="normal" officeooo:rsid="01693249" fo:background-color="transparent" loext:char-shading-value="0" style:font-weight-asian="normal" style:font-weight-complex="normal"/>
    </style:style>
    <style:style style:name="T87" style:family="text">
      <style:text-properties fo:language="es" fo:country="CO" fo:font-weight="normal" officeooo:rsid="016a19cf" fo:background-color="transparent" loext:char-shading-value="0" style:font-weight-asian="normal" style:font-weight-complex="normal"/>
    </style:style>
    <style:style style:name="T88" style:family="text">
      <style:text-properties fo:language="es" fo:country="CO" fo:font-weight="normal" officeooo:rsid="016565bf" fo:background-color="transparent" loext:char-shading-value="0" style:font-weight-asian="normal" style:font-weight-complex="normal"/>
    </style:style>
    <style:style style:name="T89" style:family="text">
      <style:text-properties fo:language="es" fo:country="CO" fo:font-weight="normal" officeooo:rsid="01840900" fo:background-color="transparent" loext:char-shading-value="0" style:font-weight-asian="normal" style:font-weight-complex="normal"/>
    </style:style>
    <style:style style:name="T90" style:family="text">
      <style:text-properties fo:language="es" fo:country="CO" officeooo:rsid="00865aa5"/>
    </style:style>
    <style:style style:name="T91" style:family="text">
      <style:text-properties fo:language="es" fo:country="CO" officeooo:rsid="0087489f"/>
    </style:style>
    <style:style style:name="T92" style:family="text">
      <style:text-properties fo:language="es" fo:country="CO" fo:font-weight="bold" officeooo:rsid="0090e42f" style:font-weight-asian="bold" style:font-weight-complex="bold"/>
    </style:style>
    <style:style style:name="T93" style:family="text">
      <style:text-properties fo:language="es" fo:country="CO" fo:font-weight="bold" officeooo:rsid="008ee792" style:font-weight-asian="bold" style:font-weight-complex="bold"/>
    </style:style>
    <style:style style:name="T94" style:family="text">
      <style:text-properties fo:language="es" fo:country="CO" fo:font-weight="bold" officeooo:rsid="00a91337" style:font-weight-asian="bold" style:font-weight-complex="bold"/>
    </style:style>
    <style:style style:name="T95" style:family="text">
      <style:text-properties fo:language="es" fo:country="CO" fo:font-weight="bold" officeooo:rsid="009f57f7" style:font-weight-asian="bold" style:font-weight-complex="bold"/>
    </style:style>
    <style:style style:name="T96" style:family="text">
      <style:text-properties fo:language="es" fo:country="CO" fo:font-weight="bold" officeooo:rsid="0097d3f1" style:font-weight-asian="bold" style:font-weight-complex="bold"/>
    </style:style>
    <style:style style:name="T97" style:family="text">
      <style:text-properties fo:language="es" fo:country="CO" fo:font-weight="bold" officeooo:rsid="00ad0c65" style:font-weight-asian="bold" style:font-weight-complex="bold"/>
    </style:style>
    <style:style style:name="T98" style:family="text">
      <style:text-properties fo:language="es" fo:country="CO" fo:font-weight="bold" officeooo:rsid="00e1465f" style:font-weight-asian="bold" style:font-weight-complex="bold"/>
    </style:style>
    <style:style style:name="T99" style:family="text">
      <style:text-properties fo:language="es" fo:country="CO" fo:font-weight="bold" officeooo:rsid="00c08f9f" style:font-weight-asian="bold" style:font-weight-complex="bold"/>
    </style:style>
    <style:style style:name="T100" style:family="text">
      <style:text-properties fo:language="es" fo:country="CO" fo:font-weight="bold" officeooo:rsid="01160133" style:font-weight-asian="bold" style:font-weight-complex="bold"/>
    </style:style>
    <style:style style:name="T101" style:family="text">
      <style:text-properties fo:language="es" fo:country="CO" fo:font-weight="bold" officeooo:rsid="0119c796" style:font-weight-asian="bold" style:font-weight-complex="bold"/>
    </style:style>
    <style:style style:name="T102" style:family="text">
      <style:text-properties fo:language="es" fo:country="CO" fo:font-weight="bold" officeooo:rsid="017d16f1" style:font-weight-asian="bold" style:font-weight-complex="bold"/>
    </style:style>
    <style:style style:name="T103" style:family="text">
      <style:text-properties fo:language="es" fo:country="CO" officeooo:rsid="0092dccf"/>
    </style:style>
    <style:style style:name="T104" style:family="text">
      <style:text-properties fo:language="es" fo:country="CO" officeooo:rsid="0093380d"/>
    </style:style>
    <style:style style:name="T105" style:family="text">
      <style:text-properties fo:language="es" fo:country="CO" officeooo:rsid="0094cb88"/>
    </style:style>
    <style:style style:name="T106" style:family="text">
      <style:text-properties fo:language="es" fo:country="CO" officeooo:rsid="0097d3f1"/>
    </style:style>
    <style:style style:name="T107" style:family="text">
      <style:text-properties fo:language="es" fo:country="CO" officeooo:rsid="00995efe"/>
    </style:style>
    <style:style style:name="T108" style:family="text">
      <style:text-properties fo:language="es" fo:country="CO" officeooo:rsid="00ba265c"/>
    </style:style>
    <style:style style:name="T109" style:family="text">
      <style:text-properties fo:language="es" fo:country="CO" officeooo:rsid="00c1fe31"/>
    </style:style>
    <style:style style:name="T110" style:family="text">
      <style:text-properties fo:language="es" fo:country="CO" officeooo:rsid="00c32de4"/>
    </style:style>
    <style:style style:name="T111" style:family="text">
      <style:text-properties fo:language="es" fo:country="CO" officeooo:rsid="00c54e7e"/>
    </style:style>
    <style:style style:name="T112" style:family="text">
      <style:text-properties fo:language="es" fo:country="CO" officeooo:rsid="00c83906"/>
    </style:style>
    <style:style style:name="T113" style:family="text">
      <style:text-properties fo:language="es" fo:country="CO" officeooo:rsid="00d0263b"/>
    </style:style>
    <style:style style:name="T114" style:family="text">
      <style:text-properties fo:language="es" fo:country="CO" officeooo:rsid="00d1a5f6"/>
    </style:style>
    <style:style style:name="T115" style:family="text">
      <style:text-properties fo:language="es" fo:country="CO" officeooo:rsid="00d35528"/>
    </style:style>
    <style:style style:name="T116" style:family="text">
      <style:text-properties fo:language="es" fo:country="CO" officeooo:rsid="00d37edc"/>
    </style:style>
    <style:style style:name="T117" style:family="text">
      <style:text-properties fo:language="es" fo:country="CO" officeooo:rsid="00f46b1f"/>
    </style:style>
    <style:style style:name="T118" style:family="text">
      <style:text-properties fo:language="es" fo:country="CO" officeooo:rsid="00f659fe"/>
    </style:style>
    <style:style style:name="T119" style:family="text">
      <style:text-properties fo:language="es" fo:country="CO" officeooo:rsid="00f6c73c"/>
    </style:style>
    <style:style style:name="T120" style:family="text">
      <style:text-properties fo:language="es" fo:country="CO" officeooo:rsid="010dc1a0"/>
    </style:style>
    <style:style style:name="T121" style:family="text">
      <style:text-properties fo:language="es" fo:country="CO" officeooo:rsid="010de6d4"/>
    </style:style>
    <style:style style:name="T122" style:family="text">
      <style:text-properties fo:language="es" fo:country="CO" officeooo:rsid="010fb72f"/>
    </style:style>
    <style:style style:name="T123" style:family="text">
      <style:text-properties fo:language="es" fo:country="CO" officeooo:rsid="0119c796"/>
    </style:style>
    <style:style style:name="T124" style:family="text">
      <style:text-properties fo:language="es" fo:country="CO" officeooo:rsid="011b16cf"/>
    </style:style>
    <style:style style:name="T125" style:family="text">
      <style:text-properties fo:language="es" fo:country="CO" officeooo:rsid="011bf409"/>
    </style:style>
    <style:style style:name="T126" style:family="text">
      <style:text-properties fo:language="es" fo:country="CO" officeooo:rsid="0121a55b"/>
    </style:style>
    <style:style style:name="T127" style:family="text">
      <style:text-properties fo:language="es" fo:country="CO" officeooo:rsid="012265f5"/>
    </style:style>
    <style:style style:name="T128" style:family="text">
      <style:text-properties fo:language="es" fo:country="CO" officeooo:rsid="01239b53"/>
    </style:style>
    <style:style style:name="T129" style:family="text">
      <style:text-properties fo:language="es" fo:country="CO" officeooo:rsid="0129275f"/>
    </style:style>
    <style:style style:name="T130" style:family="text">
      <style:text-properties fo:language="es" fo:country="CO" officeooo:rsid="012b18aa"/>
    </style:style>
    <style:style style:name="T131" style:family="text">
      <style:text-properties fo:language="es" fo:country="CO" officeooo:rsid="0130670e"/>
    </style:style>
    <style:style style:name="T132" style:family="text">
      <style:text-properties fo:language="es" fo:country="CO" officeooo:rsid="0141a9ec"/>
    </style:style>
    <style:style style:name="T133" style:family="text">
      <style:text-properties fo:language="es" fo:country="CO" officeooo:rsid="01439633"/>
    </style:style>
    <style:style style:name="T134" style:family="text">
      <style:text-properties fo:language="es" fo:country="CO" officeooo:rsid="0141ecde"/>
    </style:style>
    <style:style style:name="T135" style:family="text">
      <style:text-properties fo:language="es" fo:country="CO" officeooo:rsid="01458da1"/>
    </style:style>
    <style:style style:name="T136" style:family="text">
      <style:text-properties fo:language="es" fo:country="CO" officeooo:rsid="014c81c0"/>
    </style:style>
    <style:style style:name="T137" style:family="text">
      <style:text-properties fo:language="es" fo:country="CO" officeooo:rsid="014ce1b0"/>
    </style:style>
    <style:style style:name="T138" style:family="text">
      <style:text-properties fo:language="es" fo:country="CO" officeooo:rsid="0152aea3"/>
    </style:style>
    <style:style style:name="T139" style:family="text">
      <style:text-properties fo:language="es" fo:country="CO" officeooo:rsid="0153b043"/>
    </style:style>
    <style:style style:name="T140" style:family="text">
      <style:text-properties fo:language="es" fo:country="CO" officeooo:rsid="0180fe65"/>
    </style:style>
    <style:style style:name="T141" style:family="text">
      <style:text-properties officeooo:rsid="0084e40b"/>
    </style:style>
    <style:style style:name="T142" style:family="text">
      <style:text-properties officeooo:rsid="00865aa5"/>
    </style:style>
    <style:style style:name="T143" style:family="text">
      <style:text-properties officeooo:rsid="0087489f"/>
    </style:style>
    <style:style style:name="T144" style:family="text">
      <style:text-properties officeooo:rsid="0088f15a"/>
    </style:style>
    <style:style style:name="T145" style:family="text">
      <style:text-properties officeooo:rsid="008bc1a4"/>
    </style:style>
    <style:style style:name="T146" style:family="text">
      <style:text-properties fo:font-weight="normal" style:font-weight-asian="normal" style:font-weight-complex="normal"/>
    </style:style>
    <style:style style:name="T147" style:family="text">
      <style:text-properties fo:font-weight="normal" officeooo:rsid="00865aa5" style:font-weight-asian="normal" style:font-weight-complex="normal"/>
    </style:style>
    <style:style style:name="T148" style:family="text">
      <style:text-properties fo:font-weight="normal" officeooo:rsid="008bc1a4" style:font-weight-asian="normal" style:font-weight-complex="normal"/>
    </style:style>
    <style:style style:name="T149" style:family="text">
      <style:text-properties fo:font-weight="normal" officeooo:rsid="008ee792" style:font-weight-asian="normal" style:font-weight-complex="normal"/>
    </style:style>
    <style:style style:name="T150" style:family="text">
      <style:text-properties fo:font-weight="normal" officeooo:rsid="00917e96" style:font-weight-asian="normal" style:font-weight-complex="normal"/>
    </style:style>
    <style:style style:name="T151" style:family="text">
      <style:text-properties fo:font-weight="normal" officeooo:rsid="0092dccf" style:font-weight-asian="normal" style:font-weight-complex="normal"/>
    </style:style>
    <style:style style:name="T152" style:family="text">
      <style:text-properties fo:font-weight="normal" officeooo:rsid="00ef2ca4" fo:background-color="transparent" loext:char-shading-value="0" style:font-weight-asian="normal" style:font-weight-complex="normal"/>
    </style:style>
    <style:style style:name="T153" style:family="text">
      <style:text-properties fo:font-weight="normal" officeooo:rsid="001ee1bf" fo:background-color="transparent" loext:char-shading-value="0" style:font-weight-asian="normal" style:font-weight-complex="normal"/>
    </style:style>
    <style:style style:name="T154" style:family="text">
      <style:text-properties fo:font-weight="normal" officeooo:rsid="0084e40b" fo:background-color="transparent" loext:char-shading-value="0" style:font-weight-asian="normal" style:font-weight-complex="normal"/>
    </style:style>
    <style:style style:name="T155" style:family="text">
      <style:text-properties fo:font-weight="normal" officeooo:rsid="00e7beda" fo:background-color="transparent" loext:char-shading-value="0" style:font-weight-asian="normal" style:font-weight-complex="normal"/>
    </style:style>
    <style:style style:name="T156" style:family="text">
      <style:text-properties fo:font-weight="normal" officeooo:rsid="00e96a4e" fo:background-color="transparent" loext:char-shading-value="0" style:font-weight-asian="normal" style:font-weight-complex="normal"/>
    </style:style>
    <style:style style:name="T157" style:family="text">
      <style:text-properties fo:font-weight="normal" officeooo:rsid="00f0bc6a" fo:background-color="transparent" loext:char-shading-value="0" style:font-weight-asian="normal" style:font-weight-complex="normal"/>
    </style:style>
    <style:style style:name="T158" style:family="text">
      <style:text-properties fo:font-weight="normal" officeooo:rsid="00f87d23" fo:background-color="transparent" loext:char-shading-value="0" style:font-weight-asian="normal" style:font-weight-complex="normal"/>
    </style:style>
    <style:style style:name="T159" style:family="text">
      <style:text-properties fo:font-weight="normal" officeooo:rsid="00fa0111" fo:background-color="transparent" loext:char-shading-value="0" style:font-weight-asian="normal" style:font-weight-complex="normal"/>
    </style:style>
    <style:style style:name="T160" style:family="text">
      <style:text-properties fo:font-weight="normal" officeooo:rsid="00fe2c7c" fo:background-color="transparent" loext:char-shading-value="0" style:font-weight-asian="normal" style:font-weight-complex="normal"/>
    </style:style>
    <style:style style:name="T161" style:family="text">
      <style:text-properties fo:font-weight="normal" officeooo:rsid="0100b500" fo:background-color="transparent" loext:char-shading-value="0" style:font-weight-asian="normal" style:font-weight-complex="normal"/>
    </style:style>
    <style:style style:name="T162" style:family="text">
      <style:text-properties officeooo:rsid="0096d6df"/>
    </style:style>
    <style:style style:name="T163" style:family="text">
      <style:text-properties officeooo:rsid="0097d3f1"/>
    </style:style>
    <style:style style:name="T164" style:family="text">
      <style:text-properties officeooo:rsid="00995efe"/>
    </style:style>
    <style:style style:name="T165" style:family="text">
      <style:text-properties officeooo:rsid="009bda76"/>
    </style:style>
    <style:style style:name="T166" style:family="text">
      <style:text-properties officeooo:rsid="009c1220"/>
    </style:style>
    <style:style style:name="T167" style:family="text">
      <style:text-properties officeooo:rsid="009d981b"/>
    </style:style>
    <style:style style:name="T168" style:family="text">
      <style:text-properties officeooo:rsid="009f57f7"/>
    </style:style>
    <style:style style:name="T169" style:family="text">
      <style:text-properties officeooo:rsid="00a22c38"/>
    </style:style>
    <style:style style:name="T170" style:family="text">
      <style:text-properties officeooo:rsid="00a864e0"/>
    </style:style>
    <style:style style:name="T171" style:family="text">
      <style:text-properties officeooo:rsid="00a9f459"/>
    </style:style>
    <style:style style:name="T172" style:family="text">
      <style:text-properties officeooo:rsid="00ad0c65"/>
    </style:style>
    <style:style style:name="T173" style:family="text">
      <style:text-properties officeooo:rsid="00b5c09e"/>
    </style:style>
    <style:style style:name="T174" style:family="text">
      <style:text-properties officeooo:rsid="00ba434b"/>
    </style:style>
    <style:style style:name="T175" style:family="text">
      <style:text-properties officeooo:rsid="00bddfa6"/>
    </style:style>
    <style:style style:name="T176" style:family="text">
      <style:text-properties officeooo:rsid="00bf9b70"/>
    </style:style>
    <style:style style:name="T177" style:family="text">
      <style:text-properties officeooo:rsid="00bfe95a"/>
    </style:style>
    <style:style style:name="T178" style:family="text">
      <style:text-properties officeooo:rsid="00c08f9f"/>
    </style:style>
    <style:style style:name="T179" style:family="text">
      <style:text-properties officeooo:rsid="00c4af8d"/>
    </style:style>
    <style:style style:name="T180" style:family="text">
      <style:text-properties officeooo:rsid="00c83906"/>
    </style:style>
    <style:style style:name="T181" style:family="text">
      <style:text-properties officeooo:rsid="00c9b657"/>
    </style:style>
    <style:style style:name="T182" style:family="text">
      <style:text-properties officeooo:rsid="00d6c30d"/>
    </style:style>
    <style:style style:name="T183" style:family="text">
      <style:text-properties officeooo:rsid="00da43f1"/>
    </style:style>
    <style:style style:name="T184" style:family="text">
      <style:text-properties officeooo:rsid="00db903e"/>
    </style:style>
    <style:style style:name="T185" style:family="text">
      <style:text-properties officeooo:rsid="00e193db"/>
    </style:style>
    <style:style style:name="T186" style:family="text">
      <style:text-properties officeooo:rsid="00ccbef0"/>
    </style:style>
    <style:style style:name="T187" style:family="text">
      <style:text-properties officeooo:rsid="00e4fa8b"/>
    </style:style>
    <style:style style:name="T188" style:family="text">
      <style:text-properties officeooo:rsid="00e7beda"/>
    </style:style>
    <style:style style:name="T189" style:family="text">
      <style:text-properties officeooo:rsid="00e96a4e"/>
    </style:style>
    <style:style style:name="T190" style:family="text">
      <style:text-properties officeooo:rsid="00eb64ae"/>
    </style:style>
    <style:style style:name="T191" style:family="text">
      <style:text-properties officeooo:rsid="00ebc121"/>
    </style:style>
    <style:style style:name="T192" style:family="text">
      <style:text-properties officeooo:rsid="00eeb0d6"/>
    </style:style>
    <style:style style:name="T193" style:family="text">
      <style:text-properties officeooo:rsid="00ef2ca4"/>
    </style:style>
    <style:style style:name="T194" style:family="text">
      <style:text-properties officeooo:rsid="00f0bc6a"/>
    </style:style>
    <style:style style:name="T195" style:family="text">
      <style:text-properties officeooo:rsid="0106ef0d"/>
    </style:style>
    <style:style style:name="T196" style:family="text">
      <style:text-properties officeooo:rsid="01079ac8"/>
    </style:style>
    <style:style style:name="T197" style:family="text">
      <style:text-properties officeooo:rsid="010a5764"/>
    </style:style>
    <style:style style:name="T198" style:family="text">
      <style:text-properties officeooo:rsid="010b17ef"/>
    </style:style>
    <style:style style:name="T199" style:family="text">
      <style:text-properties officeooo:rsid="010c96cd"/>
    </style:style>
    <style:style style:name="T200" style:family="text">
      <style:text-properties officeooo:rsid="010dc1a0"/>
    </style:style>
    <style:style style:name="T201" style:family="text">
      <style:text-properties officeooo:rsid="0111d55f"/>
    </style:style>
    <style:style style:name="T202" style:family="text">
      <style:text-properties officeooo:rsid="0116d9e8"/>
    </style:style>
    <style:style style:name="T203" style:family="text">
      <style:text-properties officeooo:rsid="0118385d"/>
    </style:style>
    <style:style style:name="T204" style:family="text">
      <style:text-properties officeooo:rsid="010de6d4"/>
    </style:style>
    <style:style style:name="T205" style:family="text">
      <style:text-properties officeooo:rsid="0119c796"/>
    </style:style>
    <style:style style:name="T206" style:family="text">
      <style:text-properties officeooo:rsid="011eadcc"/>
    </style:style>
    <style:style style:name="T207" style:family="text">
      <style:text-properties officeooo:rsid="01205a38"/>
    </style:style>
    <style:style style:name="T208" style:family="text">
      <style:text-properties officeooo:rsid="01219767"/>
    </style:style>
    <style:style style:name="T209" style:family="text">
      <style:text-properties officeooo:rsid="0125d2ef"/>
    </style:style>
    <style:style style:name="T210" style:family="text">
      <style:text-properties officeooo:rsid="012b8dca"/>
    </style:style>
    <style:style style:name="T211" style:family="text">
      <style:text-properties officeooo:rsid="0136d24d"/>
    </style:style>
    <style:style style:name="T212" style:family="text">
      <style:text-properties officeooo:rsid="013b7b30"/>
    </style:style>
    <style:style style:name="T213" style:family="text">
      <style:text-properties officeooo:rsid="013e1052"/>
    </style:style>
    <style:style style:name="T214" style:family="text">
      <style:text-properties officeooo:rsid="0141a9ec"/>
    </style:style>
    <style:style style:name="T215" style:family="text">
      <style:text-properties officeooo:rsid="01498b0f"/>
    </style:style>
    <style:style style:name="T216" style:family="text">
      <style:text-properties officeooo:rsid="014c81c0"/>
    </style:style>
    <style:style style:name="T217" style:family="text">
      <style:text-properties officeooo:rsid="014ce1b0"/>
    </style:style>
    <style:style style:name="T218" style:family="text">
      <style:text-properties fo:background-color="transparent" loext:char-shading-value="0"/>
    </style:style>
    <style:style style:name="T219" style:family="text">
      <style:text-properties officeooo:rsid="0084e40b" fo:background-color="transparent" loext:char-shading-value="0"/>
    </style:style>
    <style:style style:name="T220" style:family="text">
      <style:text-properties officeooo:rsid="0136d24d" fo:background-color="transparent" loext:char-shading-value="0"/>
    </style:style>
    <style:style style:name="T221" style:family="text">
      <style:text-properties officeooo:rsid="01498b0f" fo:background-color="transparent" loext:char-shading-value="0"/>
    </style:style>
    <style:style style:name="T222" style:family="text">
      <style:text-properties officeooo:rsid="001777ab" fo:background-color="transparent" loext:char-shading-value="0"/>
    </style:style>
    <style:style style:name="T223" style:family="text">
      <style:text-properties officeooo:rsid="014f8e76"/>
    </style:style>
    <style:style style:name="T224" style:family="text">
      <style:text-properties officeooo:rsid="01517cac"/>
    </style:style>
    <style:style style:name="T225" style:family="text">
      <style:text-properties officeooo:rsid="0152aea3"/>
    </style:style>
    <style:style style:name="T226" style:family="text">
      <style:text-properties officeooo:rsid="0157d117"/>
    </style:style>
    <style:style style:name="T227" style:family="text">
      <style:text-properties officeooo:rsid="015ba114"/>
    </style:style>
    <style:style style:name="T228" style:family="text">
      <style:text-properties officeooo:rsid="015cd457"/>
    </style:style>
    <style:style style:name="T229" style:family="text">
      <style:text-properties officeooo:rsid="015e950e"/>
    </style:style>
    <style:style style:name="T230" style:family="text">
      <style:text-properties officeooo:rsid="015fac19"/>
    </style:style>
    <style:style style:name="T231" style:family="text">
      <style:text-properties officeooo:rsid="01636d2e"/>
    </style:style>
    <style:style style:name="T232" style:family="text">
      <style:text-properties officeooo:rsid="016565bf"/>
    </style:style>
    <style:style style:name="T233" style:family="text">
      <style:text-properties officeooo:rsid="016612a1"/>
    </style:style>
    <style:style style:name="T234" style:family="text">
      <style:text-properties officeooo:rsid="0167a2e0"/>
    </style:style>
    <style:style style:name="T235" style:family="text">
      <style:text-properties officeooo:rsid="01693249"/>
    </style:style>
    <style:style style:name="T236" style:family="text">
      <style:text-properties officeooo:rsid="016a19cf"/>
    </style:style>
    <style:style style:name="T237" style:family="text">
      <style:text-properties officeooo:rsid="016f2488"/>
    </style:style>
    <style:style style:name="T238" style:family="text">
      <style:text-properties officeooo:rsid="0171841c"/>
    </style:style>
    <style:style style:name="T239" style:family="text">
      <style:text-properties officeooo:rsid="0174b812"/>
    </style:style>
    <style:style style:name="T240" style:family="text">
      <style:text-properties officeooo:rsid="01796b94"/>
    </style:style>
    <style:style style:name="T241" style:family="text">
      <style:text-properties officeooo:rsid="017a8d62"/>
    </style:style>
    <style:style style:name="T242" style:family="text">
      <style:text-properties officeooo:rsid="017bb1e6"/>
    </style:style>
    <style:style style:name="T243" style:family="text">
      <style:text-properties officeooo:rsid="017d16f1"/>
    </style:style>
    <style:style style:name="T244" style:family="text">
      <style:text-properties officeooo:rsid="017d8fd2"/>
    </style:style>
    <style:style style:name="T245" style:family="text">
      <style:text-properties officeooo:rsid="0182357e"/>
    </style:style>
    <style:style style:name="T246" style:family="text">
      <style:text-properties officeooo:rsid="0183310a"/>
    </style:style>
    <style:style style:name="T247" style:family="text">
      <style:text-properties officeooo:rsid="01840900"/>
    </style:style>
    <style:style style:name="T248" style:family="text">
      <style:text-properties officeooo:rsid="018535da"/>
    </style:style>
    <style:style style:name="T249" style:family="text">
      <style:text-properties officeooo:rsid="0187253b"/>
    </style:style>
    <style:style style:name="T250" style:family="text">
      <style:text-properties officeooo:rsid="0187db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estionario</text:p>
      <text:p text:style-name="P76"/>
      <text:p text:style-name="P77">Capítulo 1</text:p>
      <text:p text:style-name="P1"/>
      <text:p text:style-name="P43">Determinantes del ingreso de un individuo</text:p>
      <text:p text:style-name="P9"/>
      <text:p text:style-name="P272"><text:span text:style-name="T146">De acuerdo al libro Introducción a La Economía Colombiana (2013) por Cárdenas Santamaría, Mauricio, Roberto Junguito, Camilo García y María Fernanda Rosales </text:span><text:span text:style-name="T147">el determinante más relevante del ingreso de un individuo es:</text:span></text:p>
      <text:p text:style-name="P101"/>
      <text:p text:style-name="P243"/>
      <text:p text:style-name="P319"><text:span text:style-name="T90">La nacionalidad donde </text:span><text:span text:style-name="T91">esta variable tiene un mayor peso en relación a otras variables como el nivel educativo, el género o la raza al momento de pronosticar el ingreso de un individuo </text:span></text:p>
      <text:p text:style-name="P259"/>
      <text:p text:style-name="P319"><text:span text:style-name="T91">E</text:span><text:span text:style-name="T90">l nivel educativo </text:span><text:span text:style-name="T91">debido a que sin importar la ciudadanía de los individuos una mayor acumulación de capital humano les permite a los individuos ser más productivos y percibir ingresos más altos</text:span></text:p>
      <text:p text:style-name="P278"/>
      <text:p text:style-name="P270"><text:span text:style-name="T143">El </text:span><text:span text:style-name="T142">g</text:span><text:span text:style-name="T143">é</text:span><text:span text:style-name="T142">nero y </text:span><text:span text:style-name="T143">la </text:span><text:span text:style-name="T142">raza </text:span><text:span text:style-name="T143">debido a que persiste una discriminación en el mercado laboral donde ciertos grupos <text:s/>de individuos se ven enfrentados </text:span><text:span text:style-name="T144">de manera injusta </text:span><text:span text:style-name="T143">a obtener un menor salario por estas característica</text:span></text:p>
      <text:p text:style-name="P266"/>
      <text:p text:style-name="P213"/>
      <text:p text:style-name="P319"><text:span text:style-name="T4">Revisar</text:span><text:span text:style-name="T5"> </text:span><text:span text:style-name="T4">Capítulo </text:span><text:span text:style-name="T5">1 p</text:span><text:span text:style-name="T4">áginas</text:span><text:span text:style-name="T5"> </text:span><text:span text:style-name="T7">18</text:span><text:span text:style-name="T6">-</text:span><text:span text:style-name="T7">19</text:span><text:span text:style-name="T5"> </text:span><text:span text:style-name="T4">en el libro Introducción a La Economía Colombiana (2013)</text:span></text:p>
      <text:p text:style-name="P88"/>
      <text:p text:style-name="P44">Envejecimiento de la población</text:p>
      <text:p text:style-name="P10"/>
      <text:p text:style-name="P273"><text:span text:style-name="T146">De acuerdo al libro Introducción a La Economía Colombiana (2013) por Cárdenas Santamaría, Mauricio, Roberto Junguito, Camilo García y María Fernanda Rosales </text:span><text:span text:style-name="T148">la población en Colombia:</text:span></text:p>
      <text:p text:style-name="P102"/>
      <text:p text:style-name="P102"/>
      <text:p text:style-name="P282">Era más vieja en el 2005 en comparación a 1993 debido a que la proporción de la población igual o mayor a 35 años aumento en base a los datos provenientes de los censos </text:p>
      <text:p text:style-name="P261"/>
      <text:p text:style-name="P282">Es cada vez más joven donde el grupo poblacional menor o igual a 24 años a crecido de manera constante por lo que todavía no se presenta una transición demográfica para el 2005 </text:p>
      <text:p text:style-name="P279"/>
      <text:p text:style-name="P282">Se caracteriza por estar representada por una pirámide invertida donde la población mayor o igual a 50 años es la proporción más alta de la población total para el 2005 en comparación a 1993</text:p>
      <text:p text:style-name="P215"/>
      <text:p text:style-name="P320"><text:span text:style-name="T4">Revisar</text:span><text:span text:style-name="T5"> </text:span><text:span text:style-name="T4">Capítulo </text:span><text:span text:style-name="T5">1 p</text:span><text:span text:style-name="T4">áginas</text:span><text:span text:style-name="T5"> </text:span><text:span text:style-name="T8">20</text:span><text:span text:style-name="T6">-</text:span><text:span text:style-name="T8">2</text:span><text:span text:style-name="T7">1</text:span><text:span text:style-name="T5"> </text:span><text:span text:style-name="T4">en el libro Introducción a La Economía Colombiana (2013)</text:span></text:p>
      <text:p text:style-name="P89"/>
      <text:p text:style-name="P45">Nivel educativo en Colombia</text:p>
      <text:p text:style-name="P11"/>
      <text:p text:style-name="P274"><text:span text:style-name="T146">De acuerdo al libro Introducción a La Economía Colombiana (2013) por Cárdenas Santamaría, Mauricio, Roberto Junguito, Camilo García y María Fernanda Rosales </text:span><text:span text:style-name="T149">uno de los avances más importante que se generó en la sociedad colombiana fue</text:span><text:span text:style-name="T148">:</text:span></text:p>
      <text:p text:style-name="P103"/>
      <text:p text:style-name="P103"/>
      <text:p text:style-name="P283">El aumento en el nivel educativo de la población joven debido a que la población vieja tales como padres y abuelos tienen un menor nivel educativo que los hijos.</text:p>
      <text:p text:style-name="P262"><text:soft-page-break/></text:p>
      <text:p text:style-name="P283"><text:span text:style-name="T145">L</text:span>a disminución de la informalidad debido a que la mayoría de la población económicamente activa contribuye a la seguridad social en relación a salud y pensión</text:p>
      <text:p text:style-name="P280"/>
      <text:p text:style-name="P284">Un incremento considerable de los individuos que pagan un impuesto a la renta lo que ha permitido aumentar los recursos que se destinan a ofrecer bienes públicos</text:p>
      <text:p text:style-name="P216"/>
      <text:p text:style-name="P321"><text:span text:style-name="T4">Revisar</text:span><text:span text:style-name="T5"> </text:span><text:span text:style-name="T4">Capítulo </text:span><text:span text:style-name="T5">1 p</text:span><text:span text:style-name="T4">ágina</text:span><text:span text:style-name="T5"> </text:span><text:span text:style-name="T8">2</text:span><text:span text:style-name="T9">2</text:span><text:span text:style-name="T5"> </text:span><text:span text:style-name="T4">en el libro Introducción a La Economía Colombiana (2013)</text:span></text:p>
      <text:p text:style-name="P90"/>
      <text:p text:style-name="P355"><text:span text:style-name="T92">Desigualdad y pobreza</text:span><text:span text:style-name="T93"> en Colombia</text:span></text:p>
      <text:p text:style-name="P12"/>
      <text:p text:style-name="P275"><text:span text:style-name="T146">De acuerdo al libro Introducción a La Economía Colombiana (2013) por Cárdenas Santamaría, Mauricio, Roberto Junguito, Camilo García y María Fernanda Rosales </text:span><text:span text:style-name="T150">en relación al comportamiento de la desigualdad y la pobreza en Colombia </text:span><text:span text:style-name="T151">se concluye que:</text:span><text:span text:style-name="T150"> </text:span></text:p>
      <text:p text:style-name="P104"/>
      <text:p text:style-name="P244"/>
      <text:p text:style-name="P285">La pobreza ha disminuido de manera considerable a comienzos del siglo 21 y la desigualdad aumento en el siglo 20 pero en el siglo 21 a disminuido aunque a un menor ritmo <text:s/></text:p>
      <text:p text:style-name="P263"/>
      <text:p text:style-name="P285">La desigualdad ha aumentado de manera persistente a lo largo del siglo 20 y 21 <text:span text:style-name="T162">mientras que </text:span>la pobreza se ha mantenido estable en la sociedad colombiana en el sigo 20 y 21 </text:p>
      <text:p text:style-name="P281"/>
      <text:p text:style-name="P285">La pobreza y la desigualdad han disminuido de manera considerable y progresiva a lo largo del siglo 20 y 21 donde ha sido uno de los logros más importantes en materia de bienestar social</text:p>
      <text:p text:style-name="P217"/>
      <text:p text:style-name="P322"><text:span text:style-name="T4">Revisar</text:span><text:span text:style-name="T5"> </text:span><text:span text:style-name="T4">Capítulo </text:span><text:span text:style-name="T5">1 p</text:span><text:span text:style-name="T4">ágina</text:span><text:span text:style-name="T5"> </text:span><text:span text:style-name="T8">2</text:span><text:span text:style-name="T10">6</text:span><text:span text:style-name="T5"> </text:span><text:span text:style-name="T4">en el libro Introducción a La Economía Colombiana (2013)</text:span></text:p>
      <text:p text:style-name="P91"/>
      <text:p text:style-name="P46">Variables stock y flujo <text:s/></text:p>
      <text:p text:style-name="P13"/>
      <text:p text:style-name="P356"><text:span text:style-name="T4">De acuerdo al libro Introducción a La Economía Colombiana (2013) por Cárdenas Santamaría, Mauricio, Roberto Junguito, Camilo García y María Fernanda Rosales </text:span><text:span text:style-name="T11">las variables en economía son de tipo:</text:span></text:p>
      <text:p text:style-name="P105"/>
      <text:p text:style-name="P245"/>
      <text:p text:style-name="P287">Stock ó flujo donde la primera se mide en un punto del tiempo mientras que la segunda se mide a lo largo de un periodo de tiempo</text:p>
      <text:p text:style-name="P264"/>
      <text:p text:style-name="P323"><text:span text:style-name="T104">Nominal ó real donde la primera expresa el valor en unidades monetarias corrientes mientras que la segunda expresa el valor en unidades monetarias constantes</text:span><text:span text:style-name="T103"> </text:span></text:p>
      <text:p text:style-name="P286"/>
      <text:p text:style-name="P323"><text:span text:style-name="T103">E</text:span><text:span text:style-name="T104">ndógena ó exoǵena <text:s/>donde la primera se determina dentro de un modelo económico mientras que la segunda se toma como dada dentro </text:span><text:span text:style-name="T105">del modelo</text:span></text:p>
      <text:p text:style-name="P218"/>
      <text:p text:style-name="P323"><text:span text:style-name="T4">Revisar</text:span><text:span text:style-name="T5"> </text:span><text:span text:style-name="T4">Capítulo </text:span><text:span text:style-name="T5">1 p</text:span><text:span text:style-name="T4">ágina</text:span><text:span text:style-name="T5"> </text:span><text:span text:style-name="T11">34</text:span><text:span text:style-name="T5"> </text:span><text:span text:style-name="T4">en el libro Introducción a La Economía Colombiana (2013)</text:span></text:p>
      <text:p text:style-name="P79"/>
      <text:p text:style-name="P78">Capítulo <text:span text:style-name="T141">2</text:span></text:p>
      <text:p text:style-name="P269"/>
      <text:p text:style-name="P47">Producto Interno Bruto</text:p>
      <text:p text:style-name="P9"/>
      <text:p text:style-name="P87"><text:soft-page-break/>De acuerdo al libro Introducción a La Economía Colombiana (2013) por Cárdenas Santamaría, Mauricio, Roberto Junguito, Camilo García y María Fernanda Rosales <text:span text:style-name="T163">el </text:span><text:span text:style-name="T166">P</text:span><text:span text:style-name="T163">roducto </text:span><text:span text:style-name="T166">I</text:span><text:span text:style-name="T163">nterno </text:span><text:span text:style-name="T166">B</text:span><text:span text:style-name="T163">ruto es</text:span></text:p>
      <text:p text:style-name="P247"/>
      <text:p text:style-name="P290">Una variable que expresa el valor de los productos finales que se producen dentro de los límites de un territorio geográfico claramente determinado</text:p>
      <text:p text:style-name="P260"/>
      <text:p text:style-name="P291">Una variable que mide el cambio en precios y cantidades de los bienes y servicios producidos por las unidades productivas residentes en un territorio <text:s/></text:p>
      <text:p text:style-name="P271"/>
      <text:p text:style-name="P324"><text:span text:style-name="T106">Una variable que </text:span><text:span text:style-name="T107">contabiliza la producción de los individuos pertenecientes a un territorio sin importar si </text:span><text:span text:style-name="T108">é</text:span><text:span text:style-name="T107">sta se realiza dentro o fuera de ese territorio</text:span></text:p>
      <text:p text:style-name="P214"/>
      <text:p text:style-name="P81"><text:span text:style-name="T141">Revisar</text:span> <text:span text:style-name="T141">Capítulo </text:span><text:span text:style-name="T163">2</text:span> p<text:span text:style-name="T141">áginas</text:span> <text:span text:style-name="T163">42</text:span><text:span text:style-name="T1">-</text:span><text:span text:style-name="T163">43</text:span> <text:span text:style-name="T141">en el libro Introducción a La Economía Colombiana (2013)</text:span></text:p>
      <text:p text:style-name="P80"/>
      <text:p text:style-name="P48">Producto Interno Bruto <text:span text:style-name="T165">Real</text:span></text:p>
      <text:p text:style-name="P14"/>
      <text:p text:style-name="P93">De acuerdo al libro Introducción a La Economía Colombiana (2013) por Cárdenas Santamaría, Mauricio, Roberto Junguito, Camilo García y María Fernanda Rosales <text:span text:style-name="T163">el </text:span><text:span text:style-name="T166">P</text:span><text:span text:style-name="T163">roducto </text:span><text:span text:style-name="T166">I</text:span><text:span text:style-name="T163">nterno </text:span><text:span text:style-name="T166">B</text:span><text:span text:style-name="T163">ruto </text:span><text:span text:style-name="T166">(PIB) real se refiera a</text:span></text:p>
      <text:p text:style-name="P248"/>
      <text:p text:style-name="P288"><text:span text:style-name="T164">L</text:span>a medición del PIB en volumen donde se busca controlar el efecto que tienen los precios sobre la producción de bienes y servicios finales</text:p>
      <text:p text:style-name="P288"/>
      <text:p text:style-name="P288">La contabilización de las variaciones porcentuales del PIB para medir el cambio en el volumen físico de la producción en un periodo determinado</text:p>
      <text:p text:style-name="P288"/>
      <text:p text:style-name="P288">La corrección que se le realiza al PIB al tener en cuenta la población de un territorio para medir en términos <text:span text:style-name="T167">efectivos</text:span> <text:span text:style-name="T167">la producción por habitante</text:span></text:p>
      <text:p text:style-name="P219"/>
      <text:p text:style-name="P82"><text:span text:style-name="T141">Revisar</text:span> <text:span text:style-name="T141">Capítulo </text:span><text:span text:style-name="T163">2</text:span> p<text:span text:style-name="T141">áginas</text:span> <text:span text:style-name="T163">4</text:span><text:span text:style-name="T166">3</text:span><text:span text:style-name="T1">-</text:span><text:span text:style-name="T163">4</text:span><text:span text:style-name="T166">5</text:span> <text:span text:style-name="T141">en el libro Introducción a La Economía Colombiana (2013)</text:span></text:p>
      <text:p text:style-name="P82"/>
      <text:p text:style-name="P49"><text:span text:style-name="T168">Comparaciones internacionales </text:span>Producto Interno Bruto</text:p>
      <text:p text:style-name="P15"/>
      <text:p text:style-name="P94">De acuerdo al libro Introducción a La Economía Colombiana (2013) por Cárdenas Santamaría, Mauricio, Roberto Junguito, Camilo García y María Fernanda Rosales <text:span text:style-name="T169">para realizar comparaciones internacionales del </text:span><text:span text:style-name="T163"><text:s/></text:span><text:span text:style-name="T166">P</text:span><text:span text:style-name="T163">roducto </text:span><text:span text:style-name="T166">I</text:span><text:span text:style-name="T163">nterno </text:span><text:span text:style-name="T166">B</text:span><text:span text:style-name="T163">ruto </text:span><text:span text:style-name="T166">(PIB) </text:span><text:span text:style-name="T169">se debe</text:span></text:p>
      <text:p text:style-name="P94"/>
      <text:p text:style-name="P357"><text:span text:style-name="T12">Utilizar </text:span><text:span text:style-name="T13">el concepto de paridad de poder adquisitivo donde se busca igualar el poder de compra de diferentes monedas y de esa manera expresar el PIB en una moneda común</text:span></text:p>
      <text:p text:style-name="P94"/>
      <text:p text:style-name="P107">Corregir el PIB expresándolo en dólares estadounidenses <text:s/>mediante la utilización de tasas de cambio de mercado debido a que es una moneda común utilizada alrededor del mundo </text:p>
      <text:p text:style-name="P249"/>
      <text:p text:style-name="P289">Aplicar un ajuste <text:span text:style-name="T170">donde se tiene en cuenta la depreciación del acervo o stock de capital de tal manera que se tenga en cuenta como pierde valor </text:span><text:span text:style-name="T174">é</text:span><text:span text:style-name="T170">sta última variable entre países </text:span></text:p>
      <text:p text:style-name="P220"/>
      <text:p text:style-name="P83"><text:span text:style-name="T141">Revisar</text:span> <text:span text:style-name="T141">Capítulo </text:span><text:span text:style-name="T163">2</text:span> p<text:span text:style-name="T141">áginas</text:span> <text:span text:style-name="T169">46-50</text:span> <text:span text:style-name="T141">en el libro Introducción a La Economía Colombiana (2013)</text:span></text:p>
      <text:p text:style-name="P83"/>
      <text:p text:style-name="P83"/>
      <text:p text:style-name="P358"><text:soft-page-break/><text:span text:style-name="T94">Sectores económicos y</text:span><text:span text:style-name="T95"> </text:span><text:span text:style-name="T96">Producto Interno Bruto</text:span></text:p>
      <text:p text:style-name="P16"/>
      <text:p text:style-name="P362"><text:span text:style-name="T4">De acuerdo al libro Introducción a La Economía Colombiana (2013) por Cárdenas Santamaría, Mauricio, Roberto Junguito, Camilo García y María Fernanda Rosales </text:span><text:span text:style-name="T15">se señala que la participación sectorial entre 1970 y 2010 en Colombia </text:span><text:span text:style-name="T16">se caracteriza porque</text:span><text:span text:style-name="T15"> </text:span></text:p>
      <text:p text:style-name="P106"/>
      <text:p text:style-name="P359"><text:span text:style-name="T12">S</text:span><text:span text:style-name="T3">iempre ha existido una mayor participación del sector de servicios pero el sector agropecuario </text:span><text:span text:style-name="T14">a disminuido su participación debido a la concentración de la población </text:span><text:span text:style-name="T17">en</text:span><text:span text:style-name="T14"> las zonas urbanas</text:span></text:p>
      <text:p text:style-name="P108"/>
      <text:p text:style-name="P360"><text:span text:style-name="T3">Se gener</text:span><text:span text:style-name="T17">ó</text:span><text:span text:style-name="T3"> un proceso de industrialización donde el sector manufacturero aumento su participación debido a la sustitución de importaciones de productos manufacturados por productos locales</text:span></text:p>
      <text:p text:style-name="P109"/>
      <text:p text:style-name="P394"><text:bookmark text:name="yui_3_17_2_1_1631490103499_9678"/><text:bookmark text:name="yui_3_17_2_1_1631490103499_9679"/>Se presentó una gran variación en la participación del sector de la construcción y se incrementó la importancia del sector de servicios por el aumento en la productividad y la formalidad de este último</text:p>
      <text:p text:style-name="P221"/>
      <text:p text:style-name="P85"><text:span text:style-name="T141">Revisar</text:span> <text:span text:style-name="T141">Capítulo </text:span><text:span text:style-name="T163">2</text:span> p<text:span text:style-name="T141">áginas</text:span> <text:span text:style-name="T171">51</text:span><text:span text:style-name="T169">-5</text:span><text:span text:style-name="T171">4</text:span> <text:span text:style-name="T141">en el libro Introducción a La Economía Colombiana (2013)</text:span></text:p>
      <text:p text:style-name="P84"/>
      <text:p text:style-name="P361"><text:span text:style-name="T97">Regiones</text:span><text:span text:style-name="T94"> y</text:span><text:span text:style-name="T95"> </text:span><text:span text:style-name="T96">Producto Interno Bruto</text:span></text:p>
      <text:p text:style-name="P17"/>
      <text:p text:style-name="P363"><text:span text:style-name="T4">De acuerdo al libro Introducción a La Economía Colombiana (2013) por Cárdenas Santamaría, Mauricio, Roberto Junguito, Camilo García y María Fernanda Rosales </text:span><text:span text:style-name="T18">en cuanto al Producto Interno Bruto (PIB) per capita departamental </text:span><text:span text:style-name="T15">se señala que </text:span></text:p>
      <text:p text:style-name="P110"/>
      <text:p text:style-name="P364"><text:span text:style-name="T14">C</text:span><text:span text:style-name="T3">olombia ha sido un caso exitoso de convergencia regional debido a que el ingreso por habitante en los departamentos a tendido a nivelarse</text:span></text:p>
      <text:p text:style-name="P111"/>
      <text:p text:style-name="P364"><text:span text:style-name="T3">En Colombia no se ha presentado una convergencia regional debido a que </text:span><text:span text:style-name="T19">no ha existido una inversión adecuada en infraestructura que cierre brechas</text:span></text:p>
      <text:p text:style-name="P112"/>
      <text:p text:style-name="P365"><text:span text:style-name="T19">E</text:span><text:span text:style-name="T3">n general en Colombia la brecha de ingresos entre departamentos no se ha cerrado donde Arauca y Casanare son un reflejo de este fenómeno</text:span></text:p>
      <text:p text:style-name="P222"/>
      <text:p text:style-name="P85"><text:span text:style-name="T141">Revisar</text:span> <text:span text:style-name="T141">Capítulo </text:span><text:span text:style-name="T163">2</text:span> p<text:span text:style-name="T141">áginas</text:span> <text:span text:style-name="T171">5</text:span><text:span text:style-name="T172">4</text:span><text:span text:style-name="T169">-5</text:span><text:span text:style-name="T172">7</text:span> <text:span text:style-name="T141">en el libro Introducción a La Economía Colombiana (2013)</text:span></text:p>
      <text:p text:style-name="P85"/>
      <text:p text:style-name="P50"><text:span text:style-name="T163">C</text:span>omponentes de la demanda agregada</text:p>
      <text:p text:style-name="P85"/>
      <text:p text:style-name="P366"><text:span text:style-name="T4">De acuerdo al libro Introducción a La Economía Colombiana (2013) por Cárdenas Santamaría, Mauricio, Roberto Junguito, Camilo García y María Fernanda Rosales </text:span><text:span text:style-name="T20">el componente de la demanda agregada con mayor participación y más estable </text:span><text:span text:style-name="T21">en los países es</text:span></text:p>
      <text:p text:style-name="P95"/>
      <text:p text:style-name="P113">El consumo privado de los hogares debido a que la mayoría de los productos finales se destina a este rubro y porque los individuos les disgusta que s<text:span text:style-name="T173">u</text:span> consumo no varíe demasiado</text:p>
      <text:p text:style-name="P113"/>
      <text:p text:style-name="P113">La inversión o la formación bruta de capital debido a que las empresas usualmente planean a largo plazo sus actividades y requieren tener un stock estable de activos fijos para producir</text:p>
      <text:p text:style-name="P113"/>
      <text:p text:style-name="P113">La balanza comercial debido a que los países en una economía global tienden a comerciar en grandes volúmenes y donde la estructura de productos que exportan e importan no tiene variaciones abruptas</text:p>
      <text:p text:style-name="P246"><text:soft-page-break/></text:p>
      <text:p text:style-name="P140"><text:span text:style-name="T141">Revisar</text:span> <text:span text:style-name="T141">Capítulo </text:span><text:span text:style-name="T184">2</text:span> p<text:span text:style-name="T141">áginas</text:span> <text:span text:style-name="T173">59</text:span><text:span text:style-name="T1">-</text:span><text:span text:style-name="T173">63</text:span> <text:span text:style-name="T141">en el libro Introducción a La Economía Colombiana (2013)</text:span></text:p>
      <text:p text:style-name="P80"/>
      <text:p text:style-name="P78">Capítulo <text:span text:style-name="T141">4</text:span></text:p>
      <text:p text:style-name="P277"/>
      <text:p text:style-name="P51">Definición de instituciones</text:p>
      <text:p text:style-name="P18"/>
      <text:p text:style-name="P95">De acuerdo al libro Introducción a La Economía Colombiana (2013) por Cárdenas Santamaría, Mauricio, Roberto Junguito, Camilo García y María Fernanda Rosales <text:span text:style-name="T175">las instituciones de pueden definir como</text:span></text:p>
      <text:p text:style-name="P250"/>
      <text:p text:style-name="P292">El conjunto de normas tanto culturales <text:s/>como jurídicas que determinan la forma como los individuos interactúan</text:p>
      <text:p text:style-name="P292"/>
      <text:p text:style-name="P292">La colección de entidades y organizaciones que establecen las reglas de juego que se aplican en una sociedad</text:p>
      <text:p text:style-name="P292"/>
      <text:p text:style-name="P267"><text:span text:style-name="T176">Los reglamentos, planes y procedimientos operativos </text:span><text:span text:style-name="T177">formales </text:span><text:span text:style-name="T176">que se establecen en una sociedad para la resolución de conflictos</text:span></text:p>
      <text:p text:style-name="P223"/>
      <text:p text:style-name="P140"><text:span text:style-name="T141">Revisar</text:span> <text:span text:style-name="T141">Capítulo </text:span><text:span text:style-name="T184">4</text:span> p<text:span text:style-name="T141">áginas</text:span> <text:span text:style-name="T178">11</text:span><text:span text:style-name="T175">2</text:span><text:span text:style-name="T1">-</text:span><text:span text:style-name="T178">114</text:span> <text:span text:style-name="T141">en el libro Introducción a La Economía Colombiana (2013)</text:span></text:p>
      <text:p text:style-name="P140"/>
      <text:p text:style-name="P367"><text:span text:style-name="T98">Importancia</text:span><text:span text:style-name="T99"> de instituciones formales</text:span></text:p>
      <text:p text:style-name="P19"/>
      <text:p text:style-name="P367"><text:span text:style-name="T4">De acuerdo al libro Introducción a La Economía Colombiana (2013) por Cárdenas Santamaría, Mauricio, Roberto Junguito, Camilo García y María Fernanda Rosales </text:span><text:span text:style-name="T22">las instituciones formales </text:span><text:span text:style-name="T23">son importantes porque</text:span></text:p>
      <text:p text:style-name="P251"/>
      <text:p text:style-name="P294">Reducen los costos para llegar a acuerdo benéficos entre los individuos permitiendo una mayor cooperación y minimizando comportamientos predatorios</text:p>
      <text:p text:style-name="P294"/>
      <text:p text:style-name="P325"><text:span text:style-name="T109">Comunican de manera clara y transparente a través de la codificación en documentos las reglas que han surgido de prácticas comunes </text:span><text:span text:style-name="T110">permitiendo</text:span><text:span text:style-name="T109"> una mayor estabilidad jurídica</text:span></text:p>
      <text:p text:style-name="P294"/>
      <text:p text:style-name="P325"><text:span text:style-name="T109">Determinan el proceso político a través del cual se genera una infraestructura social que permite </text:span><text:span text:style-name="T110">mayores actividades productivas e inversión en nuevas tecnologías</text:span><text:span text:style-name="T109"> </text:span></text:p>
      <text:p text:style-name="P224"/>
      <text:p text:style-name="P141"><text:span text:style-name="T141">Revisar</text:span> <text:span text:style-name="T141">Capítulo </text:span><text:span text:style-name="T184">4</text:span> p<text:span text:style-name="T141">áginas</text:span> <text:span text:style-name="T178">11</text:span><text:span text:style-name="T175">2</text:span><text:span text:style-name="T1">-</text:span><text:span text:style-name="T178">114</text:span> <text:span text:style-name="T141">en el libro Introducción a La Economía Colombiana (2013)</text:span></text:p>
      <text:p text:style-name="P141"/>
      <text:p text:style-name="P52">Gobernabilidad</text:p>
      <text:p text:style-name="P20"/>
      <text:p text:style-name="P368"><text:span text:style-name="T4">De acuerdo al libro Introducción a La Economía Colombiana (2013) por Cárdenas Santamaría, Mauricio, Roberto Junguito, Camilo García y María Fernanda Rosales </text:span><text:span text:style-name="T24">la gobernabilidad se define como</text:span></text:p>
      <text:p text:style-name="P252"/>
      <text:p text:style-name="P326"><text:span text:style-name="T109">E</text:span><text:span text:style-name="T111">l conjunto de instituciones y tradiciones por las cuales se ejerce la autoridad en un determinado </text:span><text:span text:style-name="T112">país</text:span></text:p>
      <text:p text:style-name="P295"/>
      <text:p text:style-name="P295">La colección de instituciones que proveen los incentivos con los cuales los individuos actúan en una economía</text:p>
      <text:p text:style-name="P295"><text:soft-page-break/></text:p>
      <text:p text:style-name="P293">La infraestructura social necesaria por la cual los gobiernos son seleccionados, monitoreados y reemplazados</text:p>
      <text:p text:style-name="P225"/>
      <text:p text:style-name="P142"><text:span text:style-name="T141">Revisar</text:span> <text:span text:style-name="T141">Capítulo </text:span><text:span text:style-name="T184">4</text:span> p<text:span text:style-name="T141">áginas</text:span> <text:span text:style-name="T178">11</text:span><text:span text:style-name="T179">7</text:span><text:span text:style-name="T1">-</text:span><text:span text:style-name="T178">1</text:span><text:span text:style-name="T179">20</text:span> <text:span text:style-name="T141">en el libro Introducción a La Economía Colombiana (2013)</text:span></text:p>
      <text:p text:style-name="P142"/>
      <text:p text:style-name="P53"><text:span text:style-name="T181">G</text:span>obernabilidad: <text:span text:style-name="T181">dimensión voz y rendición de cuentas</text:span></text:p>
      <text:p text:style-name="P21"/>
      <text:p text:style-name="P369"><text:span text:style-name="T4">De acuerdo al libro Introducción a La Economía Colombiana (2013) por Cárdenas Santamaría, Mauricio, Roberto Junguito, Camilo García y María Fernanda Rosales </text:span><text:span text:style-name="T25">la dimensión de voz y rendición de cuentas en el concepto de gobernabilidad se refiere a </text:span></text:p>
      <text:p text:style-name="P253"/>
      <text:p text:style-name="P296"><text:span text:style-name="T180">E</text:span>l grado en que los ciudadanos de un país pueden eligir a sus representantes <text:span text:style-name="T185">así </text:span>como las libertades de expresión, asociación y de prensa</text:p>
      <text:p text:style-name="P296"/>
      <text:p text:style-name="P296">Las percepciones en cuanto a la probabilidad de que los políticos cumplan lo que establecen los programas por los cuales fueron elegidos</text:p>
      <text:p text:style-name="P296"/>
      <text:p text:style-name="P296">La capacidad que tienen los habitantes dentro de un territorio de verificar la calidad de los servicios públicos y civiles que ofrece un gobierno <text:s/></text:p>
      <text:p text:style-name="P226"/>
      <text:p text:style-name="P143"><text:span text:style-name="T141">Revisar</text:span> <text:span text:style-name="T141">Capítulo </text:span><text:span text:style-name="T184">4</text:span> p<text:span text:style-name="T141">áginas</text:span> <text:span text:style-name="T178">11</text:span><text:span text:style-name="T179">7</text:span><text:span text:style-name="T1">-</text:span><text:span text:style-name="T178">1</text:span><text:span text:style-name="T179">20</text:span> <text:span text:style-name="T141">en el libro Introducción a La Economía Colombiana (2013)</text:span></text:p>
      <text:p text:style-name="P143"/>
      <text:p text:style-name="P54"><text:span text:style-name="T181">G</text:span>obernabilidad: <text:s/><text:span text:style-name="T186">calidad del Estado de derecho</text:span></text:p>
      <text:p text:style-name="P22"/>
      <text:p text:style-name="P370"><text:span text:style-name="T4">De acuerdo al libro Introducción a La Economía Colombiana (2013) por Cárdenas Santamaría, Mauricio, Roberto Junguito, Camilo García y María Fernanda Rosales </text:span><text:span text:style-name="T25">la dimensión de </text:span><text:span text:style-name="T26">la calidad del Estado de derecho</text:span><text:span text:style-name="T25"> en el concepto de gobernabilidad se refiere a </text:span></text:p>
      <text:p text:style-name="P114"/>
      <text:p text:style-name="P371"><text:span text:style-name="T30">L</text:span><text:span text:style-name="T28">a percepción respecto a si los individuos confían en las reglas de juegos de la sociedad </text:span><text:span text:style-name="T27">que incluyen el cumplimiento de los contratos, la efectividad de la policía y las cortes y la probabilidad de </text:span><text:span text:style-name="T31">castigo</text:span><text:span text:style-name="T27"> </text:span><text:span text:style-name="T29">cuando se presentan</text:span><text:span text:style-name="T27"> </text:span><text:span text:style-name="T29">actos de </text:span><text:span text:style-name="T27">crimen y violencia </text:span></text:p>
      <text:p text:style-name="P254"/>
      <text:p text:style-name="P327"><text:span text:style-name="T113">La medición respecto </text:span><text:span text:style-name="T114">a si el gobierno es capaz de formular e implementar políticas </text:span><text:span text:style-name="T115">de regulación a la actividad económica</text:span><text:span text:style-name="T114"> </text:span><text:span text:style-name="T115">de tal manera que se contribuya a <text:s/>mejorar <text:s/>el <text:s/>desempeño </text:span><text:span text:style-name="T113">de <text:s/>la <text:s/>economía, el <text:s/>bienestar <text:s/>social </text:span><text:span text:style-name="T115">y el desarrollo del sector privado</text:span></text:p>
      <text:p text:style-name="P297"/>
      <text:p text:style-name="P328"><text:span text:style-name="T115">El grado en el que los entes públicos ejercen sus funciones en beneficio de los particulares </text:span><text:span text:style-name="T116">promocionando la eficiencia del orden económico y </text:span><text:span text:style-name="T115">evitando que exista una captura del Estado por </text:span><text:span text:style-name="T116">parte de las élites y los intereses puramente privados</text:span></text:p>
      <text:p text:style-name="P227"/>
      <text:p text:style-name="P144"><text:span text:style-name="T141">Revisar</text:span> <text:span text:style-name="T141">Capítulo </text:span><text:span text:style-name="T184">4</text:span> p<text:span text:style-name="T141">áginas</text:span> <text:span text:style-name="T178">11</text:span><text:span text:style-name="T179">7</text:span><text:span text:style-name="T1">-</text:span><text:span text:style-name="T178">1</text:span><text:span text:style-name="T179">20</text:span> <text:span text:style-name="T141">en el libro Introducción a La Economía Colombiana (2013)</text:span></text:p>
      <text:p text:style-name="P144"/>
      <text:p text:style-name="P55">Desarrollo institucional colombiano</text:p>
      <text:p text:style-name="P23"/>
      <text:p text:style-name="P372"><text:span text:style-name="T4">De acuerdo al libro Introducción a La Economía Colombiana (2013) por Cárdenas Santamaría, Mauricio, Roberto Junguito, Camilo García y María Fernanda Rosales </text:span><text:span text:style-name="T32">se concluye que el desarrollo institucional colombiano se caracteriza en parte por</text:span></text:p>
      <text:p text:style-name="P116"/>
      <text:p text:style-name="P373"><text:soft-page-break/><text:span text:style-name="T32">E</text:span><text:span text:style-name="T3">l deterioro sustancial de los indicadores relacionados con la defensa de los derechos de propiedad, imperio de la ley, criminalidad y libertades civiles debido al conflicto interno colombiano</text:span></text:p>
      <text:p text:style-name="P117"/>
      <text:p text:style-name="P117">La baja calificación por debajo del promedio internacional respecto a temas relacionados con la corrupción, el funcionamiento de la democracia y en general la calidad de la burocracia </text:p>
      <text:p text:style-name="P115"/>
      <text:p text:style-name="P373"><text:span text:style-name="T33">L</text:span><text:span text:style-name="T3">os bajos niveles en relación a indicadores de intervención estatal como regulación y supervisión debido a la cantidad de procesos burocráticos que frenan el desarrollo del sector privado</text:span></text:p>
      <text:p text:style-name="P228"/>
      <text:p text:style-name="P145"><text:span text:style-name="T141">Revisar</text:span> <text:span text:style-name="T141">Capítulo </text:span><text:span text:style-name="T184">4</text:span> p<text:span text:style-name="T141">áginas</text:span> <text:span text:style-name="T178">1</text:span><text:span text:style-name="T182">23</text:span><text:span text:style-name="T1">-</text:span><text:span text:style-name="T178">1</text:span><text:span text:style-name="T179">2</text:span><text:span text:style-name="T182">5</text:span> <text:span text:style-name="T141">en el libro Introducción a La Economía Colombiana (2013)</text:span></text:p>
      <text:p text:style-name="P145"/>
      <text:p text:style-name="P56">Constitución política de Colombia 1991 y decisiones monetarias</text:p>
      <text:p text:style-name="P24"/>
      <text:p text:style-name="P374"><text:span text:style-name="T4">De acuerdo al libro Introducción a La Economía Colombiana (2013) por Cárdenas Santamaría, Mauricio, Roberto Junguito, Camilo García y María Fernanda Rosales </text:span><text:span text:style-name="T34">la novedad en materia </text:span><text:span text:style-name="T36">económica</text:span><text:span text:style-name="T34"> en la Constitución de 1991 </text:span><text:span text:style-name="T35">fue</text:span><text:span text:style-name="T34"> </text:span></text:p>
      <text:p text:style-name="P118"/>
      <text:p text:style-name="P375"><text:span text:style-name="T34">D</text:span><text:span text:style-name="T3">isminuir la influencia de la rama Ejecutiva respecto </text:span><text:span text:style-name="T36">a las decisiones monetarias</text:span><text:span text:style-name="T3"> estableciendo que el Banco de la República es una entidad con autonomía administrativa, patrimonial y técnica</text:span></text:p>
      <text:p text:style-name="P119"/>
      <text:p text:style-name="P376"><text:span text:style-name="T37">Separar de la rama Ejecutiva a la Dirección de Impuestos y Aduanas Nacionales </text:span><text:span text:style-name="T36">para garantizar la seguridad fiscal del Estado a través de</text:span><text:bookmark text:name="DeltaPlaceHolderMain"/><text:span text:style-name="T36">l control en el cumplimiento de las obligaciones tributarias</text:span></text:p>
      <text:p text:style-name="P120"/>
      <text:p text:style-name="P121">Crear el Departamento Nacional de Planeación como un ente autónomo de la rama Ejecutiva para la evaluación de las políticas públicas colombianas y el manejo y asignación de la inversión pública</text:p>
      <text:p text:style-name="P229"/>
      <text:p text:style-name="P146"><text:span text:style-name="T141">Revisar</text:span> <text:span text:style-name="T141">Capítulo </text:span><text:span text:style-name="T184">4</text:span> p<text:span text:style-name="T141">áginas</text:span> <text:span text:style-name="T178">1</text:span><text:span text:style-name="T183">38</text:span><text:span text:style-name="T1">-</text:span><text:span text:style-name="T178">1</text:span><text:span text:style-name="T183">44</text:span> <text:span text:style-name="T141">en el libro Introducción a La Economía Colombiana (2013)</text:span></text:p>
      <text:p text:style-name="P139"/>
      <text:p text:style-name="P78">Capítulo <text:span text:style-name="T141">5</text:span></text:p>
      <text:p text:style-name="P277"/>
      <text:p text:style-name="P57">Globalización</text:p>
      <text:p text:style-name="P9"/>
      <text:p text:style-name="P88">De acuerdo al libro Introducción a La Economía Colombiana (2013) por Cárdenas Santamaría, Mauricio, Roberto Junguito, Camilo García y María Fernanda Rosales <text:span text:style-name="T187">la globalización es el resultado de </text:span></text:p>
      <text:p text:style-name="P88"/>
      <text:p text:style-name="P122">La reducción de la barreras comerciales que se imponen artificialmente entre <text:span text:style-name="T188">los </text:span>países y la disminución en los costos de transporte de bienes y servicios</text:p>
      <text:p text:style-name="P122"/>
      <text:p text:style-name="P122">El aumento de la producción de bienes y servicios a escala global y la facilidad en la movilidad de los factores de producción como por ejemplo el trabajo</text:p>
      <text:p text:style-name="P122"/>
      <text:p text:style-name="P329"><text:span text:style-name="T38">El incremento de los flujos de información al alcance de los individuos y la competencia entre multinacionales </text:span><text:span text:style-name="T39">por expandir sus mercados </text:span><text:span text:style-name="T40">a nivel global</text:span><text:span text:style-name="T38"> </text:span></text:p>
      <text:p text:style-name="P88"/>
      <text:p text:style-name="P147"><text:span text:style-name="T141">Revisar</text:span> <text:span text:style-name="T141">Capítulo </text:span><text:span text:style-name="T188">5</text:span> p<text:span text:style-name="T141">áginas</text:span> <text:span text:style-name="T178">1</text:span><text:span text:style-name="T187">50</text:span><text:span text:style-name="T1">-</text:span><text:span text:style-name="T178">1</text:span><text:span text:style-name="T187">53</text:span> <text:span text:style-name="T141">en el libro Introducción a La Economía Colombiana (2013)</text:span></text:p>
      <text:p text:style-name="P147"/>
      <text:p text:style-name="P147"/>
      <text:p text:style-name="P147"/>
      <text:p text:style-name="P3"><text:soft-page-break/>Balanza de pagos</text:p>
      <text:p text:style-name="P169"/>
      <text:p text:style-name="P169">De acuerdo al libro Introducción a La Economía Colombiana (2013) por Cárdenas Santamaría, Mauricio, Roberto Junguito, Camilo García y María Fernanda Rosales <text:span text:style-name="T189">la balanza de pagos es</text:span></text:p>
      <text:p text:style-name="P169"/>
      <text:p text:style-name="P180">Un instrumento contable que se utiliza para registrar las transacciones <text:span text:style-name="T190">económicas </text:span>que los residentes de un país realizan con el resto del mundo</text:p>
      <text:p text:style-name="P180"/>
      <text:p text:style-name="P181">Un instrumento financiero cuyo propósito es contabilizar las transacciones de activos y pasivos que tiene<text:span text:style-name="T195">n</text:span> lugar entre residentes y no residentes de un país </text:p>
      <text:p text:style-name="P181"/>
      <text:p text:style-name="P181">Un instrumento económico <text:span text:style-name="T191">que tiene como objetivo presentar el valor de las transacciones comerciales de bienes y servicios de un país con el resto del mundo </text:span></text:p>
      <text:p text:style-name="P169"/>
      <text:p text:style-name="P148"><text:span text:style-name="T141">Revisar</text:span> <text:span text:style-name="T141">Capítulo </text:span><text:span text:style-name="T188">5</text:span> p<text:span text:style-name="T141">áginas</text:span> <text:span text:style-name="T189">153</text:span>-<text:span text:style-name="T189">159</text:span> <text:span text:style-name="T141">en el libro Introducción a La Economía Colombiana (2013)</text:span></text:p>
      <text:p text:style-name="P148"/>
      <text:p text:style-name="P3">Partida doble</text:p>
      <text:p text:style-name="P182"/>
      <text:p text:style-name="P330"><text:span text:style-name="T65">De acuerdo al libro Introducción a La Economía Colombiana (2013) por Cárdenas Santamaría, Mauricio, Roberto Junguito, Camilo García y María Fernanda Rosales </text:span><text:span text:style-name="T66">la balanza de pagos </text:span><text:span text:style-name="T67">utiliza un principio contable denominado</text:span></text:p>
      <text:p text:style-name="P170"/>
      <text:p text:style-name="P182">P<text:span text:style-name="T192">artida doble donde cada transacción que se realiza se registra mediante 2 asientos que corresponden a un débito y a un crédito</text:span></text:p>
      <text:p text:style-name="P182"/>
      <text:p text:style-name="P188">Objetividad donde cada transacción se registra en el momento que se tenga sustento de que <text:span text:style-name="T196">é</text:span>sta ocurrió y cuando exista certeza de su valor</text:p>
      <text:p text:style-name="P188"/>
      <text:p text:style-name="P268"><text:span text:style-name="T152">Prudencia donde se contabilizan </text:span>l<text:span text:style-name="T193">os</text:span> <text:span text:style-name="T193">créditos</text:span> cuando se conocen y <text:span text:style-name="T193">los débitos</text:span> cuando se hayan realizado <text:span text:style-name="T193">para mantener un balance</text:span></text:p>
      <text:p text:style-name="P170"/>
      <text:p text:style-name="P149"><text:span text:style-name="T141">Revisar</text:span> <text:span text:style-name="T141">Capítulo </text:span><text:span text:style-name="T188">5</text:span> p<text:span text:style-name="T141">áginas</text:span> <text:span text:style-name="T189">153</text:span>-<text:span text:style-name="T189">159</text:span> <text:span text:style-name="T141">en el libro Introducción a La Economía Colombiana (2013)</text:span></text:p>
      <text:p text:style-name="P149"/>
      <text:p text:style-name="P4">Teoría de la ventaja comparativa</text:p>
      <text:p text:style-name="P183"/>
      <text:p text:style-name="P331"><text:span text:style-name="T65">De acuerdo al libro Introducción a La Economía Colombiana (2013) por Cárdenas Santamaría, Mauricio, Roberto Junguito, Camilo García y María Fernanda Rosales </text:span><text:span text:style-name="T68">el concepto de ventaja comparativa señala que</text:span></text:p>
      <text:p text:style-name="P189"/>
      <text:p text:style-name="P377"><text:span text:style-name="T68">C</text:span><text:span text:style-name="T64">ada país logra un mayor consumo de bienes y servicios cuando se especializa en la producción de bienes y servicios que produce relativamente a un menor costo</text:span></text:p>
      <text:p text:style-name="P193"/>
      <text:p text:style-name="P332"><text:span text:style-name="T117">Cada país debe </text:span><text:span text:style-name="T118">especializarse en la producción de aquellos bienes y servicios que logra producir al menor costo </text:span><text:span text:style-name="T119">con relación a los demás países del resto del mundo</text:span></text:p>
      <text:p text:style-name="P298"/>
      <text:p text:style-name="P333"><text:span text:style-name="T118">Cada país debe </text:span><text:span text:style-name="T119">especializarse</text:span><text:span text:style-name="T118"> </text:span><text:span text:style-name="T119">en la producción de</text:span><text:span text:style-name="T118"> aquellos productos que tenga</text:span><text:span text:style-name="T119">n</text:span><text:span text:style-name="T118"> el mayor valor agregado </text:span><text:span text:style-name="T119">por trabajador en la economía global de países </text:span></text:p>
      <text:p text:style-name="P171"/>
      <text:p text:style-name="P150"><text:span text:style-name="T141">Revisar</text:span> <text:span text:style-name="T141">Capítulo </text:span><text:span text:style-name="T188">5</text:span> p<text:span text:style-name="T141">ágina</text:span> <text:span text:style-name="T189">1</text:span><text:span text:style-name="T194">60</text:span> <text:span text:style-name="T141">en el libro Introducción a La Economía Colombiana (2013)</text:span></text:p>
      <text:p text:style-name="P5"><text:soft-page-break/>Revaluación o apreciación real</text:p>
      <text:p text:style-name="P184"/>
      <text:p text:style-name="P334"><text:span text:style-name="T65">De acuerdo al libro Introducción a La Economía Colombiana (2013) por Cárdenas Santamaría, Mauricio, Roberto Junguito, Camilo García y María Fernanda Rosales </text:span><text:span text:style-name="T69">una revaluación o apreciación real se refiere a una situación en la que</text:span></text:p>
      <text:p text:style-name="P190"/>
      <text:p text:style-name="P335"><text:span text:style-name="T70">A</text:span><text:span text:style-name="T71">umenta el costo de los bienes y servicios producidos en la economía doméstica en términos de los bienes y servicios producidos por fuera de la economía doméstica</text:span></text:p>
      <text:p text:style-name="P194"/>
      <text:p text:style-name="P194">Los bienes y servicios producidos en la economía doméstica son relativamente más baratos que los bienes y servicios que no son producidos en la economía doméstica</text:p>
      <text:p text:style-name="P194"/>
      <text:p text:style-name="P194">La moneda de la economía doméstica le permite la consumidor final adquirir más bienes y servicios locales que bienes y servicios producidos en el extranjero </text:p>
      <text:p text:style-name="P172"/>
      <text:p text:style-name="P255"><text:span text:style-name="T154">Revisar</text:span><text:span text:style-name="T153"> </text:span><text:span text:style-name="T154">Capítulo </text:span><text:span text:style-name="T155">5</text:span><text:span text:style-name="T153"> p</text:span><text:span text:style-name="T154">ágina</text:span><text:span text:style-name="T158">s</text:span><text:span text:style-name="T153"> </text:span><text:span text:style-name="T156">1</text:span><text:span text:style-name="T157">6</text:span><text:span text:style-name="T158">6-170</text:span><text:span text:style-name="T153"> </text:span><text:span text:style-name="T154">en el libro Introducción a La Economía Colombiana (2013)</text:span> </text:p>
      <text:p text:style-name="P255"/>
      <text:p text:style-name="P6">Política comercial</text:p>
      <text:p text:style-name="P185"/>
      <text:p text:style-name="P336"><text:span text:style-name="T65">De acuerdo al libro Introducción a La Economía Colombiana (2013) por Cárdenas Santamaría, Mauricio, Roberto Junguito, Camilo García y María Fernanda Rosales </text:span><text:span text:style-name="T72">la política comercial </text:span><text:span text:style-name="T73">de un país </text:span><text:span text:style-name="T72">se refiere a</text:span></text:p>
      <text:p text:style-name="P191"/>
      <text:p text:style-name="P378"><text:span text:style-name="T71">E</text:span><text:span text:style-name="T64">l conjunto de instrumentos que se adoptan para regular e intervenir en el comercio exterior teniendo en cuenta diversos fines y objetivos</text:span></text:p>
      <text:p text:style-name="P195"/>
      <text:p text:style-name="P338"><text:span text:style-name="T73">El conjunto de protecciones nominales </text:span><text:span text:style-name="T74">referidas </text:span><text:span text:style-name="T73">a las tasas arancelarias que se cobran a las exportaciones e importaciones </text:span></text:p>
      <text:p text:style-name="P195"/>
      <text:p text:style-name="P337"><text:span text:style-name="T73">El conjunto de </text:span><text:span text:style-name="T75">medidas que se implementan para sustituir importaciones con el objetivo de transformar los sectores económicos nacionales</text:span></text:p>
      <text:p text:style-name="P173"/>
      <text:p text:style-name="P256"><text:span text:style-name="T154">Revisar</text:span><text:span text:style-name="T153"> </text:span><text:span text:style-name="T154">Capítulo </text:span><text:span text:style-name="T155">5</text:span><text:span text:style-name="T153"> p</text:span><text:span text:style-name="T154">ágina</text:span><text:span text:style-name="T158">s</text:span><text:span text:style-name="T153"> </text:span><text:span text:style-name="T156">1</text:span><text:span text:style-name="T159">70</text:span><text:span text:style-name="T158">-17</text:span><text:span text:style-name="T159">3</text:span><text:span text:style-name="T153"> </text:span><text:span text:style-name="T154">en el libro Introducción a La Economía Colombiana (2013)</text:span> </text:p>
      <text:p text:style-name="P256"/>
      <text:p text:style-name="P7">Exportaciones Colombia siglo XX</text:p>
      <text:p text:style-name="P186"/>
      <text:p text:style-name="P339"><text:span text:style-name="T65">De acuerdo al libro Introducción a La Economía Colombiana (2013) por Cárdenas Santamaría, Mauricio, Roberto Junguito, Camilo García y María Fernanda Rosales </text:span><text:span text:style-name="T76">las exportaciones en el siglo 20 en Colombia se caracterizaron por</text:span></text:p>
      <text:p text:style-name="P192"/>
      <text:p text:style-name="P379"><text:span text:style-name="T75">B</text:span><text:span text:style-name="T64">asarse fundamentalmente en la economía cafetera al posicionarse como </text:span><text:span text:style-name="T82">e</text:span><text:span text:style-name="T64">l principal rubor de exportación aunque a finales de la década de los 80’s otros productos como el petróleo y el carbon adquirieron una mayor importancia</text:span></text:p>
      <text:p text:style-name="P196"/>
      <text:p text:style-name="P196">Concentrarse en diversos productos como la carne, las flores cortadas y las frutas tropicales debido a la ventaja comparativa que tenía el país aunque en la decada de los 90’s el café empezó a convertirse en el principal rubro de exportación </text:p>
      <text:p text:style-name="P196"/>
      <text:p text:style-name="P196"><text:soft-page-break/>Sufrir una transición desde exportaciones tradicionales como el café y frutas tropicales hacia exportaciones no tradicionales como petróleo, carbón, oro y ferroniquel debido a la consolidación progresiva del sector minero colombiano</text:p>
      <text:p text:style-name="P196"/>
      <text:p text:style-name="P257"><text:span text:style-name="T154">Revisar</text:span><text:span text:style-name="T153"> </text:span><text:span text:style-name="T154">Capítulo </text:span><text:span text:style-name="T155">5</text:span><text:span text:style-name="T153"> p</text:span><text:span text:style-name="T154">ágina</text:span><text:span text:style-name="T158">s</text:span><text:span text:style-name="T153"> </text:span><text:span text:style-name="T156">1</text:span><text:span text:style-name="T160">82</text:span><text:span text:style-name="T158">-1</text:span><text:span text:style-name="T160">8</text:span><text:span text:style-name="T158">7</text:span><text:span text:style-name="T153"> </text:span><text:span text:style-name="T154">en el libro Introducción a La Economía Colombiana (2013)</text:span></text:p>
      <text:p text:style-name="P179"/>
      <text:p text:style-name="P8">Paridad descubierta de los intereses</text:p>
      <text:p text:style-name="P187"/>
      <text:p text:style-name="P340"><text:span text:style-name="T65">De acuerdo al libro Introducción a La Economía Colombiana (2013) por Cárdenas Santamaría, Mauricio, Roberto Junguito, Camilo García y María Fernanda Rosales </text:span><text:span text:style-name="T78">la paridad descubierta de intereses se refiere a</text:span></text:p>
      <text:p text:style-name="P197"/>
      <text:p text:style-name="P380"><text:span text:style-name="T77">U</text:span><text:span text:style-name="T64">n principio donde se establece que los inversionistas debería</text:span><text:span text:style-name="T83">n</text:span><text:span text:style-name="T64"> ser indiferentes entre invertir en una economía local o en el mercado internacional</text:span></text:p>
      <text:p text:style-name="P198"/>
      <text:p text:style-name="P199">Un principio que señala que en presencia de costos de transporte bajos un producto debe tender a tener el mismo precio en diferentes países <text:s text:c="2"/></text:p>
      <text:p text:style-name="P199"/>
      <text:p text:style-name="P341"><text:span text:style-name="T79">U</text:span><text:span text:style-name="T80">n principio que señala que la</text:span><text:span text:style-name="T84">s</text:span><text:span text:style-name="T80"> </text:span><text:span text:style-name="T81">diferencia</text:span><text:span text:style-name="T84">s</text:span><text:span text:style-name="T81"> en las </text:span><text:span text:style-name="T80">tasa</text:span><text:span text:style-name="T84">s</text:span><text:span text:style-name="T80"> de interés entre los países es l</text:span><text:span text:style-name="T85">o</text:span><text:span text:style-name="T80"> que explica </text:span><text:span text:style-name="T81">la volatilidad en los flujos de capitales</text:span></text:p>
      <text:p text:style-name="P197"/>
      <text:p text:style-name="P258"><text:span text:style-name="T154">Revisar</text:span><text:span text:style-name="T153"> </text:span><text:span text:style-name="T154">Capítulo </text:span><text:span text:style-name="T155">5</text:span><text:span text:style-name="T153"> p</text:span><text:span text:style-name="T154">ágina</text:span><text:span text:style-name="T158">s</text:span><text:span text:style-name="T153"> </text:span><text:span text:style-name="T156">1</text:span><text:span text:style-name="T161">90</text:span><text:span text:style-name="T158">-1</text:span><text:span text:style-name="T161">96</text:span><text:span text:style-name="T153"> </text:span><text:span text:style-name="T154">en el libro Introducción a La Economía Colombiana (2013)</text:span></text:p>
      <text:p text:style-name="P139"/>
      <text:p text:style-name="P78">Capítulo <text:span text:style-name="T141">7</text:span></text:p>
      <text:p text:style-name="P277"/>
      <text:p text:style-name="P58">Funciones del dinero</text:p>
      <text:p text:style-name="P9"/>
      <text:p text:style-name="P87">De acuerdo al libro Introducción a La Economía Colombiana (2013) por Cárdenas Santamaría, Mauricio, Roberto Junguito, Camilo García y María Fernanda Rosales <text:span text:style-name="T197">la función de medio de pago que cumple el dinero se refiere </text:span><text:span text:style-name="T198">a que</text:span></text:p>
      <text:p text:style-name="P272"/>
      <text:p text:style-name="P299">El dinero <text:span text:style-name="T199">es el medio por el cual se realizan las transacciones económicas sin necesidad de recurrir al trueque</text:span></text:p>
      <text:p text:style-name="P299"/>
      <text:p text:style-name="P305">El dinero es el medio por el cual se expresan todos los precios de una economía facilitando la comparación de valor</text:p>
      <text:p text:style-name="P299"/>
      <text:p text:style-name="P305">El dinero es el medio por el cual <text:s/>los individuos dentro de una economía pueden guardar su riqueza para ser utilizada a futuro</text:p>
      <text:p text:style-name="P214"/>
      <text:p text:style-name="P139"><text:span text:style-name="T141">Revisar</text:span> <text:span text:style-name="T141">Capítulo </text:span><text:span text:style-name="T197">7</text:span> p<text:span text:style-name="T141">áginas</text:span> <text:span text:style-name="T199">268</text:span><text:span text:style-name="T1">-</text:span><text:span text:style-name="T199">269</text:span> <text:span text:style-name="T141">en el libro Introducción a La Economía Colombiana (2013)</text:span></text:p>
      <text:p text:style-name="P139"/>
      <text:p text:style-name="P59"/>
      <text:p text:style-name="P59"/>
      <text:p text:style-name="P59"/>
      <text:p text:style-name="P59"/>
      <text:p text:style-name="P59"/>
      <text:p text:style-name="P59"/>
      <text:p text:style-name="P59"/>
      <text:p text:style-name="P59"><text:soft-page-break/>Dinero fiduciario</text:p>
      <text:p text:style-name="P25"/>
      <text:p text:style-name="P96">De acuerdo al libro Introducción a La Economía Colombiana (2013) por Cárdenas Santamaría, Mauricio, Roberto Junguito, Camilo García y María Fernanda Rosales <text:span text:style-name="T200">el sistema de dinero fiduciario </text:span></text:p>
      <text:p text:style-name="P123">se refiere a</text:p>
      <text:p text:style-name="P276"/>
      <text:p text:style-name="P381"><text:span text:style-name="T120">Un sistema basado en la confianza donde el dinero no tiene un valor intrínseco </text:span><text:span text:style-name="T122">por lo</text:span><text:span text:style-name="T121"> que es aceptado por los agentes económicos como medio de pago</text:span></text:p>
      <text:p text:style-name="P276"/>
      <text:p text:style-name="P342"><text:span text:style-name="T120">Un sistema basado en el </text:span><text:span text:style-name="T121">patrón oro donde cada unidad monetaria </text:span><text:span text:style-name="T122">es equivalente a una cantidad fija en oro generando credibilidad en el valor del dinero</text:span></text:p>
      <text:p text:style-name="P306"/>
      <text:p text:style-name="P382"><text:span text:style-name="T122">U</text:span><text:span text:style-name="T2">n sistema donde la cantidad </text:span><text:span text:style-name="T131">de </text:span><text:span text:style-name="T2">dinero de una economía esta respaldada por una cantidad de dólares estadounidenses dando un respaldo a nivel global</text:span></text:p>
      <text:p text:style-name="P230"/>
      <text:p text:style-name="P151"><text:span text:style-name="T141">Revisar</text:span> <text:span text:style-name="T141">Capítulo </text:span><text:span text:style-name="T197">7</text:span> p<text:span text:style-name="T141">áginas</text:span> <text:span text:style-name="T199">268</text:span><text:span text:style-name="T1">-</text:span><text:span text:style-name="T199">269</text:span> <text:span text:style-name="T141">en el libro Introducción a La Economía Colombiana (2013)</text:span></text:p>
      <text:p text:style-name="P151"/>
      <text:p text:style-name="P60">Índice de Precios al Consumidor (IPC)</text:p>
      <text:p text:style-name="P26"/>
      <text:p text:style-name="P383"><text:span text:style-name="T4">De acuerdo al libro Introducción a La Economía Colombiana (2013) por Cárdenas Santamaría, Mauricio, Roberto Junguito, Camilo García y María Fernanda Rosales </text:span><text:span text:style-name="T41">el Índice de Precios al Consumidor (IPC) </text:span><text:span text:style-name="T42">se refiere a</text:span></text:p>
      <text:p text:style-name="P124"/>
      <text:p text:style-name="P300">Un promedio ponderado de precios correspondiente a una canasta de productos que es consumida por un individuo representativo de la economía</text:p>
      <text:p text:style-name="P300"/>
      <text:p text:style-name="P384"><text:span text:style-name="T42">Un</text:span><text:span text:style-name="T44">a medida</text:span><text:span text:style-name="T43"> </text:span><text:span text:style-name="T44">de</text:span><text:span text:style-name="T43"> la variación promedio de los precios de una cesta de </text:span><text:span text:style-name="T44">productos</text:span><text:span text:style-name="T43"> que se producen </text:span><text:span text:style-name="T44">en una economía</text:span><text:span text:style-name="T43"> para consumo interno y para exportación</text:span></text:p>
      <text:p text:style-name="P131"/>
      <text:p text:style-name="P384"><text:span text:style-name="T44">U</text:span><text:span text:style-name="T43">n índice de precios que calcula la variación de los precios de una economía en un periodo determinado utilizando para ello el </text:span><text:span text:style-name="T44">P</text:span><text:span text:style-name="T43">roducto </text:span><text:span text:style-name="T44">I</text:span><text:span text:style-name="T43">nterior </text:span><text:span text:style-name="T44">B</text:span><text:span text:style-name="T43">ruto</text:span></text:p>
      <text:p text:style-name="P231"/>
      <text:p text:style-name="P152"><text:span text:style-name="T141">Revisar</text:span> <text:span text:style-name="T141">Capítulo </text:span><text:span text:style-name="T197">7</text:span> p<text:span text:style-name="T141">áginas</text:span> <text:span text:style-name="T199">2</text:span><text:span text:style-name="T201">71</text:span><text:span text:style-name="T1">-</text:span><text:span text:style-name="T199">2</text:span><text:span text:style-name="T201">74</text:span> <text:span text:style-name="T141">en el libro Introducción a La Economía Colombiana (2013)</text:span></text:p>
      <text:p text:style-name="P152"/>
      <text:p text:style-name="P61">Devaluación – revaluación: T<text:span text:style-name="T202">RM - COP/USD</text:span></text:p>
      <text:p text:style-name="P27"/>
      <text:p text:style-name="P385"><text:span text:style-name="T4">De acuerdo al libro Introducción a La Economía Colombiana (2013) por Cárdenas Santamaría, Mauricio, Roberto Junguito, Camilo García y María Fernanda Rosales </text:span><text:span text:style-name="T45">la devaluación de la tasa de cambio</text:span><text:span text:style-name="T41"> </text:span><text:span text:style-name="T46">entre el peso colombiano y el dólar estadounidense </text:span><text:span text:style-name="T42">se refiere a</text:span></text:p>
      <text:p text:style-name="P125"/>
      <text:p text:style-name="P307"><text:span text:style-name="T204">U</text:span>na situación en la que aumenta la tasa de cambio debido a que el peso colombiano pierde valor con respecto al dólar estadounidenses</text:p>
      <text:p text:style-name="P307"/>
      <text:p text:style-name="P307">Una situación en la que disminuye la tasa de cambio debido a que se requiere entregar más pesos colombianos por dólares estadounidenses</text:p>
      <text:p text:style-name="P307"/>
      <text:p text:style-name="P307">Una situación en la que aumenta la tasa de cambio debido a que el dólar estadounidense pierde valor con respecto al peso colombiano</text:p>
      <text:p text:style-name="P232"/>
      <text:p text:style-name="P153"><text:soft-page-break/><text:span text:style-name="T141">Revisar</text:span> <text:span text:style-name="T141">Capítulo </text:span><text:span text:style-name="T197">7</text:span> p<text:span text:style-name="T141">áginas</text:span> <text:span text:style-name="T199">2</text:span><text:span text:style-name="T201">7</text:span><text:span text:style-name="T203">3</text:span><text:span text:style-name="T1">-</text:span><text:span text:style-name="T199">2</text:span><text:span text:style-name="T201">7</text:span><text:span text:style-name="T203">9</text:span> <text:span text:style-name="T141">en el libro Introducción a La Economía Colombiana (2013)</text:span></text:p>
      <text:p text:style-name="P153"/>
      <text:p text:style-name="P386"><text:span text:style-name="T100">Devaluación </text:span><text:span text:style-name="T101">e inflación</text:span></text:p>
      <text:p text:style-name="P28"/>
      <text:p text:style-name="P343"><text:span text:style-name="T4">De acuerdo al libro Introducción a La Economía Colombiana (2013) por Cárdenas Santamaría, Mauricio, Roberto Junguito, Camilo García y María Fernanda Rosales </text:span><text:span text:style-name="T47">una devaluación de la moneda doméstica puede causar inflación debido a que</text:span></text:p>
      <text:p text:style-name="P126"/>
      <text:p text:style-name="P308">Si la economía doméstica importa bienes y servicios que se incluyen dentro de la canasta de productos que se utiliza para calcular la inflación un aumento de la tasa de cambio puede aumentar el nivel general de los precios</text:p>
      <text:p text:style-name="P308"/>
      <text:p text:style-name="P343"><text:span text:style-name="T123">Si la economía doméstica produce bienes y servicios no comerciables que hacen parte de la canasta de productos utilizados para calcular la inflación entonces un</text:span><text:span text:style-name="T125">a</text:span><text:span text:style-name="T123"> disminución de la tasa de cambio afecta el precio de estos productos</text:span></text:p>
      <text:p text:style-name="P308"/>
      <text:p text:style-name="P343"><text:span text:style-name="T123">Si la economía doméstica exporta bienes y servicios entonces una disminución de la tasa de cambio desincentiva el consumo de </text:span><text:span text:style-name="T124">productos</text:span><text:span text:style-name="T123"> importados generando una </text:span><text:span text:style-name="T124">situación de </text:span><text:span text:style-name="T123">escas</text:span><text:span text:style-name="T124">ez que implica una mayor inflación</text:span><text:span text:style-name="T123"> </text:span></text:p>
      <text:p text:style-name="P233"/>
      <text:p text:style-name="P154"><text:span text:style-name="T141">Revisar</text:span> <text:span text:style-name="T141">Capítulo </text:span><text:span text:style-name="T197">7</text:span> p<text:span text:style-name="T141">áginas</text:span> <text:span text:style-name="T199">2</text:span><text:span text:style-name="T201">7</text:span><text:span text:style-name="T203">3</text:span><text:span text:style-name="T1">-</text:span><text:span text:style-name="T199">2</text:span><text:span text:style-name="T201">7</text:span><text:span text:style-name="T203">9</text:span> <text:span text:style-name="T141">en el libro Introducción a La Economía Colombiana (2013)</text:span></text:p>
      <text:p text:style-name="P154"/>
      <text:p text:style-name="P62"><text:span text:style-name="T205">M</text:span>argen de intermediación</text:p>
      <text:p text:style-name="P29"/>
      <text:p text:style-name="P344"><text:span text:style-name="T4">De acuerdo al libro Introducción a La Economía Colombiana (2013) por Cárdenas Santamaría, Mauricio, Roberto Junguito, Camilo García y María Fernanda Rosales </text:span><text:span text:style-name="T48">el margen de intermediación es</text:span></text:p>
      <text:p text:style-name="P127"/>
      <text:p text:style-name="P309">La diferencia entre la tasa de colocación y la tasa de captación <text:span text:style-name="T206">donde si </text:span><text:span text:style-name="T207">é</text:span><text:span text:style-name="T206">sta es positiva existen ingresos para los bancos</text:span></text:p>
      <text:p text:style-name="P309"/>
      <text:p text:style-name="P310">La tasa que un banco cobra por los préstamos que les ofrece a los consumidores que buscan obtener un crédito</text:p>
      <text:p text:style-name="P310"/>
      <text:p text:style-name="P310">La tasa de interés que los intermediarios financieros utilizan para captar recursos de los ahorradores en una economía</text:p>
      <text:p text:style-name="P234"/>
      <text:p text:style-name="P155"><text:span text:style-name="T141">Revisar</text:span> <text:span text:style-name="T141">Capítulo </text:span><text:span text:style-name="T197">7</text:span> p<text:span text:style-name="T141">áginas</text:span> <text:span text:style-name="T199">2</text:span><text:span text:style-name="T201">7</text:span><text:span text:style-name="T203">3</text:span><text:span text:style-name="T1">-</text:span><text:span text:style-name="T199">2</text:span><text:span text:style-name="T201">7</text:span><text:span text:style-name="T203">9</text:span> <text:span text:style-name="T141">en el libro Introducción a La Economía Colombiana (2013)</text:span></text:p>
      <text:p text:style-name="P155"/>
      <text:p text:style-name="P63">Tasa de encaje</text:p>
      <text:p text:style-name="P30"/>
      <text:p text:style-name="P345"><text:span text:style-name="T4">De acuerdo al libro Introducción a La Economía Colombiana (2013) por Cárdenas Santamaría, Mauricio, Roberto Junguito, Camilo García y María Fernanda Rosales </text:span><text:span text:style-name="T49">la tasa de encaje </text:span><text:span text:style-name="T50">se refiere a</text:span></text:p>
      <text:p text:style-name="P128"/>
      <text:p text:style-name="P311">El porcentaje de los depósitos que los bancos deben guardar ya sea en el banco central o en sus bóvedas <text:s text:c="2"/>de tal manera que le garanticen a sus depositantes la disponibilidad de dinero</text:p>
      <text:p text:style-name="P311"/>
      <text:p text:style-name="P311">La suma entre el efectivo y los depósitos de cuenta corriente que las instituciones de crédito mantienen bajo custodia en el banco central con el objetivo de proteger el dinero de los ahorradores</text:p>
      <text:p text:style-name="P311"/>
      <text:p text:style-name="P387"><text:soft-page-break/><text:span text:style-name="T126">E</text:span><text:span text:style-name="T2">l monto de los pasivos del banco central </text:span><text:span text:style-name="T127">o de manera equivalente los activos menos el patrimonio del banco central que se requiere</text:span><text:span text:style-name="T128">n</text:span><text:span text:style-name="T127"> para proveer el efectivo necesario a la economía</text:span></text:p>
      <text:p text:style-name="P235"/>
      <text:p text:style-name="P156"><text:span text:style-name="T141">Revisar</text:span> <text:span text:style-name="T141">Capítulo </text:span><text:span text:style-name="T197">7</text:span> p<text:span text:style-name="T141">áginas</text:span> <text:span text:style-name="T199">2</text:span><text:span text:style-name="T208">80</text:span><text:span text:style-name="T1">-</text:span><text:span text:style-name="T199">2</text:span><text:span text:style-name="T208">85</text:span> <text:span text:style-name="T141">en el libro Introducción a La Economía Colombiana (2013)</text:span></text:p>
      <text:p text:style-name="P157"/>
      <text:p text:style-name="P64">Demanda de dinero</text:p>
      <text:p text:style-name="P31"/>
      <text:p text:style-name="P346"><text:span text:style-name="T4">De acuerdo al libro Introducción a La Economía Colombiana (2013) por Cárdenas Santamaría, Mauricio, Roberto Junguito, Camilo García y María Fernanda Rosales </text:span><text:span text:style-name="T51">la demanda de dinero depende</text:span></text:p>
      <text:p text:style-name="P129"/>
      <text:p text:style-name="P388"><text:span text:style-name="T127">P</text:span><text:span text:style-name="T2">ositivamente del Producto Interno Bruto y del nivel general de precios y negativamente de las tasas de interés dado que éstas últimas generan un costo de tener efectivo</text:span></text:p>
      <text:p text:style-name="P312"/>
      <text:p text:style-name="P388"><text:span text:style-name="T2">Negativamente del Producto </text:span><text:span text:style-name="T129">I</text:span><text:span text:style-name="T2">nterno </text:span><text:span text:style-name="T129">B</text:span><text:span text:style-name="T2">ruto y del nivel genera</text:span><text:span text:style-name="T130">l</text:span><text:span text:style-name="T2"> de precios y positivamente de las tasas de interés dado que éstas últimas incentivan el ahorro en la economía</text:span></text:p>
      <text:p text:style-name="P312"/>
      <text:p text:style-name="P312">Negativamente del Producto Interno Bruto y de las tasas de interés y positivamente del nivel general de precios dado que cuando se genera inflación se requiere más dinero</text:p>
      <text:p text:style-name="P236"/>
      <text:p text:style-name="P157"><text:span text:style-name="T141">Revisar</text:span> <text:span text:style-name="T141">Capítulo </text:span><text:span text:style-name="T197">7</text:span> p<text:span text:style-name="T141">áginas</text:span> <text:span text:style-name="T199">2</text:span><text:span text:style-name="T208">8</text:span><text:span text:style-name="T209">7</text:span><text:span text:style-name="T1">-</text:span><text:span text:style-name="T199">2</text:span><text:span text:style-name="T209">92</text:span> <text:span text:style-name="T141">en el libro Introducción a La Economía Colombiana (2013)</text:span></text:p>
      <text:p text:style-name="P157"/>
      <text:p text:style-name="P65">La trinidad imposible</text:p>
      <text:p text:style-name="P32"/>
      <text:p text:style-name="P347"><text:span text:style-name="T4">De acuerdo al libro Introducción a La Economía Colombiana (2013) por Cárdenas Santamaría, Mauricio, Roberto Junguito, Camilo García y María Fernanda Rosales </text:span><text:span text:style-name="T52">en economía y en particular respecto a las políticas que un banco central puede adoptar, la trinidad imposible se refiere a</text:span></text:p>
      <text:p text:style-name="P130"/>
      <text:p text:style-name="P389"><text:span text:style-name="T42">L</text:span><text:span text:style-name="T3">a imposibilidad que tiene un banco central de tratar de fijar la tasa de cambio, controlar los agregados monetarios y permitir </text:span><text:span text:style-name="T56">l</text:span><text:span text:style-name="T3">a libre movilidad de capitales de manera simultanea</text:span></text:p>
      <text:p text:style-name="P132"/>
      <text:p text:style-name="P390"><text:span text:style-name="T3">La imposibilidad que tiene un banco </text:span><text:span text:style-name="T53">central </text:span><text:span text:style-name="T3">de </text:span><text:span text:style-name="T53">fijar una tasa de interés de referencia, adoptar una meta de inflación con anticipación y permitir que la tasa de cambio fluctue de manera simultanea</text:span></text:p>
      <text:p text:style-name="P133"/>
      <text:p text:style-name="P348"><text:span text:style-name="T54">La imposibilidad que tiene un banco central de fijar el régimen cambiario para una economía, tener una <text:s/>mayor flexibilidad de la tasa de cambio y control</text:span><text:span text:style-name="T55">ar</text:span><text:span text:style-name="T54"> la inf</text:span><text:span text:style-name="T57">l</text:span><text:span text:style-name="T54">ación de manera simultanea</text:span><text:span text:style-name="T52"> <text:s/></text:span></text:p>
      <text:p text:style-name="P237"/>
      <text:p text:style-name="P158"><text:span text:style-name="T141">Revisar</text:span> <text:span text:style-name="T141">Capítulo </text:span><text:span text:style-name="T197">7</text:span> p<text:span text:style-name="T141">áginas</text:span> <text:span text:style-name="T199">2</text:span><text:span text:style-name="T210">99</text:span><text:span text:style-name="T1">-</text:span><text:span text:style-name="T210">302</text:span> <text:span text:style-name="T141">en el libro Introducción a La Economía Colombiana (2013)</text:span></text:p>
      <text:p text:style-name="P139"/>
      <text:p text:style-name="P78">Capítulo <text:span text:style-name="T141">8</text:span></text:p>
      <text:p text:style-name="P277"/>
      <text:p text:style-name="P66">Sistema financiero</text:p>
      <text:p text:style-name="P9"/>
      <text:p text:style-name="P319"><text:span text:style-name="T4">De acuerdo al libro Introducción a La Economía Colombiana (2013) por Cárdenas Santamaría, Mauricio, Roberto Junguito, Camilo García y María Fernanda Rosales </text:span><text:span text:style-name="T58">el sistema financiero de una economía está conformado principalmente por los siguientes mercados</text:span></text:p>
      <text:p text:style-name="P134"/>
      <text:p text:style-name="P135">El mercado de capitales que tiene como propósito transformar el ahorro en inversión, el mercado cambiario donde se intercambian divisas y el mercado monetario en el que se determinan las tasas de interés a través de la demanda y la oferta de dinero</text:p>
      <text:p text:style-name="P349"><text:soft-page-break/><text:span text:style-name="T3">El mercado de captación y colocación donde se otorgan créditos, </text:span><text:span text:style-name="T59">el mercado de valores donde se compran y venden títulos de renta fija de las compañías que cotizan en bolsa y el mercado Forex donde se determinan las diferentes tasas de cambio</text:span></text:p>
      <text:p text:style-name="P136"/>
      <text:p text:style-name="P350"><text:span text:style-name="T59">El mercado de derivados </text:span><text:span text:style-name="T60">en el que se intercambian instrumentos financieros donde su precio depende de otro producto, el mercado de renta fija donde se transan productos financieros de bajo riesgo y el mercado </text:span><text:span text:style-name="T61">bursátil</text:span><text:span text:style-name="T60"> representado por la bolsa de valores </text:span></text:p>
      <text:p text:style-name="P214"/>
      <text:p text:style-name="P139"><text:span text:style-name="T141">Revisar</text:span> <text:span text:style-name="T141">Capítulo </text:span><text:span text:style-name="T211">8</text:span> p<text:span text:style-name="T141">áginas</text:span> <text:span text:style-name="T212">320</text:span><text:span text:style-name="T1">-</text:span><text:span text:style-name="T212">324</text:span> <text:span text:style-name="T141">en el libro Introducción a La Economía Colombiana (2013)</text:span></text:p>
      <text:p text:style-name="P139"/>
      <text:p text:style-name="P67">El mercado de capitales</text:p>
      <text:p text:style-name="P33"/>
      <text:p text:style-name="P97">De acuerdo al libro Introducción a La Economía Colombiana (2013) por Cárdenas Santamaría, Mauricio, Roberto Junguito, Camilo García y María Fernanda Rosales <text:span text:style-name="T213">el mercado de capitales </text:span><text:span text:style-name="T214">se puede clasificar en</text:span></text:p>
      <text:p text:style-name="P301"/>
      <text:p text:style-name="P313">El mercado intermediado donde las transferencias de ahorro hacia inversión de hacen a través de intermediarios como por ejemplo bancos y no intermediado donde estas transferencias se realizan a través de papeles que emiten las organizaciones que requieren fondos</text:p>
      <text:p text:style-name="P313"/>
      <text:p text:style-name="P313">El mercado de renta variable que representa el conjunto de instrumentos financieros donde la rentabilidad de la inversión no es conocida de antemano y el mercado de derivados donde <text:span text:style-name="T245">s</text:span>e adquiere<text:span text:style-name="T245">n</text:span> futuros sobre tasas de interés, tasas de cambio e índices </text:p>
      <text:p text:style-name="P313"/>
      <text:p text:style-name="P351"><text:span text:style-name="T132">E</text:span><text:span text:style-name="T134">l mercado de renta fija </text:span><text:span text:style-name="T133">donde se intercambian títulos de deuda que emite el Estado y las empresas del sector real </text:span><text:span text:style-name="T134">y el mercado de fondos de inversión </text:span><text:span text:style-name="T135">donde se capta</text:span><text:span text:style-name="T140">n</text:span><text:span text:style-name="T135"> recursos de personas </text:span><text:span text:style-name="T134">naturales </text:span><text:span text:style-name="T135">y </text:span><text:span text:style-name="T134">jurídic</text:span><text:span text:style-name="T135">a</text:span><text:span text:style-name="T134">s para invertirlos en diferentes instrumentos financieros <text:s/></text:span></text:p>
      <text:p text:style-name="P238"/>
      <text:p text:style-name="P160"><text:span text:style-name="T141">Revisar</text:span> <text:span text:style-name="T141">Capítulo </text:span><text:span text:style-name="T211">8</text:span> p<text:span text:style-name="T141">áginas</text:span> <text:span text:style-name="T212">320</text:span><text:span text:style-name="T1">-</text:span><text:span text:style-name="T212">324</text:span> <text:span text:style-name="T141">en el libro Introducción a La Economía Colombiana (2013)</text:span></text:p>
      <text:p text:style-name="P159"/>
      <text:p text:style-name="P68">Problemas en los mercados financieros: información asimétrica</text:p>
      <text:p text:style-name="P34"/>
      <text:p text:style-name="P92">De acuerdo al libro Introducción a La Economía Colombiana (2013) por Cárdenas Santamaría, Mauricio, Roberto Junguito, Camilo García y María Fernanda Rosales <text:span text:style-name="T215">el problema de información asimétrica en el contexto de los mercados financieros se refiere a</text:span></text:p>
      <text:p text:style-name="P303"/>
      <text:p text:style-name="P314">Una situación en la que los individuos que potencialmente recibirán un crédito <text:span text:style-name="T217">(deudores) </text:span>tienen mayor información <text:span text:style-name="T216">respecto a los riesgos y los retornos de inversión de sus proyectos que los individuos que potencialmente otorgarán los préstamos </text:span><text:span text:style-name="T217">(acreedores)</text:span></text:p>
      <text:p text:style-name="P314"/>
      <text:p text:style-name="P352"><text:span text:style-name="T136">Una situación en la que un aumento en las tasas de interés genera que los deudores </text:span><text:span text:style-name="T137">con </text:span><text:span text:style-name="T136">una mayor probabilidad a pagar un préstamo no busquen acceder a un crédito pero los deudores con una menor probabilidad </text:span><text:span text:style-name="T137">a pagar </text:span><text:span text:style-name="T136">si </text:span><text:span text:style-name="T137">busquen acceder a un préstamo</text:span></text:p>
      <text:p text:style-name="P315"/>
      <text:p text:style-name="P391"><text:span text:style-name="T137">U</text:span><text:span text:style-name="T2">na situación en la que los individuos (deudores) que acceden a un crédito adoptan comportamientos más riesgosos aumentando la probabilidad que no paguen el préstamo debido a que los individuos que ofrecen el préstamo (acreedores) no observan las acciones de los deudores</text:span></text:p>
      <text:p text:style-name="P239"/>
      <text:p text:style-name="P86"><text:span text:style-name="T219">Revisar</text:span><text:span text:style-name="T218"> </text:span><text:span text:style-name="T219">Capítulo </text:span><text:span text:style-name="T220">8</text:span><text:span text:style-name="T218"> p</text:span><text:span text:style-name="T219">áginas</text:span><text:span text:style-name="T218"> </text:span><text:span text:style-name="T221">324</text:span><text:span text:style-name="T222">-</text:span><text:span text:style-name="T221">329</text:span><text:span text:style-name="T218"> </text:span><text:span text:style-name="T219">en el libro Introducción a La Economía Colombiana (2013)</text:span></text:p>
      <text:p text:style-name="P69"><text:soft-page-break/>Mercado financiero y crecimiento</text:p>
      <text:p text:style-name="P35"/>
      <text:p text:style-name="P98">De acuerdo al libro Introducción a La Economía Colombiana (2013) por Cárdenas Santamaría, Mauricio, Roberto Junguito, Camilo García y María Fernanda Rosales <text:span text:style-name="T223">un mercado de capitales más eficiente en una economía genera un mayor </text:span><text:span text:style-name="T224">crecimiento de la productividad</text:span><text:span text:style-name="T223"> y por ende un mayor crecimiento debido a que</text:span></text:p>
      <text:p text:style-name="P302"/>
      <text:p text:style-name="P316">Se mejora la asignación de recursos entre proyectos de inversión <text:span text:style-name="T225">al promover un mejor análisis de la información </text:span>y existe una mayor diversificación del riesgo</text:p>
      <text:p text:style-name="P265"/>
      <text:p text:style-name="P318">Se aumentan los recursos disponibles para invertir y permite a los individuos adquirir instrumentos financieros para protegerse contra los efectos adversos de la inflación</text:p>
      <text:p text:style-name="P318"/>
      <text:p text:style-name="P353"><text:span text:style-name="T138">Se aumentan las posibilidades de acceder a créditos educativos para la población y genera un mejor asignación de recursos hacia </text:span><text:span text:style-name="T139">mega</text:span><text:span text:style-name="T138">proyectos </text:span><text:span text:style-name="T139">de infraestructura</text:span><text:span text:style-name="T138"> <text:s/></text:span></text:p>
      <text:p text:style-name="P240"/>
      <text:p text:style-name="P161"><text:span text:style-name="T141">Revisar</text:span> <text:span text:style-name="T141">Capítulo </text:span><text:span text:style-name="T211">8</text:span> p<text:span text:style-name="T141">áginas</text:span> <text:span text:style-name="T223">329</text:span><text:span text:style-name="T1">-</text:span><text:span text:style-name="T223">331</text:span> <text:span text:style-name="T141">en el libro Introducción a La Economía Colombiana (2013)</text:span></text:p>
      <text:p text:style-name="P139"/>
      <text:p text:style-name="P70">Mercado primario <text:span text:style-name="T227">de valores</text:span></text:p>
      <text:p text:style-name="P36"/>
      <text:p text:style-name="P99">De acuerdo al libro Introducción a La Economía Colombiana (2013) por Cárdenas Santamaría, Mauricio, Roberto Junguito, Camilo García y María Fernanda Rosales <text:span text:style-name="T226">el mercado primario de valores se refiere a</text:span></text:p>
      <text:p text:style-name="P99"/>
      <text:p text:style-name="P392"><text:span text:style-name="T62">El mercado </text:span><text:span text:style-name="T63">en el que</text:span><text:span text:style-name="T62"> se compran y venden instrumentos financieros </text:span><text:span text:style-name="T63">donde se adquieren de manera directa con la entidad que los emite</text:span></text:p>
      <text:p text:style-name="P137"/>
      <text:p text:style-name="P138">El mercado en el que se transan instrumentos financieros que han sido adquiridos previamente donde se negociación principalmente acciones</text:p>
      <text:p text:style-name="P138"/>
      <text:p text:style-name="P393"><text:span text:style-name="T63">E</text:span><text:span text:style-name="T3">l mercado en el que se emiten bonos de deuda por parte del gobierno para financiar el gasto social o bonos corporativos por parte de las empresas </text:span></text:p>
      <text:p text:style-name="P241"/>
      <text:p text:style-name="P162"><text:span text:style-name="T141">Revisar</text:span> <text:span text:style-name="T141">Capítulo </text:span><text:span text:style-name="T211">8</text:span> p<text:span text:style-name="T141">áginas</text:span> <text:span text:style-name="T226">331</text:span><text:span text:style-name="T1">-</text:span><text:span text:style-name="T226">333</text:span> <text:span text:style-name="T141">en el libro Introducción a La Economía Colombiana (2013)</text:span></text:p>
      <text:p text:style-name="P162"/>
      <text:p text:style-name="P71">Renta fija: bono</text:p>
      <text:p text:style-name="P37"/>
      <text:p text:style-name="P100">De acuerdo al libro Introducción a La Economía Colombiana (2013) por Cárdenas Santamaría, Mauricio, Roberto Junguito, Camilo García y María Fernanda Rosales <text:span text:style-name="T228">un bono se refiere a</text:span></text:p>
      <text:p text:style-name="P304"/>
      <text:p text:style-name="P317">Un instrumento financiero en el que la entidad que lo emite se compromete a realizar un número determinado de pagos por un monto fijo</text:p>
      <text:p text:style-name="P317"/>
      <text:p text:style-name="P317">Un instrumento financiero en el que la rentabilidad depende de los dividendos de la entidad emisora y el precio que se establezca en el mercado</text:p>
      <text:p text:style-name="P317"/>
      <text:p text:style-name="P317">Un instrumento financiero en el que se realiza un único pago en el momento de vencimiento por lo que <text:span text:style-name="T230">su precio </text:span>depende inversamente de la tasa de interés</text:p>
      <text:p text:style-name="P242"/>
      <text:p text:style-name="P163"><text:soft-page-break/><text:span text:style-name="T141">Revisar</text:span> <text:span text:style-name="T141">Capítulo </text:span><text:span text:style-name="T211">8</text:span> p<text:span text:style-name="T141">áginas</text:span> <text:span text:style-name="T229">333</text:span><text:span text:style-name="T1">-</text:span><text:span text:style-name="T229">334</text:span> <text:span text:style-name="T141">en el libro Introducción a La Economía Colombiana (2013)</text:span></text:p>
      <text:p text:style-name="P163"/>
      <text:p text:style-name="P72">Tamaño mercado de instrumentos financieros: Colombia</text:p>
      <text:p text:style-name="P39"/>
      <text:p text:style-name="P175">De acuerdo al libro Introducción a La Economía Colombiana (2013) por Cárdenas Santamaría, Mauricio, Roberto Junguito, Camilo García y María Fernanda Rosales <text:span text:style-name="T232">el tamaño del mercado no intermediado o de instrumentos en Colombia se caracteriza por</text:span></text:p>
      <text:p text:style-name="P175"/>
      <text:p text:style-name="P406"><text:span text:style-name="T88">Ser relativamente pequeño en tamaño </text:span><text:span text:style-name="T89">en el que</text:span><text:span text:style-name="T88"> las transacciones de renta fija representan la mayoría de los intercambios donde los títulos de tesorería son los instrumentos más transados</text:span></text:p>
      <text:p text:style-name="P205"/>
      <text:p text:style-name="P205">Ser relativamente mediano en tamaño donde la mayoría de instrumentos que se transan son de renta variable <text:span text:style-name="T248">por lo que</text:span> <text:span text:style-name="T246">los</text:span> intercambio<text:span text:style-name="T246">s</text:span> de acciones representan la mayoría de transacciones</text:p>
      <text:p text:style-name="P205"/>
      <text:p text:style-name="P205">Ser relativamente grande en tamaño donde <text:span text:style-name="T233">los bonos corporativos son el instrumento que más se transa debido a que las empresas privadas financias sus actividades a través de este medio</text:span></text:p>
      <text:p text:style-name="P201"/>
      <text:p text:style-name="P165"><text:span text:style-name="T141">Revisar</text:span> <text:span text:style-name="T141">Capítulo </text:span><text:span text:style-name="T211">8</text:span> p<text:span text:style-name="T141">ágina</text:span> <text:span text:style-name="T231">338-</text:span><text:span text:style-name="T234">342</text:span> <text:span text:style-name="T141">en el libro Introducción a La Economía Colombiana (2013)</text:span></text:p>
      <text:p text:style-name="P201"/>
      <text:p text:style-name="P163"/>
      <text:p text:style-name="P73">Financiación de la empresas en Colombia</text:p>
      <text:p text:style-name="P38"/>
      <text:p text:style-name="P174">De acuerdo al libro Introducción a La Economía Colombiana (2013) por Cárdenas Santamaría, Mauricio, Roberto Junguito, Camilo García y María Fernanda Rosales <text:span text:style-name="T235">la forma como usualmente se financian las empresas </text:span><text:span text:style-name="T236">en Colombia </text:span><text:span text:style-name="T235">es a través de</text:span></text:p>
      <text:p text:style-name="P174"/>
      <text:p text:style-name="P206">Recursos internos por medio de la reinversión de utilidades debido a que se reducen los costos de transacción y <text:span text:style-name="T249">a </text:span>que se pueden acceder a beneficios tributarios</text:p>
      <text:p text:style-name="P206"/>
      <text:p text:style-name="P206">La emisión de bonos debido a que este papel financiero en el mercado de instrumentos o no intermediado es el de mayor transacciones y participación</text:p>
      <text:p text:style-name="P206"/>
      <text:p text:style-name="P354"><text:span text:style-name="T87">Acciones debido a que existe un desarrollo relativamente adecuado del mercado de capitales y que el pago de dividendos se caracteriza por ser exento de tributos</text:span><text:span text:style-name="T86"> <text:s/></text:span></text:p>
      <text:p text:style-name="P200"/>
      <text:p text:style-name="P164"><text:span text:style-name="T141">Revisar</text:span> <text:span text:style-name="T141">Capítulo </text:span><text:span text:style-name="T211">8</text:span> p<text:span text:style-name="T141">áginas</text:span> <text:span text:style-name="T235">342</text:span><text:span text:style-name="T1">-</text:span><text:span text:style-name="T235">343</text:span> <text:span text:style-name="T141">en el libro Introducción a La Economía Colombiana (2013)</text:span></text:p>
      <text:p text:style-name="P164"/>
      <text:p text:style-name="P74">Inversionistas institucionales</text:p>
      <text:p text:style-name="P41"/>
      <text:p text:style-name="P177">De acuerdo al libro Introducción a La Economía Colombiana (2013) por Cárdenas Santamaría, Mauricio, Roberto Junguito, Camilo García y María Fernanda Rosales <text:span text:style-name="T237">los inversionistas institucionales se refieren a</text:span></text:p>
      <text:p text:style-name="P177"/>
      <text:p text:style-name="P207">Entidades como compañías de seguros fondos mutuos o de pensiones que transan grandes volúmenes de instrumentos financieros en el mercado no intermediado donde usualmente lo hacen con recursos de terceros </text:p>
      <text:p text:style-name="P177"/>
      <text:p text:style-name="P208"><text:soft-page-break/>Principalmente entidades gubernamentales que emiten bonos de deuda para financiar el gasto social donde requiere grandes volúmenes de recursos para llevar a cabo proyectos de inversión social de gran envergadura</text:p>
      <text:p text:style-name="P208"/>
      <text:p text:style-name="P210">Conglomerados financieros que requieren grandes volúmenes de recursos que obtienen a través de la captación de recursos del público en general con el objetivo de ofrecer dichos recursos en el mercado de crédito</text:p>
      <text:p text:style-name="P203"/>
      <text:p text:style-name="P166"><text:span text:style-name="T141">Revisar</text:span> <text:span text:style-name="T141">Capítulo </text:span><text:span text:style-name="T211">8</text:span> p<text:span text:style-name="T141">áginas</text:span> <text:span text:style-name="T238">343</text:span><text:span text:style-name="T1">-</text:span><text:span text:style-name="T238">347</text:span> <text:span text:style-name="T141">en el libro Introducción a La Economía Colombiana (2013)</text:span></text:p>
      <text:p text:style-name="P164"/>
      <text:p text:style-name="P75">Riesgo de crédito: mercado bancario</text:p>
      <text:p text:style-name="P40"/>
      <text:p text:style-name="P176">De acuerdo al libro Introducción a La Economía Colombiana (2013) por Cárdenas Santamaría, Mauricio, Roberto Junguito, Camilo García y María Fernanda Rosales <text:span text:style-name="T239">el riesgo de crédito en el mercado intermediado o bancario se refiere a</text:span></text:p>
      <text:p text:style-name="P176"/>
      <text:p text:style-name="P209">El riesgo que tiene todo préstamo de no ser pagado y que se mitiga a través de la solicitud de garantías o un buen análisis de la capacidad de pago de l<text:span text:style-name="T250">os</text:span> deudor<text:span text:style-name="T250">e</text:span>s</text:p>
      <text:p text:style-name="P209"/>
      <text:p text:style-name="P209">El riesgo que surge debido a la dificultad que tiene un banco de vender un préstamo en comparación a la facilidad que tiene un depositante de retirar sus ahorros</text:p>
      <text:p text:style-name="P209"/>
      <text:p text:style-name="P211">El riesgo que se presenta cuando un banco compra o coloca instrumentos financieros en el mercado de valores en relación a la volatilidad en el precio de estos papeles</text:p>
      <text:p text:style-name="P202"/>
      <text:p text:style-name="P167"><text:span text:style-name="T141">Revisar</text:span> <text:span text:style-name="T141">Capítulo </text:span><text:span text:style-name="T211">8</text:span> p<text:span text:style-name="T141">áginas</text:span> <text:span text:style-name="T239">347</text:span><text:span text:style-name="T1">-</text:span><text:span text:style-name="T239">349</text:span> <text:span text:style-name="T141">en el libro Introducción a La Economía Colombiana (2013)</text:span></text:p>
      <text:p text:style-name="P167"/>
      <text:p text:style-name="P402">Tamaño de los bancos dentro de los intermediarios financieros</text:p>
      <text:p text:style-name="P42"/>
      <text:p text:style-name="P178">De acuerdo al libro Introducción a La Economía Colombiana (2013) por Cárdenas Santamaría, Mauricio, Roberto Junguito, Camilo García y María Fernanda Rosales <text:span text:style-name="T240">respecto a los intermediarios financieros las entidades que juegan un papel más importante son</text:span></text:p>
      <text:p text:style-name="P178"/>
      <text:p text:style-name="P395">Los bancos debido al tamaño de activos y pasivos que poseen como porcentaje del Producto Interno Bruto donde esta tendencia se ha mantenido hasta el 2010</text:p>
      <text:p text:style-name="P212"/>
      <text:p text:style-name="P395">Las corporaciones financieras debido a que <text:span text:style-name="T241">son las que canalizan la financiación de largo plazo que se utiliza para realizar megaproyectos de infraestructura</text:span></text:p>
      <text:p text:style-name="P395"/>
      <text:p text:style-name="P404">Las compañias de financiamiento comercial <text:span text:style-name="T242">teniendo en cuenta que captan la mayoría de recursos a través de depósitos a término fijo donde abarcan el 50% del mercado </text:span><text:s/></text:p>
      <text:p text:style-name="P204"/>
      <text:p text:style-name="P168"><text:span text:style-name="T141">Revisar</text:span> <text:span text:style-name="T141">Capítulo </text:span><text:span text:style-name="T211">8</text:span> p<text:span text:style-name="T141">áginas</text:span> <text:span text:style-name="T240">349</text:span><text:span text:style-name="T1">-</text:span><text:span text:style-name="T240">352</text:span> <text:span text:style-name="T141">en el libro Introducción a La Economía Colombiana (2013)</text:span></text:p>
      <text:p text:style-name="P200"/>
      <text:p text:style-name="P200"/>
      <text:p text:style-name="P200"><text:s/></text:p>
      <text:p text:style-name="P200"/>
      <text:p text:style-name="P200"/>
      <text:p text:style-name="P200"/>
      <text:p text:style-name="P200"><text:soft-page-break/></text:p>
      <text:p text:style-name="P405"><text:span text:style-name="T102">Represión financiera</text:span></text:p>
      <text:p text:style-name="P403"/>
      <text:p text:style-name="P399">De acuerdo al libro Introducción a La Economía Colombiana (2013) por Cárdenas Santamaría, Mauricio, Roberto Junguito, Camilo García y María Fernanda Rosales <text:span text:style-name="T244">la represión financiera se refiere a</text:span></text:p>
      <text:p text:style-name="P399"/>
      <text:p text:style-name="P400">Situaciones en las que las restricciones legales y regulatorias no permiten una profundización financiera debido a que impiden una desarrollo adecuado de los intermediarios financieros</text:p>
      <text:p text:style-name="P400"/>
      <text:p text:style-name="P401">El requisito de realizar inversiones forzosas o el encaje bancario que deben cumplir los intermediarios financieros en base a lo estipulado por el Banco de la República y la Superintendencia financieras</text:p>
      <text:p text:style-name="P401"/>
      <text:p text:style-name="P407">Un fenómeno que se genera cuando los depositantes deciden retirar de manera masiva sus recursos que tienen con los intermediarios financieros generando corridas bancarias y efectos de contagio</text:p>
      <text:p text:style-name="P397"/>
      <text:p text:style-name="P398"><text:span text:style-name="T141">Revisar</text:span> <text:span text:style-name="T141">Capítulo </text:span><text:span text:style-name="T211">8</text:span> p<text:span text:style-name="T141">áginas</text:span> <text:span text:style-name="T240">3</text:span><text:span text:style-name="T243">56</text:span><text:span text:style-name="T1">-</text:span><text:span text:style-name="T240">35</text:span><text:span text:style-name="T243">8</text:span> <text:span text:style-name="T141">en el libro Introducción a La Economía Colombiana (20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45:57.367193941</meta:creation-date>
    <meta:generator>LibreOffice/6.4.7.2$Linux_X86_64 LibreOffice_project/40$Build-2</meta:generator>
    <dc:date>2021-10-09T18:22:00.232442462</dc:date>
    <meta:editing-duration>P2DT5H19M58S</meta:editing-duration>
    <meta:editing-cycles>221</meta:editing-cycles>
    <meta:document-statistic meta:table-count="0" meta:image-count="0" meta:object-count="0" meta:page-count="18" meta:paragraph-count="291" meta:word-count="6314" meta:character-count="39993" meta:non-whitespace-character-count="33897"/>
  </office:meta>
</office:document-meta>
</file>